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rot_regret</text:p>
          </table:table-cell>
          <table:table-cell office:value-type="string">
            <text:p>ref</text:p>
          </table:table-cell>
          <table:table-cell office:value-type="string">
            <text:p>opp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LeoNatan__LNNotificationsUI</text:p>
          </table:table-cell>
          <table:table-cell office:value="42.15202294301233" office:value-type="float"/>
          <table:table-cell office:value="1" office:value-type="float"/>
          <table:table-cell office:value="0.5" office:value-type="float"/>
          <table:table-cell office:value="1.748602556559047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MB2__CMB2</text:p>
          </table:table-cell>
          <table:table-cell office:value="21.712372588253363" office:value-type="float"/>
          <table:table-cell office:value="0.04854822696506467" office:value-type="float"/>
          <table:table-cell office:value="0.08333333333333333" office:value-type="float"/>
          <table:table-cell office:value="1.677582154473196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ostcss__postcss</text:p>
          </table:table-cell>
          <table:table-cell office:value="21.329572139612345" office:value-type="float"/>
          <table:table-cell office:value="0.0236016670240005" office:value-type="float"/>
          <table:table-cell office:value="0.16161616161616163" office:value-type="float"/>
          <table:table-cell office:value="1.68684841182242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ithub__hubot-scripts</text:p>
          </table:table-cell>
          <table:table-cell office:value="22.326077740060086" office:value-type="float"/>
          <table:table-cell office:value="0.04410754880162382" office:value-type="float"/>
          <table:table-cell office:value="0.21052631578947367" office:value-type="float"/>
          <table:table-cell office:value="1.72273748592445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osevalim__inherited_resources</text:p>
          </table:table-cell>
          <table:table-cell office:value="22.6698860933334" office:value-type="float"/>
          <table:table-cell office:value="0.04750268143912192" office:value-type="float"/>
          <table:table-cell office:value="0.2777777777777778" office:value-type="float"/>
          <table:table-cell office:value="1.72006648754343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pc__grpc-go</text:p>
          </table:table-cell>
          <table:table-cell office:value="21.214560685004418" office:value-type="float"/>
          <table:table-cell office:value="0.006612754339952527" office:value-type="float"/>
          <table:table-cell office:value="0.2640449438202247" office:value-type="float"/>
          <table:table-cell office:value="1.71588090224548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derMJLee__MJRefresh</text:p>
          </table:table-cell>
          <table:table-cell office:value="22.881095771898245" office:value-type="float"/>
          <table:table-cell office:value="0.0030571700790283187" office:value-type="float"/>
          <table:table-cell office:value="1" office:value-type="float"/>
          <table:table-cell office:value="0.146966869822308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ode-js-libs__node.io</text:p>
          </table:table-cell>
          <table:table-cell office:value="22.762059476942877" office:value-type="float"/>
          <table:table-cell office:value="0.2629234829319919" office:value-type="float"/>
          <table:table-cell office:value="0.5833333333333334" office:value-type="float"/>
          <table:table-cell office:value="0.222855916144152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aphql-dotnet__graphql-dotnet</text:p>
          </table:table-cell>
          <table:table-cell office:value="21.571609366344852" office:value-type="float"/>
          <table:table-cell office:value="0.030100086155925927" office:value-type="float"/>
          <table:table-cell office:value="0.12121212121212122" office:value-type="float"/>
          <table:table-cell office:value="1.69839428227289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cala__scala</text:p>
          </table:table-cell>
          <table:table-cell office:value="21.24742129796613" office:value-type="float"/>
          <table:table-cell office:value="0.016195786081346347" office:value-type="float"/>
          <table:table-cell office:value="0.1683673469387755" office:value-type="float"/>
          <table:table-cell office:value="1.707444592692227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Quick__Nimble</text:p>
          </table:table-cell>
          <table:table-cell office:value="21.118748852916998" office:value-type="float"/>
          <table:table-cell office:value="0.07760038202183935" office:value-type="float"/>
          <table:table-cell office:value="0.14634146341463414" office:value-type="float"/>
          <table:table-cell office:value="1.707443140625388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PMailer__PHPMailer</text:p>
          </table:table-cell>
          <table:table-cell office:value="21.435950918326405" office:value-type="float"/>
          <table:table-cell office:value="0.08477733507771897" office:value-type="float"/>
          <table:table-cell office:value="0.42788461538461536" office:value-type="float"/>
          <table:table-cell office:value="0.2465709083073025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earchkit__searchkit</text:p>
          </table:table-cell>
          <table:table-cell office:value="22.010076630191577" office:value-type="float"/>
          <table:table-cell office:value="0.06931373563501997" office:value-type="float"/>
          <table:table-cell office:value="0.24242424242424243" office:value-type="float"/>
          <table:table-cell office:value="1.697077112556149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ulienXX__terminal-notifier</text:p>
          </table:table-cell>
          <table:table-cell office:value="23.43932180533506" office:value-type="float"/>
          <table:table-cell office:value="0.13391188906471632" office:value-type="float"/>
          <table:table-cell office:value="0.2727272727272727" office:value-type="float"/>
          <table:table-cell office:value="1.73520115538271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ikic__PHP-Parser</text:p>
          </table:table-cell>
          <table:table-cell office:value="21.831659967534854" office:value-type="float"/>
          <table:table-cell office:value="0.055042689190677195" office:value-type="float"/>
          <table:table-cell office:value="0.11764705882352941" office:value-type="float"/>
          <table:table-cell office:value="1.695991208973911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gnass__spin.js</text:p>
          </table:table-cell>
          <table:table-cell office:value="23.059229107134644" office:value-type="float"/>
          <table:table-cell office:value="0.1570059671545522" office:value-type="float"/>
          <table:table-cell office:value="0.06666666666666667" office:value-type="float"/>
          <table:table-cell office:value="1.624287761861142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ubernetes__dashboard</text:p>
          </table:table-cell>
          <table:table-cell office:value="21.276623690724964" office:value-type="float"/>
          <table:table-cell office:value="0.013342016562812531" office:value-type="float"/>
          <table:table-cell office:value="0.3879781420765027" office:value-type="float"/>
          <table:table-cell office:value="1.733420278933354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erlok__lazyload</text:p>
          </table:table-cell>
          <table:table-cell office:value="21.8173963414413" office:value-type="float"/>
          <table:table-cell office:value="0.019947180511024214" office:value-type="float"/>
          <table:table-cell office:value="0.20689655172413793" office:value-type="float"/>
          <table:table-cell office:value="1.69893983849398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atipay__gratipay.com</text:p>
          </table:table-cell>
          <table:table-cell office:value="21.528026851204206" office:value-type="float"/>
          <table:table-cell office:value="0.03306712638424166" office:value-type="float"/>
          <table:table-cell office:value="0.20909090909090908" office:value-type="float"/>
          <table:table-cell office:value="1.719670064582992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heerun__vim-polyglot</text:p>
          </table:table-cell>
          <table:table-cell office:value="22.17506682505746" office:value-type="float"/>
          <table:table-cell office:value="0.3313702834679674" office:value-type="float"/>
          <table:table-cell office:value="0.14285714285714285" office:value-type="float"/>
          <table:table-cell office:value="1.690292992620855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imbul__baker</text:p>
          </table:table-cell>
          <table:table-cell office:value="21.461527793651538" office:value-type="float"/>
          <table:table-cell office:value="0.032494601963982794" office:value-type="float"/>
          <table:table-cell office:value="0.2" office:value-type="float"/>
          <table:table-cell office:value="1.695549362429269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taarts__dat.gui</text:p>
          </table:table-cell>
          <table:table-cell office:value="22.54993518362086" office:value-type="float"/>
          <table:table-cell office:value="0.2502564061332592" office:value-type="float"/>
          <table:table-cell office:value="0.16666666666666666" office:value-type="float"/>
          <table:table-cell office:value="1.690665541669251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op-think__think</text:p>
          </table:table-cell>
          <table:table-cell office:value="23.743447148791493" office:value-type="float"/>
          <table:table-cell office:value="0.09027419531523961" office:value-type="float"/>
          <table:table-cell office:value="0.6" office:value-type="float"/>
          <table:table-cell office:value="0.2370365461379769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ormly-js__angular-formly</text:p>
          </table:table-cell>
          <table:table-cell office:value="21.31927835266619" office:value-type="float"/>
          <table:table-cell office:value="0.03135361230632042" office:value-type="float"/>
          <table:table-cell office:value="0.14173228346456693" office:value-type="float"/>
          <table:table-cell office:value="1.701622080640305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lightjs__flight</text:p>
          </table:table-cell>
          <table:table-cell office:value="21.9432825837926" office:value-type="float"/>
          <table:table-cell office:value="0.1586791564394745" office:value-type="float"/>
          <table:table-cell office:value="0" office:value-type="float"/>
          <table:table-cell office:value="1.68172129321143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ometheus__prometheus</text:p>
          </table:table-cell>
          <table:table-cell office:value="21.22776607001855" office:value-type="float"/>
          <table:table-cell office:value="0.006284369242976669" office:value-type="float"/>
          <table:table-cell office:value="0.24937027707808565" office:value-type="float"/>
          <table:table-cell office:value="1.712077466596253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icolaskruchten__pivottable</text:p>
          </table:table-cell>
          <table:table-cell office:value="21.46608025296962" office:value-type="float"/>
          <table:table-cell office:value="0.05396133828074053" office:value-type="float"/>
          <table:table-cell office:value="0.22916666666666666" office:value-type="float"/>
          <table:table-cell office:value="1.716698944908825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imort__you-get</text:p>
          </table:table-cell>
          <table:table-cell office:value="21.561283412199028" office:value-type="float"/>
          <table:table-cell office:value="0.03318132120241535" office:value-type="float"/>
          <table:table-cell office:value="0.45714285714285713" office:value-type="float"/>
          <table:table-cell office:value="0.245448946285565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enjaminoakes__maid</text:p>
          </table:table-cell>
          <table:table-cell office:value="22.208772868110497" office:value-type="float"/>
          <table:table-cell office:value="0.29314699185608234" office:value-type="float"/>
          <table:table-cell office:value="0.26666666666666666" office:value-type="float"/>
          <table:table-cell office:value="1.728328204177933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ttgallagher__AudioStreamer</text:p>
          </table:table-cell>
          <table:table-cell office:value="27.589381246143216" office:value-type="float"/>
          <table:table-cell office:value="0.5248427746503793" office:value-type="float"/>
          <table:table-cell office:value="0" office:value-type="float"/>
          <table:table-cell office:value="1.681748586789328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ropython__micropython</text:p>
          </table:table-cell>
          <table:table-cell office:value="21.01098851121282" office:value-type="float"/>
          <table:table-cell office:value="0.01729060393447716" office:value-type="float"/>
          <table:table-cell office:value="0.1794871794871795" office:value-type="float"/>
          <table:table-cell office:value="1.696644242264001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obie__ua-parser</text:p>
          </table:table-cell>
          <table:table-cell office:value="21.062822881811254" office:value-type="float"/>
          <table:table-cell office:value="0.09785054649107343" office:value-type="float"/>
          <table:table-cell office:value="0.17777777777777778" office:value-type="float"/>
          <table:table-cell office:value="1.688472036118483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etlantern__lantern</text:p>
          </table:table-cell>
          <table:table-cell office:value="23.26403390018838" office:value-type="float"/>
          <table:table-cell office:value="0.04675811694704283" office:value-type="float"/>
          <table:table-cell office:value="0.18181818181818182" office:value-type="float"/>
          <table:table-cell office:value="1.710897041512975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lexAxton__yepnope.js</text:p>
          </table:table-cell>
          <table:table-cell office:value="20.84398143638194" office:value-type="float"/>
          <table:table-cell office:value="0.07741651773651514" office:value-type="float"/>
          <table:table-cell office:value="0.0392156862745098" office:value-type="float"/>
          <table:table-cell office:value="1.65845525113045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angax__html-minifier</text:p>
          </table:table-cell>
          <table:table-cell office:value="21.549325259919677" office:value-type="float"/>
          <table:table-cell office:value="0.031366245492237065" office:value-type="float"/>
          <table:table-cell office:value="0.05405405405405406" office:value-type="float"/>
          <table:table-cell office:value="1.672645921848730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aphql-java__graphql-java</text:p>
          </table:table-cell>
          <table:table-cell office:value="21.655551732762113" office:value-type="float"/>
          <table:table-cell office:value="0.02521490979788425" office:value-type="float"/>
          <table:table-cell office:value="0.13953488372093023" office:value-type="float"/>
          <table:table-cell office:value="1.68991358068418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imbojsb__launchrocket</text:p>
          </table:table-cell>
          <table:table-cell office:value="23.49870616268692" office:value-type="float"/>
          <table:table-cell office:value="0.24879728718115812" office:value-type="float"/>
          <table:table-cell office:value="0.4" office:value-type="float"/>
          <table:table-cell office:value="0.2408798495546145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italets__angular-xeditable</text:p>
          </table:table-cell>
          <table:table-cell office:value="21.374758212843197" office:value-type="float"/>
          <table:table-cell office:value="0.06972642169164718" office:value-type="float"/>
          <table:table-cell office:value="0.26" office:value-type="float"/>
          <table:table-cell office:value="1.71866822992997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rknessomi__musicbox</text:p>
          </table:table-cell>
          <table:table-cell office:value="22.431033137558074" office:value-type="float"/>
          <table:table-cell office:value="0.053200193540767916" office:value-type="float"/>
          <table:table-cell office:value="0.7894736842105263" office:value-type="float"/>
          <table:table-cell office:value="0.2220198636206357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achyderm__pachyderm</text:p>
          </table:table-cell>
          <table:table-cell office:value="21.29293799430148" office:value-type="float"/>
          <table:table-cell office:value="0.00382281872252895" office:value-type="float"/>
          <table:table-cell office:value="0.2692307692307692" office:value-type="float"/>
          <table:table-cell office:value="1.71314907747981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arelba__q</text:p>
          </table:table-cell>
          <table:table-cell office:value="22.762184071502293" office:value-type="float"/>
          <table:table-cell office:value="0.055004327803219434" office:value-type="float"/>
          <table:table-cell office:value="0.13333333333333333" office:value-type="float"/>
          <table:table-cell office:value="1.694090785595117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__google-api-php-client</text:p>
          </table:table-cell>
          <table:table-cell office:value="21.513422099444625" office:value-type="float"/>
          <table:table-cell office:value="0.09564579782010862" office:value-type="float"/>
          <table:table-cell office:value="0.26" office:value-type="float"/>
          <table:table-cell office:value="1.700690056450915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son5__json5</text:p>
          </table:table-cell>
          <table:table-cell office:value="21.90100058910641" office:value-type="float"/>
          <table:table-cell office:value="0.03973337383146432" office:value-type="float"/>
          <table:table-cell office:value="0.1724137931034483" office:value-type="float"/>
          <table:table-cell office:value="1.712600344452423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rtinblech__xmltodict</text:p>
          </table:table-cell>
          <table:table-cell office:value="22.034796940132875" office:value-type="float"/>
          <table:table-cell office:value="0.07772916327353237" office:value-type="float"/>
          <table:table-cell office:value="0.21739130434782608" office:value-type="float"/>
          <table:table-cell office:value="1.719616886842718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ongitachi__ZLPhotoBrowser</text:p>
          </table:table-cell>
          <table:table-cell office:value="25.89045797289159" office:value-type="float"/>
          <table:table-cell office:value="0.6953701300495716" office:value-type="float"/>
          <table:table-cell office:value="1" office:value-type="float"/>
          <table:table-cell office:value="0.129382511261614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olman__spark</text:p>
          </table:table-cell>
          <table:table-cell office:value="24.33919461991562" office:value-type="float"/>
          <table:table-cell office:value="0.1791689872667309" office:value-type="float"/>
          <table:table-cell office:value="0.14285714285714285" office:value-type="float"/>
          <table:table-cell office:value="1.70526207420109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umblr__TMCache</text:p>
          </table:table-cell>
          <table:table-cell office:value="25.858483307002963" office:value-type="float"/>
          <table:table-cell office:value="0.2536986295439633" office:value-type="float"/>
          <table:table-cell office:value="0.16666666666666666" office:value-type="float"/>
          <table:table-cell office:value="1.709670959603387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ampit-org__stampit</text:p>
          </table:table-cell>
          <table:table-cell office:value="21.546969745238393" office:value-type="float"/>
          <table:table-cell office:value="0.09603568134796288" office:value-type="float"/>
          <table:table-cell office:value="0.05555555555555555" office:value-type="float"/>
          <table:table-cell office:value="1.68921973875430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ylang__hy</text:p>
          </table:table-cell>
          <table:table-cell office:value="21.307581567231196" office:value-type="float"/>
          <table:table-cell office:value="0.009194523405657148" office:value-type="float"/>
          <table:table-cell office:value="0.10256410256410256" office:value-type="float"/>
          <table:table-cell office:value="1.696475317502936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vilsocket__bettercap</text:p>
          </table:table-cell>
          <table:table-cell office:value="42.82952660499832" office:value-type="float"/>
          <table:table-cell office:value="1" office:value-type="float"/>
          <table:table-cell office:value="0" office:value-type="float"/>
          <table:table-cell office:value="1.694887531110552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i18n__libphonenumber</text:p>
          </table:table-cell>
          <table:table-cell office:value="22.3097556329328" office:value-type="float"/>
          <table:table-cell office:value="0.14651767069772073" office:value-type="float"/>
          <table:table-cell office:value="0.2727272727272727" office:value-type="float"/>
          <table:table-cell office:value="1.72731853636781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hatarmanahmed__CircularProgressView</text:p>
          </table:table-cell>
          <table:table-cell office:value="43.13276208121168" office:value-type="float"/>
          <table:table-cell office:value="1" office:value-type="float"/>
          <table:table-cell office:value="0" office:value-type="float"/>
          <table:table-cell office:value="1.650515908375593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yperoslo__Hue</text:p>
          </table:table-cell>
          <table:table-cell office:value="27.830522673771426" office:value-type="float"/>
          <table:table-cell office:value="0.3242078894472253" office:value-type="float"/>
          <table:table-cell office:value="0.75" office:value-type="float"/>
          <table:table-cell office:value="0.220280763600763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eteoric__meteor-ionic</text:p>
          </table:table-cell>
          <table:table-cell office:value="22.14034052098291" office:value-type="float"/>
          <table:table-cell office:value="0.0585368022910443" office:value-type="float"/>
          <table:table-cell office:value="0.03333333333333333" office:value-type="float"/>
          <table:table-cell office:value="1.66513906794886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arun__Buku</text:p>
          </table:table-cell>
          <table:table-cell office:value="21.449505214342135" office:value-type="float"/>
          <table:table-cell office:value="0.11451445619043477" office:value-type="float"/>
          <table:table-cell office:value="0.16216216216216217" office:value-type="float"/>
          <table:table-cell office:value="1.699820378154772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g3__youtube-dl</text:p>
          </table:table-cell>
          <table:table-cell office:value="19.959499409715974" office:value-type="float"/>
          <table:table-cell office:value="0.10636457532687182" office:value-type="float"/>
          <table:table-cell office:value="0.5218978102189781" office:value-type="float"/>
          <table:table-cell office:value="0.2397189029149856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rosoftEdge__static-code-scan</text:p>
          </table:table-cell>
          <table:table-cell office:value="24.809541112019744" office:value-type="float"/>
          <table:table-cell office:value="0.22017916479800745" office:value-type="float"/>
          <table:table-cell office:value="0.14285714285714285" office:value-type="float"/>
          <table:table-cell office:value="1.68998686500088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comfe__zrender</text:p>
          </table:table-cell>
          <table:table-cell office:value="23.128160621220783" office:value-type="float"/>
          <table:table-cell office:value="0.2504926614200777" office:value-type="float"/>
          <table:table-cell office:value="1" office:value-type="float"/>
          <table:table-cell office:value="0.164215237034970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ustArchi__ArchiSteamFarm</text:p>
          </table:table-cell>
          <table:table-cell office:value="20.79224706680179" office:value-type="float"/>
          <table:table-cell office:value="0.16652826997854883" office:value-type="float"/>
          <table:table-cell office:value="0.18181818181818182" office:value-type="float"/>
          <table:table-cell office:value="1.71992976062198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eon-bindings__neon</text:p>
          </table:table-cell>
          <table:table-cell office:value="21.191695679692355" office:value-type="float"/>
          <table:table-cell office:value="0.14099194386932998" office:value-type="float"/>
          <table:table-cell office:value="0.37037037037037035" office:value-type="float"/>
          <table:table-cell office:value="1.724587882099021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wRichardKim__RKNotificationHub</text:p>
          </table:table-cell>
          <table:table-cell office:value="42.59803610982365" office:value-type="float"/>
          <table:table-cell office:value="1" office:value-type="float"/>
          <table:table-cell office:value="0" office:value-type="float"/>
          <table:table-cell office:value="1.705304810490088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akephp__cakephp</text:p>
          </table:table-cell>
          <table:table-cell office:value="21.410862593016287" office:value-type="float"/>
          <table:table-cell office:value="0.028836150373698244" office:value-type="float"/>
          <table:table-cell office:value="0.08425720620842572" office:value-type="float"/>
          <table:table-cell office:value="1.680580224236790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ommil__netlib-java</text:p>
          </table:table-cell>
          <table:table-cell office:value="23.72081709205278" office:value-type="float"/>
          <table:table-cell office:value="0.07876067559450628" office:value-type="float"/>
          <table:table-cell office:value="0.4" office:value-type="float"/>
          <table:table-cell office:value="1.712581179774903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icocms__Pico</text:p>
          </table:table-cell>
          <table:table-cell office:value="21.699219122357935" office:value-type="float"/>
          <table:table-cell office:value="0.07217762239937157" office:value-type="float"/>
          <table:table-cell office:value="0.03571428571428571" office:value-type="float"/>
          <table:table-cell office:value="1.677398615905861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spressif__esptool</text:p>
          </table:table-cell>
          <table:table-cell office:value="20.948420658127468" office:value-type="float"/>
          <table:table-cell office:value="0.05754671177982825" office:value-type="float"/>
          <table:table-cell office:value="0.3225806451612903" office:value-type="float"/>
          <table:table-cell office:value="1.714993625901411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damzap__landslide</text:p>
          </table:table-cell>
          <table:table-cell office:value="22.279214655949566" office:value-type="float"/>
          <table:table-cell office:value="0.052251575194121234" office:value-type="float"/>
          <table:table-cell office:value="0.2777777777777778" office:value-type="float"/>
          <table:table-cell office:value="1.69949056394093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etsentry__sentry</text:p>
          </table:table-cell>
          <table:table-cell office:value="21.269798958023767" office:value-type="float"/>
          <table:table-cell office:value="0.032353177071122695" office:value-type="float"/>
          <table:table-cell office:value="0.26199261992619927" office:value-type="float"/>
          <table:table-cell office:value="1.711950162409594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edireza__drywall</text:p>
          </table:table-cell>
          <table:table-cell office:value="43.11919768989199" office:value-type="float"/>
          <table:table-cell office:value="1" office:value-type="float"/>
          <table:table-cell office:value="0" office:value-type="float"/>
          <table:table-cell office:value="1.6951985508801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hopify__Timber</text:p>
          </table:table-cell>
          <table:table-cell office:value="22.7690165243865" office:value-type="float"/>
          <table:table-cell office:value="0.03921142693564258" office:value-type="float"/>
          <table:table-cell office:value="0" office:value-type="float"/>
          <table:table-cell office:value="1.649834646641815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irenv__direnv</text:p>
          </table:table-cell>
          <table:table-cell office:value="21.306382809688564" office:value-type="float"/>
          <table:table-cell office:value="0.02171277545859192" office:value-type="float"/>
          <table:table-cell office:value="0.06382978723404255" office:value-type="float"/>
          <table:table-cell office:value="1.67877543344084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declimate__codeclimate</text:p>
          </table:table-cell>
          <table:table-cell office:value="21.744262545667482" office:value-type="float"/>
          <table:table-cell office:value="0.001872277252035796" office:value-type="float"/>
          <table:table-cell office:value="0.23255813953488372" office:value-type="float"/>
          <table:table-cell office:value="1.70833311212036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ftEtherVPN__SoftEtherVPN</text:p>
          </table:table-cell>
          <table:table-cell office:value="21.616153629918422" office:value-type="float"/>
          <table:table-cell office:value="0.1760383964034297" office:value-type="float"/>
          <table:table-cell office:value="0.1746031746031746" office:value-type="float"/>
          <table:table-cell office:value="1.700211683842139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eromegn__Backbone.localStorage</text:p>
          </table:table-cell>
          <table:table-cell office:value="24.652630483530693" office:value-type="float"/>
          <table:table-cell office:value="0.15478801934801878" office:value-type="float"/>
          <table:table-cell office:value="0.125" office:value-type="float"/>
          <table:table-cell office:value="1.681704581657318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loudhead__node-static</text:p>
          </table:table-cell>
          <table:table-cell office:value="21.901082625286428" office:value-type="float"/>
          <table:table-cell office:value="0.23578059719548292" office:value-type="float"/>
          <table:table-cell office:value="0.23076923076923078" office:value-type="float"/>
          <table:table-cell office:value="1.708136304997460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18F__web-design-standards</text:p>
          </table:table-cell>
          <table:table-cell office:value="21.806475295648635" office:value-type="float"/>
          <table:table-cell office:value="0.012748239261199132" office:value-type="float"/>
          <table:table-cell office:value="0.10112359550561797" office:value-type="float"/>
          <table:table-cell office:value="1.68196015551276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ylechelle__OpenUDID</text:p>
          </table:table-cell>
          <table:table-cell office:value="23.95946501240571" office:value-type="float"/>
          <table:table-cell office:value="0.13465964377389575" office:value-type="float"/>
          <table:table-cell office:value="0.2222222222222222" office:value-type="float"/>
          <table:table-cell office:value="1.691163041562923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CloudPlatform__google-cloud-node</text:p>
          </table:table-cell>
          <table:table-cell office:value="21.062281142404434" office:value-type="float"/>
          <table:table-cell office:value="0.03723777867883338" office:value-type="float"/>
          <table:table-cell office:value="0.20454545454545456" office:value-type="float"/>
          <table:table-cell office:value="1.709504596079806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js__react-docgen</text:p>
          </table:table-cell>
          <table:table-cell office:value="21.7488655547194" office:value-type="float"/>
          <table:table-cell office:value="0.058226847057480303" office:value-type="float"/>
          <table:table-cell office:value="0.07142857142857142" office:value-type="float"/>
          <table:table-cell office:value="1.687071598844221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pillora__chisel</text:p>
          </table:table-cell>
          <table:table-cell office:value="29.10142589940132" office:value-type="float"/>
          <table:table-cell office:value="0.3101618307703517" office:value-type="float"/>
          <table:table-cell office:value="0" office:value-type="float"/>
          <table:table-cell office:value="1.638110423576233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lew__joda-time-android</text:p>
          </table:table-cell>
          <table:table-cell office:value="24.235860540657246" office:value-type="float"/>
          <table:table-cell office:value="0.034912680340237014" office:value-type="float"/>
          <table:table-cell office:value="0.14285714285714285" office:value-type="float"/>
          <table:table-cell office:value="1.689501318749202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otools__mootools-core</text:p>
          </table:table-cell>
          <table:table-cell office:value="21.135278783456368" office:value-type="float"/>
          <table:table-cell office:value="0.047149317625787855" office:value-type="float"/>
          <table:table-cell office:value="0.09574468085106383" office:value-type="float"/>
          <table:table-cell office:value="1.66581988310192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sedoff__pgweb</text:p>
          </table:table-cell>
          <table:table-cell office:value="22.33218953919062" office:value-type="float"/>
          <table:table-cell office:value="0.05496030184356545" office:value-type="float"/>
          <table:table-cell office:value="0.22727272727272727" office:value-type="float"/>
          <table:table-cell office:value="1.708787336255363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rkdalgleish__stellar.js</text:p>
          </table:table-cell>
          <table:table-cell office:value="23.406976171991154" office:value-type="float"/>
          <table:table-cell office:value="0.08773632014208521" office:value-type="float"/>
          <table:table-cell office:value="0.18181818181818182" office:value-type="float"/>
          <table:table-cell office:value="1.679784025430376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ibretro__RetroArch</text:p>
          </table:table-cell>
          <table:table-cell office:value="20.579685456657412" office:value-type="float"/>
          <table:table-cell office:value="0.07031675642826658" office:value-type="float"/>
          <table:table-cell office:value="0.12839506172839507" office:value-type="float"/>
          <table:table-cell office:value="1.678015531159395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g-grid__ag-grid</text:p>
          </table:table-cell>
          <table:table-cell office:value="21.50118203143345" office:value-type="float"/>
          <table:table-cell office:value="0.07696481868090384" office:value-type="float"/>
          <table:table-cell office:value="0.14835164835164835" office:value-type="float"/>
          <table:table-cell office:value="1.691315166358799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vershare__overshare-kit</text:p>
          </table:table-cell>
          <table:table-cell office:value="24.22658742257409" office:value-type="float"/>
          <table:table-cell office:value="0.5171349107735872" office:value-type="float"/>
          <table:table-cell office:value="0.125" office:value-type="float"/>
          <table:table-cell office:value="1.689570556044513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aunesarmiento__fries</text:p>
          </table:table-cell>
          <table:table-cell office:value="23.51519745553983" office:value-type="float"/>
          <table:table-cell office:value="0.15108501697126717" office:value-type="float"/>
          <table:table-cell office:value="0.09090909090909091" office:value-type="float"/>
          <table:table-cell office:value="1.687656531379776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rosoft__code-push</text:p>
          </table:table-cell>
          <table:table-cell office:value="21.467829449452317" office:value-type="float"/>
          <table:table-cell office:value="0.13827768083647604" office:value-type="float"/>
          <table:table-cell office:value="0.21428571428571427" office:value-type="float"/>
          <table:table-cell office:value="1.7084055590938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utomattic__simplenote-electron</text:p>
          </table:table-cell>
          <table:table-cell office:value="21.169225691621264" office:value-type="float"/>
          <table:table-cell office:value="0.04709137107519631" office:value-type="float"/>
          <table:table-cell office:value="0.02702702702702703" office:value-type="float"/>
          <table:table-cell office:value="1.659134967303887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query__jquery-mobile</text:p>
          </table:table-cell>
          <table:table-cell office:value="21.156798253965583" office:value-type="float"/>
          <table:table-cell office:value="0.0666206782871982" office:value-type="float"/>
          <table:table-cell office:value="0.05970149253731343" office:value-type="float"/>
          <table:table-cell office:value="1.657575382647482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gular-translate__angular-translate</text:p>
          </table:table-cell>
          <table:table-cell office:value="20.911496586325388" office:value-type="float"/>
          <table:table-cell office:value="0.03599462954268429" office:value-type="float"/>
          <table:table-cell office:value="0.13636363636363635" office:value-type="float"/>
          <table:table-cell office:value="1.696852979988527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lignedleft__d3-book</text:p>
          </table:table-cell>
          <table:table-cell office:value="43.264033741578004" office:value-type="float"/>
          <table:table-cell office:value="1" office:value-type="float"/>
          <table:table-cell office:value="0.5" office:value-type="float"/>
          <table:table-cell office:value="1.748951336085718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aravel__framework</text:p>
          </table:table-cell>
          <table:table-cell office:value="21.4451486294853" office:value-type="float"/>
          <table:table-cell office:value="0.0255703621500117" office:value-type="float"/>
          <table:table-cell office:value="0.05674846625766871" office:value-type="float"/>
          <table:table-cell office:value="1.674851021440702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saacs__node-glob</text:p>
          </table:table-cell>
          <table:table-cell office:value="20.934230250230954" office:value-type="float"/>
          <table:table-cell office:value="0.01814212762834644" office:value-type="float"/>
          <table:table-cell office:value="0.29545454545454547" office:value-type="float"/>
          <table:table-cell office:value="1.71606826207888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ilamentgroup__tablesaw</text:p>
          </table:table-cell>
          <table:table-cell office:value="22.997316931258652" office:value-type="float"/>
          <table:table-cell office:value="0.18982507140955227" office:value-type="float"/>
          <table:table-cell office:value="0.46153846153846156" office:value-type="float"/>
          <table:table-cell office:value="1.71402692571845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azyResearch__deepdive</text:p>
          </table:table-cell>
          <table:table-cell office:value="21.788748007410984" office:value-type="float"/>
          <table:table-cell office:value="0.04808810256321842" office:value-type="float"/>
          <table:table-cell office:value="0.1875" office:value-type="float"/>
          <table:table-cell office:value="1.723501738530564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ansPinckaers__GrowingTextView</text:p>
          </table:table-cell>
          <table:table-cell office:value="43.20662381384116" office:value-type="float"/>
          <table:table-cell office:value="1" office:value-type="float"/>
          <table:table-cell office:value="0.5" office:value-type="float"/>
          <table:table-cell office:value="0.2357465414045617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moffat__bootstrap-application-wizard</text:p>
          </table:table-cell>
          <table:table-cell office:value="25.349435904443276" office:value-type="float"/>
          <table:table-cell office:value="0.28962899524143376" office:value-type="float"/>
          <table:table-cell office:value="0.16666666666666666" office:value-type="float"/>
          <table:table-cell office:value="1.716638020985664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ting__autojump</text:p>
          </table:table-cell>
          <table:table-cell office:value="20.948003995045376" office:value-type="float"/>
          <table:table-cell office:value="0.02202021504705598" office:value-type="float"/>
          <table:table-cell office:value="0.2" office:value-type="float"/>
          <table:table-cell office:value="1.700106495194970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jombo__grit</text:p>
          </table:table-cell>
          <table:table-cell office:value="23.991785700068736" office:value-type="float"/>
          <table:table-cell office:value="0.074257293017375" office:value-type="float"/>
          <table:table-cell office:value="0.2222222222222222" office:value-type="float"/>
          <table:table-cell office:value="1.697762989922088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ncode__django-rest-framework</text:p>
          </table:table-cell>
          <table:table-cell office:value="21.369181984077038" office:value-type="float"/>
          <table:table-cell office:value="0.011076198943973456" office:value-type="float"/>
          <table:table-cell office:value="0.061946902654867256" office:value-type="float"/>
          <table:table-cell office:value="1.680032450674149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acdias__filemanager</text:p>
          </table:table-cell>
          <table:table-cell office:value="21.648815863124256" office:value-type="float"/>
          <table:table-cell office:value="0.030181730849051625" office:value-type="float"/>
          <table:table-cell office:value="0.15" office:value-type="float"/>
          <table:table-cell office:value="1.690036809462673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ctrine__doctrine2</text:p>
          </table:table-cell>
          <table:table-cell office:value="21.27104860886812" office:value-type="float"/>
          <table:table-cell office:value="0.03629319960310895" office:value-type="float"/>
          <table:table-cell office:value="0.10596026490066225" office:value-type="float"/>
          <table:table-cell office:value="1.691788661889665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ekan__wekan</text:p>
          </table:table-cell>
          <table:table-cell office:value="21.315211347792793" office:value-type="float"/>
          <table:table-cell office:value="0.031067996885198013" office:value-type="float"/>
          <table:table-cell office:value="0.15" office:value-type="float"/>
          <table:table-cell office:value="1.6847406348674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hrippa__livestreamer</text:p>
          </table:table-cell>
          <table:table-cell office:value="20.10995358588782" office:value-type="float"/>
          <table:table-cell office:value="0.08188652158289696" office:value-type="float"/>
          <table:table-cell office:value="0.2534562211981567" office:value-type="float"/>
          <table:table-cell office:value="1.71333307301805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rappe__erpnext</text:p>
          </table:table-cell>
          <table:table-cell office:value="21.5787189473068" office:value-type="float"/>
          <table:table-cell office:value="0.050881870869818914" office:value-type="float"/>
          <table:table-cell office:value="0.21715817694369974" office:value-type="float"/>
          <table:table-cell office:value="1.70268338860090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ichardKnop__machinery</text:p>
          </table:table-cell>
          <table:table-cell office:value="21.818666650361568" office:value-type="float"/>
          <table:table-cell office:value="0.021991326567017817" office:value-type="float"/>
          <table:table-cell office:value="0.391304347826087" office:value-type="float"/>
          <table:table-cell office:value="1.745313822535300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adle__gradle</text:p>
          </table:table-cell>
          <table:table-cell office:value="20.848909127170558" office:value-type="float"/>
          <table:table-cell office:value="0.09326196780751668" office:value-type="float"/>
          <table:table-cell office:value="0.2147117296222664" office:value-type="float"/>
          <table:table-cell office:value="1.70523865917084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ictorBjelkholm__ngProgress</text:p>
          </table:table-cell>
          <table:table-cell office:value="22.962917427483504" office:value-type="float"/>
          <table:table-cell office:value="0.04291460495535204" office:value-type="float"/>
          <table:table-cell office:value="0.25" office:value-type="float"/>
          <table:table-cell office:value="1.70899519610037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s-js__OS.js</text:p>
          </table:table-cell>
          <table:table-cell office:value="21.31348812124488" office:value-type="float"/>
          <table:table-cell office:value="0.2098131292804468" office:value-type="float"/>
          <table:table-cell office:value="0.12121212121212122" office:value-type="float"/>
          <table:table-cell office:value="1.68743628635890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vajs__ava</text:p>
          </table:table-cell>
          <table:table-cell office:value="20.391521395109937" office:value-type="float"/>
          <table:table-cell office:value="0.01607339757873368" office:value-type="float"/>
          <table:table-cell office:value="0.17391304347826086" office:value-type="float"/>
          <table:table-cell office:value="1.707361117035665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turnInfinity__BareMetal-OS-legacy</text:p>
          </table:table-cell>
          <table:table-cell office:value="23.32545581867662" office:value-type="float"/>
          <table:table-cell office:value="0.030535496722120376" office:value-type="float"/>
          <table:table-cell office:value="0.125" office:value-type="float"/>
          <table:table-cell office:value="1.657463896044258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udio-42__elFinder</text:p>
          </table:table-cell>
          <table:table-cell office:value="21.09004867991773" office:value-type="float"/>
          <table:table-cell office:value="0.14151814692938844" office:value-type="float"/>
          <table:table-cell office:value="0.14093959731543623" office:value-type="float"/>
          <table:table-cell office:value="1.68653636845864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lcommac__SwiftDate</text:p>
          </table:table-cell>
          <table:table-cell office:value="22.724555287041383" office:value-type="float"/>
          <table:table-cell office:value="0.1253335612836208" office:value-type="float"/>
          <table:table-cell office:value="0.4" office:value-type="float"/>
          <table:table-cell office:value="0.22990470936020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ntainerd__containerd</text:p>
          </table:table-cell>
          <table:table-cell office:value="20.949216373055005" office:value-type="float"/>
          <table:table-cell office:value="0.013679516576734866" office:value-type="float"/>
          <table:table-cell office:value="0.36363636363636365" office:value-type="float"/>
          <table:table-cell office:value="1.735046655685940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pc-ecosystem__grpc-gateway</text:p>
          </table:table-cell>
          <table:table-cell office:value="21.403053591983937" office:value-type="float"/>
          <table:table-cell office:value="0.008105997926559935" office:value-type="float"/>
          <table:table-cell office:value="0.13978494623655913" office:value-type="float"/>
          <table:table-cell office:value="1.699339081068632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opcorn-time__popcorn-app</text:p>
          </table:table-cell>
          <table:table-cell office:value="23.284289650796136" office:value-type="float"/>
          <table:table-cell office:value="0.21605871027850634" office:value-type="float"/>
          <table:table-cell office:value="0.4" office:value-type="float"/>
          <table:table-cell office:value="1.73541895804788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ws__aws-sdk-ruby</text:p>
          </table:table-cell>
          <table:table-cell office:value="21.510134324406764" office:value-type="float"/>
          <table:table-cell office:value="0.02639311117023117" office:value-type="float"/>
          <table:table-cell office:value="0.2807017543859649" office:value-type="float"/>
          <table:table-cell office:value="1.71774805533667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ails__grails-core</text:p>
          </table:table-cell>
          <table:table-cell office:value="21.170219571693387" office:value-type="float"/>
          <table:table-cell office:value="0.08616850926758723" office:value-type="float"/>
          <table:table-cell office:value="0.2631578947368421" office:value-type="float"/>
          <table:table-cell office:value="1.70684806791847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zulip__zulip</text:p>
          </table:table-cell>
          <table:table-cell office:value="21.11547275374743" office:value-type="float"/>
          <table:table-cell office:value="0.03403021177167268" office:value-type="float"/>
          <table:table-cell office:value="0.16967509025270758" office:value-type="float"/>
          <table:table-cell office:value="1.706664674445400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encent__GT</text:p>
          </table:table-cell>
          <table:table-cell office:value="42.23431894221426" office:value-type="float"/>
          <table:table-cell office:value="1" office:value-type="float"/>
          <table:table-cell office:value="1" office:value-type="float"/>
          <table:table-cell office:value="0.196013187395889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ohnpolacek__superscrollorama</text:p>
          </table:table-cell>
          <table:table-cell office:value="21.91826182491478" office:value-type="float"/>
          <table:table-cell office:value="0.08749582730416099" office:value-type="float"/>
          <table:table-cell office:value="0.37037037037037035" office:value-type="float"/>
          <table:table-cell office:value="1.727113066354167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mponentjs__component</text:p>
          </table:table-cell>
          <table:table-cell office:value="21.48438909884946" office:value-type="float"/>
          <table:table-cell office:value="0.0517297403322197" office:value-type="float"/>
          <table:table-cell office:value="0.012658227848101266" office:value-type="float"/>
          <table:table-cell office:value="1.6534161988474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lemfactory__golem</text:p>
          </table:table-cell>
          <table:table-cell office:value="20.99251543480374" office:value-type="float"/>
          <table:table-cell office:value="0.06903671636971198" office:value-type="float"/>
          <table:table-cell office:value="0.37681159420289856" office:value-type="float"/>
          <table:table-cell office:value="1.73452041889411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omebrew__homebrew-php</text:p>
          </table:table-cell>
          <table:table-cell office:value="20.39602511447029" office:value-type="float"/>
          <table:table-cell office:value="0.1408567759263799" office:value-type="float"/>
          <table:table-cell office:value="0.24193548387096775" office:value-type="float"/>
          <table:table-cell office:value="1.7084786003752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hazow__ssh-chat</text:p>
          </table:table-cell>
          <table:table-cell office:value="22.12066981888698" office:value-type="float"/>
          <table:table-cell office:value="0.04025670834607135" office:value-type="float"/>
          <table:table-cell office:value="0.21739130434782608" office:value-type="float"/>
          <table:table-cell office:value="1.711948753639589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rufflesuite__truffle</text:p>
          </table:table-cell>
          <table:table-cell office:value="20.93686974399219" office:value-type="float"/>
          <table:table-cell office:value="0.04275506444971444" office:value-type="float"/>
          <table:table-cell office:value="0.33774834437086093" office:value-type="float"/>
          <table:table-cell office:value="1.730175385979302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alve__fingerprintjs</text:p>
          </table:table-cell>
          <table:table-cell office:value="32.305636852260875" office:value-type="float"/>
          <table:table-cell office:value="0.29835347513895244" office:value-type="float"/>
          <table:table-cell office:value="0" office:value-type="float"/>
          <table:table-cell office:value="1.626566172669935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quilljs__quill</text:p>
          </table:table-cell>
          <table:table-cell office:value="21.287938120639133" office:value-type="float"/>
          <table:table-cell office:value="0.06070328474999631" office:value-type="float"/>
          <table:table-cell office:value="0.16740088105726872" office:value-type="float"/>
          <table:table-cell office:value="1.690104554655867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reationix__js-git</text:p>
          </table:table-cell>
          <table:table-cell office:value="22.00617179897525" office:value-type="float"/>
          <table:table-cell office:value="0.011175817902919069" office:value-type="float"/>
          <table:table-cell office:value="0.1" office:value-type="float"/>
          <table:table-cell office:value="1.6770365932384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oanZapata__android-pdfview</text:p>
          </table:table-cell>
          <table:table-cell office:value="21.401824225400336" office:value-type="float"/>
          <table:table-cell office:value="0.43572147638725856" office:value-type="float"/>
          <table:table-cell office:value="0.5555555555555556" office:value-type="float"/>
          <table:table-cell office:value="0.2269826280501365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ykTechnologies__tyk</text:p>
          </table:table-cell>
          <table:table-cell office:value="21.61722543096428" office:value-type="float"/>
          <table:table-cell office:value="0.013875049640167503" office:value-type="float"/>
          <table:table-cell office:value="0.21621621621621623" office:value-type="float"/>
          <table:table-cell office:value="1.704273595234937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__cadvisor</text:p>
          </table:table-cell>
          <table:table-cell office:value="21.031144623305185" office:value-type="float"/>
          <table:table-cell office:value="0.0118135707100094" office:value-type="float"/>
          <table:table-cell office:value="0.44041450777202074" office:value-type="float"/>
          <table:table-cell office:value="0.2440513238129916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elhage__reptyr</text:p>
          </table:table-cell>
          <table:table-cell office:value="23.348599310465115" office:value-type="float"/>
          <table:table-cell office:value="0.19765499261250732" office:value-type="float"/>
          <table:table-cell office:value="0.125" office:value-type="float"/>
          <table:table-cell office:value="1.706978130991063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akeWharton__NineOldAndroids</text:p>
          </table:table-cell>
          <table:table-cell office:value="41.08277476577476" office:value-type="float"/>
          <table:table-cell office:value="1" office:value-type="float"/>
          <table:table-cell office:value="0" office:value-type="float"/>
          <table:table-cell office:value="1.703537037211941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oot2docker__boot2docker</text:p>
          </table:table-cell>
          <table:table-cell office:value="20.895484887851772" office:value-type="float"/>
          <table:table-cell office:value="0.055072544404813094" office:value-type="float"/>
          <table:table-cell office:value="0.20212765957446807" office:value-type="float"/>
          <table:table-cell office:value="1.69762905707647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oflo__noflo</text:p>
          </table:table-cell>
          <table:table-cell office:value="22.082647618173723" office:value-type="float"/>
          <table:table-cell office:value="0.12654833535948942" office:value-type="float"/>
          <table:table-cell office:value="0.10344827586206896" office:value-type="float"/>
          <table:table-cell office:value="1.679077967111823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js__redux</text:p>
          </table:table-cell>
          <table:table-cell office:value="21.403338972836" office:value-type="float"/>
          <table:table-cell office:value="0.013645330599377115" office:value-type="float"/>
          <table:table-cell office:value="0.057777777777777775" office:value-type="float"/>
          <table:table-cell office:value="1.688923178202757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ruux__Baikal</text:p>
          </table:table-cell>
          <table:table-cell office:value="21.118309530965174" office:value-type="float"/>
          <table:table-cell office:value="0.09402107104851094" office:value-type="float"/>
          <table:table-cell office:value="0.16666666666666666" office:value-type="float"/>
          <table:table-cell office:value="1.686326001080038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chollet__keras</text:p>
          </table:table-cell>
          <table:table-cell office:value="21.398521750209365" office:value-type="float"/>
          <table:table-cell office:value="0.024256448321084645" office:value-type="float"/>
          <table:table-cell office:value="0.20288808664259927" office:value-type="float"/>
          <table:table-cell office:value="1.7068080876704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uin__ioredis</text:p>
          </table:table-cell>
          <table:table-cell office:value="21.49574634947808" office:value-type="float"/>
          <table:table-cell office:value="0.08328871281494037" office:value-type="float"/>
          <table:table-cell office:value="0.3472222222222222" office:value-type="float"/>
          <table:table-cell office:value="1.743477271847388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ttetti__googlecharts</text:p>
          </table:table-cell>
          <table:table-cell office:value="43.34423298214343" office:value-type="float"/>
          <table:table-cell office:value="1" office:value-type="float"/>
          <table:table-cell office:value="0" office:value-type="float"/>
          <table:table-cell office:value="1.657929441218033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wagger-api__swagger-ui</text:p>
          </table:table-cell>
          <table:table-cell office:value="21.53725069317183" office:value-type="float"/>
          <table:table-cell office:value="0.01102179241922674" office:value-type="float"/>
          <table:table-cell office:value="0.09307875894988067" office:value-type="float"/>
          <table:table-cell office:value="1.671709706487273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pm__npm</text:p>
          </table:table-cell>
          <table:table-cell office:value="20.581739522284938" office:value-type="float"/>
          <table:table-cell office:value="0.12488955346763682" office:value-type="float"/>
          <table:table-cell office:value="0.4885114885114885" office:value-type="float"/>
          <table:table-cell office:value="0.2423495663743462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bilabs__geocomplete</text:p>
          </table:table-cell>
          <table:table-cell office:value="24.342424237925126" office:value-type="float"/>
          <table:table-cell office:value="0.17518653135073556" office:value-type="float"/>
          <table:table-cell office:value="0.125" office:value-type="float"/>
          <table:table-cell office:value="1.685726864807933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ilgun__godebug</text:p>
          </table:table-cell>
          <table:table-cell office:value="24.277911562526874" office:value-type="float"/>
          <table:table-cell office:value="0.1736319275885312" office:value-type="float"/>
          <table:table-cell office:value="0.125" office:value-type="float"/>
          <table:table-cell office:value="1.706863671440329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mpproject__amphtml</text:p>
          </table:table-cell>
          <table:table-cell office:value="21.42160159635074" office:value-type="float"/>
          <table:table-cell office:value="0.00799912216533305" office:value-type="float"/>
          <table:table-cell office:value="0.18133333333333335" office:value-type="float"/>
          <table:table-cell office:value="1.700281982568822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RMmbed__mbed-os</text:p>
          </table:table-cell>
          <table:table-cell office:value="20.86651927465573" office:value-type="float"/>
          <table:table-cell office:value="0.033875135903481644" office:value-type="float"/>
          <table:table-cell office:value="0.20364741641337386" office:value-type="float"/>
          <table:table-cell office:value="1.70446509698155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etflix__ribbon</text:p>
          </table:table-cell>
          <table:table-cell office:value="22.38621784568804" office:value-type="float"/>
          <table:table-cell office:value="0.08435724617002253" office:value-type="float"/>
          <table:table-cell office:value="0.08695652173913043" office:value-type="float"/>
          <table:table-cell office:value="1.68854386649863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ass__libsass</text:p>
          </table:table-cell>
          <table:table-cell office:value="21.475510159210504" office:value-type="float"/>
          <table:table-cell office:value="0.006893377572210831" office:value-type="float"/>
          <table:table-cell office:value="0.12" office:value-type="float"/>
          <table:table-cell office:value="1.69156963713819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aphql-python__graphene</text:p>
          </table:table-cell>
          <table:table-cell office:value="21.76649453798703" office:value-type="float"/>
          <table:table-cell office:value="0.03217627577615393" office:value-type="float"/>
          <table:table-cell office:value="0.16883116883116883" office:value-type="float"/>
          <table:table-cell office:value="1.697875766966964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oots__bedrock</text:p>
          </table:table-cell>
          <table:table-cell office:value="22.01592951081813" office:value-type="float"/>
          <table:table-cell office:value="0.10377155287417272" office:value-type="float"/>
          <table:table-cell office:value="0.09090909090909091" office:value-type="float"/>
          <table:table-cell office:value="1.66039620672100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p9000__obs-studio</text:p>
          </table:table-cell>
          <table:table-cell office:value="21.219443093445037" office:value-type="float"/>
          <table:table-cell office:value="0.016516960831954197" office:value-type="float"/>
          <table:table-cell office:value="0.08602150537634409" office:value-type="float"/>
          <table:table-cell office:value="1.667414726566290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amratashok__nishang</text:p>
          </table:table-cell>
          <table:table-cell office:value="40.56375424378993" office:value-type="float"/>
          <table:table-cell office:value="1" office:value-type="float"/>
          <table:table-cell office:value="0" office:value-type="float"/>
          <table:table-cell office:value="1.653030895215775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aracasts__Laravel-5-Generators-Extended</text:p>
          </table:table-cell>
          <table:table-cell office:value="43.01510807773358" office:value-type="float"/>
          <table:table-cell office:value="1" office:value-type="float"/>
          <table:table-cell office:value="0.5" office:value-type="float"/>
          <table:table-cell office:value="1.726062037903236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ampepfl__dotty</text:p>
          </table:table-cell>
          <table:table-cell office:value="21.483386786586298" office:value-type="float"/>
          <table:table-cell office:value="0.018704460031114884" office:value-type="float"/>
          <table:table-cell office:value="0.10526315789473684" office:value-type="float"/>
          <table:table-cell office:value="1.69997657005569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tivemerchant__active_merchant</text:p>
          </table:table-cell>
          <table:table-cell office:value="21.637081746307594" office:value-type="float"/>
          <table:table-cell office:value="0.043635951149650354" office:value-type="float"/>
          <table:table-cell office:value="0.2052980132450331" office:value-type="float"/>
          <table:table-cell office:value="1.702528022036084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qmk__qmk_firmware</text:p>
          </table:table-cell>
          <table:table-cell office:value="20.84180606380963" office:value-type="float"/>
          <table:table-cell office:value="0.05348141567434809" office:value-type="float"/>
          <table:table-cell office:value="0.1897810218978102" office:value-type="float"/>
          <table:table-cell office:value="1.70067324571043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jdehoog__NHBalancedFlowLayout</text:p>
          </table:table-cell>
          <table:table-cell office:value="23.48166875574611" office:value-type="float"/>
          <table:table-cell office:value="0.25947935627832414" office:value-type="float"/>
          <table:table-cell office:value="0.375" office:value-type="float"/>
          <table:table-cell office:value="1.726782748839988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ctokit__octokit.net</text:p>
          </table:table-cell>
          <table:table-cell office:value="21.174782097894404" office:value-type="float"/>
          <table:table-cell office:value="0.02452596206673563" office:value-type="float"/>
          <table:table-cell office:value="0.12396694214876033" office:value-type="float"/>
          <table:table-cell office:value="1.705335774257102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BC-News__wraith</text:p>
          </table:table-cell>
          <table:table-cell office:value="21.829823464199894" office:value-type="float"/>
          <table:table-cell office:value="0.12363783861609075" office:value-type="float"/>
          <table:table-cell office:value="0.1891891891891892" office:value-type="float"/>
          <table:table-cell office:value="1.702380763020362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one-Coder__letsencrypt-win-simple</text:p>
          </table:table-cell>
          <table:table-cell office:value="20.93308910907375" office:value-type="float"/>
          <table:table-cell office:value="0.10074957819966102" office:value-type="float"/>
          <table:table-cell office:value="0.19047619047619047" office:value-type="float"/>
          <table:table-cell office:value="1.67974897391988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widereProject__Twidere-Android</text:p>
          </table:table-cell>
          <table:table-cell office:value="21.3416048365936" office:value-type="float"/>
          <table:table-cell office:value="0.024369625805723622" office:value-type="float"/>
          <table:table-cell office:value="0.26666666666666666" office:value-type="float"/>
          <table:table-cell office:value="1.722141622211874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erverless__serverless</text:p>
          </table:table-cell>
          <table:table-cell office:value="21.232961420472716" office:value-type="float"/>
          <table:table-cell office:value="0.08074612218354656" office:value-type="float"/>
          <table:table-cell office:value="0.24096385542168675" office:value-type="float"/>
          <table:table-cell office:value="1.7163696755937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gular__quickstart</text:p>
          </table:table-cell>
          <table:table-cell office:value="20.619877422238194" office:value-type="float"/>
          <table:table-cell office:value="0.16582199615566676" office:value-type="float"/>
          <table:table-cell office:value="0.4642857142857143" office:value-type="float"/>
          <table:table-cell office:value="1.73876119067082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iveX__RxKotlin</text:p>
          </table:table-cell>
          <table:table-cell office:value="23.66279094323599" office:value-type="float"/>
          <table:table-cell office:value="0.0745088556841228" office:value-type="float"/>
          <table:table-cell office:value="0.625" office:value-type="float"/>
          <table:table-cell office:value="0.2344333011816697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hephpleague__oauth2-server</text:p>
          </table:table-cell>
          <table:table-cell office:value="21.66860504446715" office:value-type="float"/>
          <table:table-cell office:value="0.06614440827721317" office:value-type="float"/>
          <table:table-cell office:value="0.08974358974358974" office:value-type="float"/>
          <table:table-cell office:value="1.67269574608618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csharpcode__ILSpy</text:p>
          </table:table-cell>
          <table:table-cell office:value="21.34400992628056" office:value-type="float"/>
          <table:table-cell office:value="0.1153047295331225" office:value-type="float"/>
          <table:table-cell office:value="0.16129032258064516" office:value-type="float"/>
          <table:table-cell office:value="1.69147174516056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pnet__Mvc</text:p>
          </table:table-cell>
          <table:table-cell office:value="21.56983160225663" office:value-type="float"/>
          <table:table-cell office:value="0.05324366026334748" office:value-type="float"/>
          <table:table-cell office:value="0.15151515151515152" office:value-type="float"/>
          <table:table-cell office:value="1.688012005200578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dux-saga__redux-saga</text:p>
          </table:table-cell>
          <table:table-cell office:value="21.104546231375547" office:value-type="float"/>
          <table:table-cell office:value="0.0485073447142356" office:value-type="float"/>
          <table:table-cell office:value="0.05913978494623656" office:value-type="float"/>
          <table:table-cell office:value="1.67578464617511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ckpit-project__cockpit</text:p>
          </table:table-cell>
          <table:table-cell office:value="21.16040921259086" office:value-type="float"/>
          <table:table-cell office:value="0.0688801775660937" office:value-type="float"/>
          <table:table-cell office:value="0.20168067226890757" office:value-type="float"/>
          <table:table-cell office:value="1.702818306991974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yanb__nifty-generators</text:p>
          </table:table-cell>
          <table:table-cell office:value="25.04641987076604" office:value-type="float"/>
          <table:table-cell office:value="0.13634020335704714" office:value-type="float"/>
          <table:table-cell office:value="0.2857142857142857" office:value-type="float"/>
          <table:table-cell office:value="1.69278365136655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otonstorm__phaser</text:p>
          </table:table-cell>
          <table:table-cell office:value="20.918584728895514" office:value-type="float"/>
          <table:table-cell office:value="0.09545026833380887" office:value-type="float"/>
          <table:table-cell office:value="0.1111111111111111" office:value-type="float"/>
          <table:table-cell office:value="1.68436034135046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js__React.NET</text:p>
          </table:table-cell>
          <table:table-cell office:value="20.888443286356413" office:value-type="float"/>
          <table:table-cell office:value="0.0701721235838747" office:value-type="float"/>
          <table:table-cell office:value="0.13636363636363635" office:value-type="float"/>
          <table:table-cell office:value="1.670329167220997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asho__riak</text:p>
          </table:table-cell>
          <table:table-cell office:value="21.72697068674523" office:value-type="float"/>
          <table:table-cell office:value="0.08647604043461206" office:value-type="float"/>
          <table:table-cell office:value="0.2413793103448276" office:value-type="float"/>
          <table:table-cell office:value="1.707688021014878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66B__NetGuard</text:p>
          </table:table-cell>
          <table:table-cell office:value="26.781785412431358" office:value-type="float"/>
          <table:table-cell office:value="0.6311351375998582" office:value-type="float"/>
          <table:table-cell office:value="0" office:value-type="float"/>
          <table:table-cell office:value="1.688356522696189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gx-translate__core</text:p>
          </table:table-cell>
          <table:table-cell office:value="20.918052140421892" office:value-type="float"/>
          <table:table-cell office:value="0.10576318317510736" office:value-type="float"/>
          <table:table-cell office:value="0.3469387755102041" office:value-type="float"/>
          <table:table-cell office:value="1.737920802546269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igitalBush__jquery.maskedinput</text:p>
          </table:table-cell>
          <table:table-cell office:value="31.489672510151657" office:value-type="float"/>
          <table:table-cell office:value="0.3120032661839122" office:value-type="float"/>
          <table:table-cell office:value="0" office:value-type="float"/>
          <table:table-cell office:value="1.676755676859752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liftonc__calipso</text:p>
          </table:table-cell>
          <table:table-cell office:value="21.590989142765935" office:value-type="float"/>
          <table:table-cell office:value="0.11455772178116319" office:value-type="float"/>
          <table:table-cell office:value="0.3076923076923077" office:value-type="float"/>
          <table:table-cell office:value="1.725563903783808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ocketMine__PocketMine-MP</text:p>
          </table:table-cell>
          <table:table-cell office:value="20.738520429394054" office:value-type="float"/>
          <table:table-cell office:value="0.12539078502822035" office:value-type="float"/>
          <table:table-cell office:value="0.2" office:value-type="float"/>
          <table:table-cell office:value="1.69274933985604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icoulaj__idea-markdown</text:p>
          </table:table-cell>
          <table:table-cell office:value="22.46026806376171" office:value-type="float"/>
          <table:table-cell office:value="0.4125751187388557" office:value-type="float"/>
          <table:table-cell office:value="0.7222222222222222" office:value-type="float"/>
          <table:table-cell office:value="0.1691310964858060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ean__Nuke</text:p>
          </table:table-cell>
          <table:table-cell office:value="22.30379877098839" office:value-type="float"/>
          <table:table-cell office:value="0.10470476821689696" office:value-type="float"/>
          <table:table-cell office:value="0.3333333333333333" office:value-type="float"/>
          <table:table-cell office:value="1.724030184389416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potify__helios</text:p>
          </table:table-cell>
          <table:table-cell office:value="21.987802576291227" office:value-type="float"/>
          <table:table-cell office:value="0.11844660117738437" office:value-type="float"/>
          <table:table-cell office:value="0.3" office:value-type="float"/>
          <table:table-cell office:value="1.717626651482660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rmouth__jQuery.my</text:p>
          </table:table-cell>
          <table:table-cell office:value="26.67467445060268" office:value-type="float"/>
          <table:table-cell office:value="0.687734456918179" office:value-type="float"/>
          <table:table-cell office:value="0" office:value-type="float"/>
          <table:table-cell office:value="1.698350024843152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ector-im__riot-web</text:p>
          </table:table-cell>
          <table:table-cell office:value="21.1629000603772" office:value-type="float"/>
          <table:table-cell office:value="0.03451500492555456" office:value-type="float"/>
          <table:table-cell office:value="0.08" office:value-type="float"/>
          <table:table-cell office:value="1.682349520739044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yleguidist__react-styleguidist</text:p>
          </table:table-cell>
          <table:table-cell office:value="21.26673464004877" office:value-type="float"/>
          <table:table-cell office:value="0.044325875029798824" office:value-type="float"/>
          <table:table-cell office:value="0.11926605504587157" office:value-type="float"/>
          <table:table-cell office:value="1.692877837868339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ogit__progit</text:p>
          </table:table-cell>
          <table:table-cell office:value="22.339936166354075" office:value-type="float"/>
          <table:table-cell office:value="0.04344111291221094" office:value-type="float"/>
          <table:table-cell office:value="0.3333333333333333" office:value-type="float"/>
          <table:table-cell office:value="1.727866637709434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isionmedia__superagent</text:p>
          </table:table-cell>
          <table:table-cell office:value="21.214674078220902" office:value-type="float"/>
          <table:table-cell office:value="0.013723137801097388" office:value-type="float"/>
          <table:table-cell office:value="0.125" office:value-type="float"/>
          <table:table-cell office:value="1.69001121324600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azupon__vue-validator</text:p>
          </table:table-cell>
          <table:table-cell office:value="22.42840639455865" office:value-type="float"/>
          <table:table-cell office:value="0.059537454020423285" office:value-type="float"/>
          <table:table-cell office:value="0.23809523809523808" office:value-type="float"/>
          <table:table-cell office:value="1.707705891390560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reos__flannel</text:p>
          </table:table-cell>
          <table:table-cell office:value="20.966662991349992" office:value-type="float"/>
          <table:table-cell office:value="0.06773399677504273" office:value-type="float"/>
          <table:table-cell office:value="0.4485294117647059" office:value-type="float"/>
          <table:table-cell office:value="0.241987451278098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oots__trellis</text:p>
          </table:table-cell>
          <table:table-cell office:value="21.586434668094896" office:value-type="float"/>
          <table:table-cell office:value="0.06029180579605279" office:value-type="float"/>
          <table:table-cell office:value="0.13846153846153847" office:value-type="float"/>
          <table:table-cell office:value="1.671737482755848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yperium__hyper</text:p>
          </table:table-cell>
          <table:table-cell office:value="21.350624313338567" office:value-type="float"/>
          <table:table-cell office:value="0.008367843849628557" office:value-type="float"/>
          <table:table-cell office:value="0.15942028985507245" office:value-type="float"/>
          <table:table-cell office:value="1.70455241408359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yedhali__EZAudio</text:p>
          </table:table-cell>
          <table:table-cell office:value="22.00504385276791" office:value-type="float"/>
          <table:table-cell office:value="0.1343298573092836" office:value-type="float"/>
          <table:table-cell office:value="0.05263157894736842" office:value-type="float"/>
          <table:table-cell office:value="1.698281038750058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etguru__ResponseDetective</text:p>
          </table:table-cell>
          <table:table-cell office:value="39.873666157986825" office:value-type="float"/>
          <table:table-cell office:value="1" office:value-type="float"/>
          <table:table-cell office:value="0" office:value-type="float"/>
          <table:table-cell office:value="1.632093077615607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traceio__btrace</text:p>
          </table:table-cell>
          <table:table-cell office:value="21.892588937187863" office:value-type="float"/>
          <table:table-cell office:value="0.17207048491546043" office:value-type="float"/>
          <table:table-cell office:value="0.5" office:value-type="float"/>
          <table:table-cell office:value="0.233008019163803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bla-c0d3__sslyze</text:p>
          </table:table-cell>
          <table:table-cell office:value="21.738968612837603" office:value-type="float"/>
          <table:table-cell office:value="0.09592832098224362" office:value-type="float"/>
          <table:table-cell office:value="0.2727272727272727" office:value-type="float"/>
          <table:table-cell office:value="1.720638981870352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ehat__Behat</text:p>
          </table:table-cell>
          <table:table-cell office:value="21.338132555375662" office:value-type="float"/>
          <table:table-cell office:value="0.02449729870755224" office:value-type="float"/>
          <table:table-cell office:value="0.04854368932038835" office:value-type="float"/>
          <table:table-cell office:value="1.6837358868967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pray__spray</text:p>
          </table:table-cell>
          <table:table-cell office:value="21.586045037092074" office:value-type="float"/>
          <table:table-cell office:value="0.019306853932540686" office:value-type="float"/>
          <table:table-cell office:value="0.23333333333333334" office:value-type="float"/>
          <table:table-cell office:value="1.71306701223941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avallone__regexper</text:p>
          </table:table-cell>
          <table:table-cell office:value="31.732472361498424" office:value-type="float"/>
          <table:table-cell office:value="0.6538005023140802" office:value-type="float"/>
          <table:table-cell office:value="0" office:value-type="float"/>
          <table:table-cell office:value="1.645782963973618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pnet__KestrelHttpServer</text:p>
          </table:table-cell>
          <table:table-cell office:value="20.9137690635516" office:value-type="float"/>
          <table:table-cell office:value="0.06597057005203717" office:value-type="float"/>
          <table:table-cell office:value="0.24561403508771928" office:value-type="float"/>
          <table:table-cell office:value="1.713051624116214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ron-io__functions</text:p>
          </table:table-cell>
          <table:table-cell office:value="22.398000622327086" office:value-type="float"/>
          <table:table-cell office:value="0.12468033744517153" office:value-type="float"/>
          <table:table-cell office:value="0.11764705882352941" office:value-type="float"/>
          <table:table-cell office:value="1.691925889705420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ipangit__JiaoZiVideoPlayer</text:p>
          </table:table-cell>
          <table:table-cell office:value="21.325528544190554" office:value-type="float"/>
          <table:table-cell office:value="0.16319011764477767" office:value-type="float"/>
          <table:table-cell office:value="0.7948717948717948" office:value-type="float"/>
          <table:table-cell office:value="0.1855552352286513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iwik__piwik</text:p>
          </table:table-cell>
          <table:table-cell office:value="21.180529585569005" office:value-type="float"/>
          <table:table-cell office:value="0.03429543979140973" office:value-type="float"/>
          <table:table-cell office:value="0.13934426229508196" office:value-type="float"/>
          <table:table-cell office:value="1.678828272804448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pnet__Home</text:p>
          </table:table-cell>
          <table:table-cell office:value="21.010110295259462" office:value-type="float"/>
          <table:table-cell office:value="0.061560374260539064" office:value-type="float"/>
          <table:table-cell office:value="0.17992047713717693" office:value-type="float"/>
          <table:table-cell office:value="1.69217900228052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pnet__EntityFrameworkCore</text:p>
          </table:table-cell>
          <table:table-cell office:value="21.15732852205677" office:value-type="float"/>
          <table:table-cell office:value="0.07772853929202121" office:value-type="float"/>
          <table:table-cell office:value="0.24715261958997722" office:value-type="float"/>
          <table:table-cell office:value="1.712914520432573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ariz__vibrant.js</text:p>
          </table:table-cell>
          <table:table-cell office:value="43.031244405409424" office:value-type="float"/>
          <table:table-cell office:value="1" office:value-type="float"/>
          <table:table-cell office:value="0" office:value-type="float"/>
          <table:table-cell office:value="1.733979284382853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ucasr__smoothie</text:p>
          </table:table-cell>
          <table:table-cell office:value="41.38589704411361" office:value-type="float"/>
          <table:table-cell office:value="1" office:value-type="float"/>
          <table:table-cell office:value="0" office:value-type="float"/>
          <table:table-cell office:value="1.685385479752602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ixelsign__html5-device-mockups</text:p>
          </table:table-cell>
          <table:table-cell office:value="42.1249307427857" office:value-type="float"/>
          <table:table-cell office:value="1" office:value-type="float"/>
          <table:table-cell office:value="0" office:value-type="float"/>
          <table:table-cell office:value="1.65824192391185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gular-ui__ui-utils</text:p>
          </table:table-cell>
          <table:table-cell office:value="21.391455948602793" office:value-type="float"/>
          <table:table-cell office:value="0.08277325238690254" office:value-type="float"/>
          <table:table-cell office:value="0.1" office:value-type="float"/>
          <table:table-cell office:value="1.686856984775639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mous__famous</text:p>
          </table:table-cell>
          <table:table-cell office:value="21.604776878676834" office:value-type="float"/>
          <table:table-cell office:value="0.035832042656329666" office:value-type="float"/>
          <table:table-cell office:value="0.05454545454545454" office:value-type="float"/>
          <table:table-cell office:value="1.670633419910050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arying-Vagrant-Vagrants__VVV</text:p>
          </table:table-cell>
          <table:table-cell office:value="21.195626933423068" office:value-type="float"/>
          <table:table-cell office:value="0.040895052292715096" office:value-type="float"/>
          <table:table-cell office:value="0.1043956043956044" office:value-type="float"/>
          <table:table-cell office:value="1.66164533871463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noc__nanoc</text:p>
          </table:table-cell>
          <table:table-cell office:value="21.578878975415087" office:value-type="float"/>
          <table:table-cell office:value="0.04307735309642365" office:value-type="float"/>
          <table:table-cell office:value="0.14" office:value-type="float"/>
          <table:table-cell office:value="1.687856728319112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botelhos__raty</text:p>
          </table:table-cell>
          <table:table-cell office:value="26.888610851878237" office:value-type="float"/>
          <table:table-cell office:value="0.3106654672008477" office:value-type="float"/>
          <table:table-cell office:value="0" office:value-type="float"/>
          <table:table-cell office:value="1.642837142080481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udioKit__AudioKit</text:p>
          </table:table-cell>
          <table:table-cell office:value="20.964708886825317" office:value-type="float"/>
          <table:table-cell office:value="0.07788205875872611" office:value-type="float"/>
          <table:table-cell office:value="0.17894736842105263" office:value-type="float"/>
          <table:table-cell office:value="1.705741642999562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itlabhq__gitlab-ci</text:p>
          </table:table-cell>
          <table:table-cell office:value="22.812355014334198" office:value-type="float"/>
          <table:table-cell office:value="0.1084946644265589" office:value-type="float"/>
          <table:table-cell office:value="0.4375" office:value-type="float"/>
          <table:table-cell office:value="0.2247182412747828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-chi__chi</text:p>
          </table:table-cell>
          <table:table-cell office:value="22.01171787155455" office:value-type="float"/>
          <table:table-cell office:value="0.08470350328777831" office:value-type="float"/>
          <table:table-cell office:value="0.24242424242424243" office:value-type="float"/>
          <table:table-cell office:value="1.71104564825660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gniterealtime__Openfire</text:p>
          </table:table-cell>
          <table:table-cell office:value="22.271179215722537" office:value-type="float"/>
          <table:table-cell office:value="0.05029418118349579" office:value-type="float"/>
          <table:table-cell office:value="0.12" office:value-type="float"/>
          <table:table-cell office:value="1.687749281702932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ickford__MechanicalSoup</text:p>
          </table:table-cell>
          <table:table-cell office:value="22.52012073720444" office:value-type="float"/>
          <table:table-cell office:value="0.04708097860987152" office:value-type="float"/>
          <table:table-cell office:value="0.26666666666666666" office:value-type="float"/>
          <table:table-cell office:value="1.714239450459339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ipis__bootstrap-social</text:p>
          </table:table-cell>
          <table:table-cell office:value="24.367957597483066" office:value-type="float"/>
          <table:table-cell office:value="0.29962312637196403" office:value-type="float"/>
          <table:table-cell office:value="0.375" office:value-type="float"/>
          <table:table-cell office:value="1.72126492045872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rilla__mux</text:p>
          </table:table-cell>
          <table:table-cell office:value="21.622091288460418" office:value-type="float"/>
          <table:table-cell office:value="0.08381187047495813" office:value-type="float"/>
          <table:table-cell office:value="0.18181818181818182" office:value-type="float"/>
          <table:table-cell office:value="1.706570077847356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uflin__Elastica</text:p>
          </table:table-cell>
          <table:table-cell office:value="21.218503993856242" office:value-type="float"/>
          <table:table-cell office:value="0.04014019687377387" office:value-type="float"/>
          <table:table-cell office:value="0.12962962962962962" office:value-type="float"/>
          <table:table-cell office:value="1.702987668450033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ria2__aria2</text:p>
          </table:table-cell>
          <table:table-cell office:value="21.061183087963396" office:value-type="float"/>
          <table:table-cell office:value="0.10580888720455488" office:value-type="float"/>
          <table:table-cell office:value="0.4024390243902439" office:value-type="float"/>
          <table:table-cell office:value="1.739684602189573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archive__origami</text:p>
          </table:table-cell>
          <table:table-cell office:value="25.95343945036762" office:value-type="float"/>
          <table:table-cell office:value="0.3022862375524749" office:value-type="float"/>
          <table:table-cell office:value="0.4" office:value-type="float"/>
          <table:table-cell office:value="1.688481024944214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rosoft__ChakraCore</text:p>
          </table:table-cell>
          <table:table-cell office:value="20.874249033337378" office:value-type="float"/>
          <table:table-cell office:value="0.022294947082543166" office:value-type="float"/>
          <table:table-cell office:value="0.13333333333333333" office:value-type="float"/>
          <table:table-cell office:value="1.693182269988076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grigorik__ga-beacon</text:p>
          </table:table-cell>
          <table:table-cell office:value="24.300891682939497" office:value-type="float"/>
          <table:table-cell office:value="0.25537984782968687" office:value-type="float"/>
          <table:table-cell office:value="0.125" office:value-type="float"/>
          <table:table-cell office:value="1.646172359140543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ckeqwe__mosby</text:p>
          </table:table-cell>
          <table:table-cell office:value="21.670709028225037" office:value-type="float"/>
          <table:table-cell office:value="0.09851595975688261" office:value-type="float"/>
          <table:table-cell office:value="0.1111111111111111" office:value-type="float"/>
          <table:table-cell office:value="1.70300612613291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ber-archive__image-diff</text:p>
          </table:table-cell>
          <table:table-cell office:value="25.649379519504578" office:value-type="float"/>
          <table:table-cell office:value="0.09278338829528443" office:value-type="float"/>
          <table:table-cell office:value="0.16666666666666666" office:value-type="float"/>
          <table:table-cell office:value="1.719077508171593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dentityServer__IdentityServer3.Samples</text:p>
          </table:table-cell>
          <table:table-cell office:value="21.96359281939526" office:value-type="float"/>
          <table:table-cell office:value="0.08767921328520933" office:value-type="float"/>
          <table:table-cell office:value="0.16129032258064516" office:value-type="float"/>
          <table:table-cell office:value="1.691928672279589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eprite__aseprite</text:p>
          </table:table-cell>
          <table:table-cell office:value="21.14526315602323" office:value-type="float"/>
          <table:table-cell office:value="0.02610820079601443" office:value-type="float"/>
          <table:table-cell office:value="0.16417910447761194" office:value-type="float"/>
          <table:table-cell office:value="1.702335880470007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zensh__jsgen</text:p>
          </table:table-cell>
          <table:table-cell office:value="41.56671695665615" office:value-type="float"/>
          <table:table-cell office:value="1" office:value-type="float"/>
          <table:table-cell office:value="1" office:value-type="float"/>
          <table:table-cell office:value="0.153772292693777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Zewo__Zewo</text:p>
          </table:table-cell>
          <table:table-cell office:value="23.16554720807372" office:value-type="float"/>
          <table:table-cell office:value="0.04808945814666166" office:value-type="float"/>
          <table:table-cell office:value="0.18181818181818182" office:value-type="float"/>
          <table:table-cell office:value="1.709290206811747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rapi__strapi</text:p>
          </table:table-cell>
          <table:table-cell office:value="21.231158438140145" office:value-type="float"/>
          <table:table-cell office:value="0.036257688874611525" office:value-type="float"/>
          <table:table-cell office:value="0.17592592592592593" office:value-type="float"/>
          <table:table-cell office:value="1.697848389139892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rush-ops__drush</text:p>
          </table:table-cell>
          <table:table-cell office:value="21.05278144776255" office:value-type="float"/>
          <table:table-cell office:value="0.033003635027748945" office:value-type="float"/>
          <table:table-cell office:value="0.1806853582554517" office:value-type="float"/>
          <table:table-cell office:value="1.674863735262598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NCryptor__RNCryptor</text:p>
          </table:table-cell>
          <table:table-cell office:value="21.94260203321304" office:value-type="float"/>
          <table:table-cell office:value="0.08986300498793531" office:value-type="float"/>
          <table:table-cell office:value="0.375" office:value-type="float"/>
          <table:table-cell office:value="1.714315176379334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bgirshick__fast-rcnn</text:p>
          </table:table-cell>
          <table:table-cell office:value="21.310201325572308" office:value-type="float"/>
          <table:table-cell office:value="0.02159061691806326" office:value-type="float"/>
          <table:table-cell office:value="0.30612244897959184" office:value-type="float"/>
          <table:table-cell office:value="1.726053917960280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ngodb__mongo-java-driver</text:p>
          </table:table-cell>
          <table:table-cell office:value="22.301537832083685" office:value-type="float"/>
          <table:table-cell office:value="0.04424125265214999" office:value-type="float"/>
          <table:table-cell office:value="0.0625" office:value-type="float"/>
          <table:table-cell office:value="1.677101218910179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aritytech__parity</text:p>
          </table:table-cell>
          <table:table-cell office:value="20.99236069657216" office:value-type="float"/>
          <table:table-cell office:value="0.07296047113611155" office:value-type="float"/>
          <table:table-cell office:value="0.4724220623501199" office:value-type="float"/>
          <table:table-cell office:value="0.2443237890080107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uffnfresh__roy</text:p>
          </table:table-cell>
          <table:table-cell office:value="22.310922058001285" office:value-type="float"/>
          <table:table-cell office:value="0.04594676252543347" office:value-type="float"/>
          <table:table-cell office:value="0.25" office:value-type="float"/>
          <table:table-cell office:value="1.69992177690818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sm2vectortiles__osm2vectortiles</text:p>
          </table:table-cell>
          <table:table-cell office:value="22.254214023960785" office:value-type="float"/>
          <table:table-cell office:value="0.024795933101982953" office:value-type="float"/>
          <table:table-cell office:value="0.13333333333333333" office:value-type="float"/>
          <table:table-cell office:value="1.694824358338451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nger__danger</text:p>
          </table:table-cell>
          <table:table-cell office:value="21.892545338977396" office:value-type="float"/>
          <table:table-cell office:value="0.010788546653456929" office:value-type="float"/>
          <table:table-cell office:value="0.10714285714285714" office:value-type="float"/>
          <table:table-cell office:value="1.6927022672222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hopify__dashing</text:p>
          </table:table-cell>
          <table:table-cell office:value="21.837754055409615" office:value-type="float"/>
          <table:table-cell office:value="0.08858472370166404" office:value-type="float"/>
          <table:table-cell office:value="0.11475409836065574" office:value-type="float"/>
          <table:table-cell office:value="1.68581996407223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iddontang__ledisdb</text:p>
          </table:table-cell>
          <table:table-cell office:value="22.323437218970728" office:value-type="float"/>
          <table:table-cell office:value="0.02718502359403911" office:value-type="float"/>
          <table:table-cell office:value="0.29411764705882354" office:value-type="float"/>
          <table:table-cell office:value="1.738844890670911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oland__qlmarkdown</text:p>
          </table:table-cell>
          <table:table-cell office:value="22.6179287675328" office:value-type="float"/>
          <table:table-cell office:value="0.23574959514639385" office:value-type="float"/>
          <table:table-cell office:value="0.5" office:value-type="float"/>
          <table:table-cell office:value="0.241194858416568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yeoman__yeoman</text:p>
          </table:table-cell>
          <table:table-cell office:value="20.921710992821378" office:value-type="float"/>
          <table:table-cell office:value="0.0965977024317296" office:value-type="float"/>
          <table:table-cell office:value="0.19832402234636873" office:value-type="float"/>
          <table:table-cell office:value="1.698995194267690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aearon__react-hot-loader</text:p>
          </table:table-cell>
          <table:table-cell office:value="20.965265606218466" office:value-type="float"/>
          <table:table-cell office:value="0.05718240371696023" office:value-type="float"/>
          <table:table-cell office:value="0.1386861313868613" office:value-type="float"/>
          <table:table-cell office:value="1.682436220406702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p9000__OBS</text:p>
          </table:table-cell>
          <table:table-cell office:value="23.32121662458641" office:value-type="float"/>
          <table:table-cell office:value="0.058738567033150946" office:value-type="float"/>
          <table:table-cell office:value="0.08333333333333333" office:value-type="float"/>
          <table:table-cell office:value="1.696770200487255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bengine__kbengine</text:p>
          </table:table-cell>
          <table:table-cell office:value="25.775163092754724" office:value-type="float"/>
          <table:table-cell office:value="0.05218441420741197" office:value-type="float"/>
          <table:table-cell office:value="0.6" office:value-type="float"/>
          <table:table-cell office:value="0.2290827657350051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ucasr__twoway-view</text:p>
          </table:table-cell>
          <table:table-cell office:value="23.106745636909427" office:value-type="float"/>
          <table:table-cell office:value="0.04588617046880613" office:value-type="float"/>
          <table:table-cell office:value="0.3076923076923077" office:value-type="float"/>
          <table:table-cell office:value="1.743677504262471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wilio__stashboard</text:p>
          </table:table-cell>
          <table:table-cell office:value="28.49944619919805" office:value-type="float"/>
          <table:table-cell office:value="0.20207912278954254" office:value-type="float"/>
          <table:table-cell office:value="0" office:value-type="float"/>
          <table:table-cell office:value="1.691648391678172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urescript__purescript</text:p>
          </table:table-cell>
          <table:table-cell office:value="21.124487023026134" office:value-type="float"/>
          <table:table-cell office:value="0.012598475308610172" office:value-type="float"/>
          <table:table-cell office:value="0.09411764705882353" office:value-type="float"/>
          <table:table-cell office:value="1.697263354109768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iMan__SikuliX-2014</text:p>
          </table:table-cell>
          <table:table-cell office:value="21.324072530193796" office:value-type="float"/>
          <table:table-cell office:value="0.17539753059938626" office:value-type="float"/>
          <table:table-cell office:value="0.25806451612903225" office:value-type="float"/>
          <table:table-cell office:value="1.722270898938490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eroku__hk</text:p>
          </table:table-cell>
          <table:table-cell office:value="23.448800611955754" office:value-type="float"/>
          <table:table-cell office:value="0.07354870019175826" office:value-type="float"/>
          <table:table-cell office:value="0" office:value-type="float"/>
          <table:table-cell office:value="1.673096859037548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mpose__governor</text:p>
          </table:table-cell>
          <table:table-cell office:value="25.12845279234612" office:value-type="float"/>
          <table:table-cell office:value="0.4513874272382745" office:value-type="float"/>
          <table:table-cell office:value="0" office:value-type="float"/>
          <table:table-cell office:value="1.674547300970337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ltframework__shotcut</text:p>
          </table:table-cell>
          <table:table-cell office:value="20.839697110081314" office:value-type="float"/>
          <table:table-cell office:value="0.11155106532725068" office:value-type="float"/>
          <table:table-cell office:value="0.26229508196721313" office:value-type="float"/>
          <table:table-cell office:value="1.71809677994856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dersao__l5-repository</text:p>
          </table:table-cell>
          <table:table-cell office:value="22.407271965656243" office:value-type="float"/>
          <table:table-cell office:value="0.10611524768057623" office:value-type="float"/>
          <table:table-cell office:value="0.25" office:value-type="float"/>
          <table:table-cell office:value="1.721995125624066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ra__mackup</text:p>
          </table:table-cell>
          <table:table-cell office:value="21.41510072236249" office:value-type="float"/>
          <table:table-cell office:value="0.09954981614933127" office:value-type="float"/>
          <table:table-cell office:value="0.2714285714285714" office:value-type="float"/>
          <table:table-cell office:value="1.709512426338609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waywm__sway</text:p>
          </table:table-cell>
          <table:table-cell office:value="20.91620521436887" office:value-type="float"/>
          <table:table-cell office:value="0.05112904698711551" office:value-type="float"/>
          <table:table-cell office:value="0.25630252100840334" office:value-type="float"/>
          <table:table-cell office:value="1.709595729586394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Qihoo360__pika</text:p>
          </table:table-cell>
          <table:table-cell office:value="22.89173754226633" office:value-type="float"/>
          <table:table-cell office:value="0.26679217154583085" office:value-type="float"/>
          <table:table-cell office:value="0.6875" office:value-type="float"/>
          <table:table-cell office:value="0.1997426004812072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-cosmos__react-cosmos</text:p>
          </table:table-cell>
          <table:table-cell office:value="21.454869207870956" office:value-type="float"/>
          <table:table-cell office:value="0.13996263081626711" office:value-type="float"/>
          <table:table-cell office:value="0.08695652173913043" office:value-type="float"/>
          <table:table-cell office:value="1.682888902227330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riswallsmith__Buzz</text:p>
          </table:table-cell>
          <table:table-cell office:value="23.186183269761234" office:value-type="float"/>
          <table:table-cell office:value="0.07094707777660665" office:value-type="float"/>
          <table:table-cell office:value="0.25" office:value-type="float"/>
          <table:table-cell office:value="1.706141409868404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__protobuf</text:p>
          </table:table-cell>
          <table:table-cell office:value="21.05739782964048" office:value-type="float"/>
          <table:table-cell office:value="0.011633528757420594" office:value-type="float"/>
          <table:table-cell office:value="0.23872679045092837" office:value-type="float"/>
          <table:table-cell office:value="1.708081535129009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opSolutions__nopCommerce</text:p>
          </table:table-cell>
          <table:table-cell office:value="21.775747019554178" office:value-type="float"/>
          <table:table-cell office:value="0.06512045998821225" office:value-type="float"/>
          <table:table-cell office:value="0.12658227848101267" office:value-type="float"/>
          <table:table-cell office:value="1.678968213700909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llmarkedup__purl</text:p>
          </table:table-cell>
          <table:table-cell office:value="42.84871392080603" office:value-type="float"/>
          <table:table-cell office:value="1" office:value-type="float"/>
          <table:table-cell office:value="0.5" office:value-type="float"/>
          <table:table-cell office:value="0.2320933343741447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itpay__copay</text:p>
          </table:table-cell>
          <table:table-cell office:value="21.740360642801367" office:value-type="float"/>
          <table:table-cell office:value="0.04567858797237959" office:value-type="float"/>
          <table:table-cell office:value="0.15517241379310345" office:value-type="float"/>
          <table:table-cell office:value="1.69559507826166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inzhorn__skrollr</text:p>
          </table:table-cell>
          <table:table-cell office:value="21.49168695919036" office:value-type="float"/>
          <table:table-cell office:value="0.06791221399545166" office:value-type="float"/>
          <table:table-cell office:value="0.12280701754385964" office:value-type="float"/>
          <table:table-cell office:value="1.67956233725983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stic__restic</text:p>
          </table:table-cell>
          <table:table-cell office:value="20.885338782553784" office:value-type="float"/>
          <table:table-cell office:value="0.03200620712949117" office:value-type="float"/>
          <table:table-cell office:value="0.2616487455197133" office:value-type="float"/>
          <table:table-cell office:value="1.71278061587754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X4__Firmware</text:p>
          </table:table-cell>
          <table:table-cell office:value="21.039607513963055" office:value-type="float"/>
          <table:table-cell office:value="0.026608517020886364" office:value-type="float"/>
          <table:table-cell office:value="0.16338028169014085" office:value-type="float"/>
          <table:table-cell office:value="1.689896565548186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eletescape-Media__Lawnchair</text:p>
          </table:table-cell>
          <table:table-cell office:value="21.40953087759833" office:value-type="float"/>
          <table:table-cell office:value="0.08690389754967827" office:value-type="float"/>
          <table:table-cell office:value="0.1" office:value-type="float"/>
          <table:table-cell office:value="1.67298468141332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wagger-api__swagger-js</text:p>
          </table:table-cell>
          <table:table-cell office:value="21.629958704241325" office:value-type="float"/>
          <table:table-cell office:value="0.07282865981442348" office:value-type="float"/>
          <table:table-cell office:value="0.08955223880597014" office:value-type="float"/>
          <table:table-cell office:value="1.666937586360517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uma__puma</text:p>
          </table:table-cell>
          <table:table-cell office:value="21.249349737257315" office:value-type="float"/>
          <table:table-cell office:value="0.06902219543674833" office:value-type="float"/>
          <table:table-cell office:value="0.2185792349726776" office:value-type="float"/>
          <table:table-cell office:value="1.70570619017587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decentric__spring-boot-admin</text:p>
          </table:table-cell>
          <table:table-cell office:value="21.330232066467932" office:value-type="float"/>
          <table:table-cell office:value="0.11936482660872327" office:value-type="float"/>
          <table:table-cell office:value="0.4430379746835443" office:value-type="float"/>
          <table:table-cell office:value="0.2474984311220162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rosoft__react-native-code-push</text:p>
          </table:table-cell>
          <table:table-cell office:value="20.457944002633155" office:value-type="float"/>
          <table:table-cell office:value="0.13679905198201756" office:value-type="float"/>
          <table:table-cell office:value="0.20903954802259886" office:value-type="float"/>
          <table:table-cell office:value="1.692904049868435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hardingjdbc__sharding-jdbc</text:p>
          </table:table-cell>
          <table:table-cell office:value="21.395636730900897" office:value-type="float"/>
          <table:table-cell office:value="0.13930089760957964" office:value-type="float"/>
          <table:table-cell office:value="0.5507246376811594" office:value-type="float"/>
          <table:table-cell office:value="0.2257820229916738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l-logic__aeron</text:p>
          </table:table-cell>
          <table:table-cell office:value="21.61978638684534" office:value-type="float"/>
          <table:table-cell office:value="0.10667187230930623" office:value-type="float"/>
          <table:table-cell office:value="0.25" office:value-type="float"/>
          <table:table-cell office:value="1.716963200617876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uth0__auth0-angular</text:p>
          </table:table-cell>
          <table:table-cell office:value="22.510550893618348" office:value-type="float"/>
          <table:table-cell office:value="0.030458466212699802" office:value-type="float"/>
          <table:table-cell office:value="0.15" office:value-type="float"/>
          <table:table-cell office:value="1.68981716218677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p-curl-class__php-curl-class</text:p>
          </table:table-cell>
          <table:table-cell office:value="22.56886774948617" office:value-type="float"/>
          <table:table-cell office:value="0.22792069133053175" office:value-type="float"/>
          <table:table-cell office:value="0.2" office:value-type="float"/>
          <table:table-cell office:value="1.722796293024795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aviereguiluz__EasyAdminBundle</text:p>
          </table:table-cell>
          <table:table-cell office:value="21.590156967253563" office:value-type="float"/>
          <table:table-cell office:value="0.09464666960786383" office:value-type="float"/>
          <table:table-cell office:value="0.1232876712328767" office:value-type="float"/>
          <table:table-cell office:value="1.685095708941995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keash__MAObjCRuntime</text:p>
          </table:table-cell>
          <table:table-cell office:value="31.055605026902064" office:value-type="float"/>
          <table:table-cell office:value="0.30926474995924863" office:value-type="float"/>
          <table:table-cell office:value="0" office:value-type="float"/>
          <table:table-cell office:value="1.703384822086747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yannickcr__eslint-plugin-react</text:p>
          </table:table-cell>
          <table:table-cell office:value="21.32282021037926" office:value-type="float"/>
          <table:table-cell office:value="0.02544321085192332" office:value-type="float"/>
          <table:table-cell office:value="0.1206896551724138" office:value-type="float"/>
          <table:table-cell office:value="1.690176261369324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nsin__nwb</text:p>
          </table:table-cell>
          <table:table-cell office:value="21.511655091284098" office:value-type="float"/>
          <table:table-cell office:value="0.040652244147917384" office:value-type="float"/>
          <table:table-cell office:value="0.2727272727272727" office:value-type="float"/>
          <table:table-cell office:value="1.683020145701715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vr__gvr-unity-sdk</text:p>
          </table:table-cell>
          <table:table-cell office:value="20.76653738654856" office:value-type="float"/>
          <table:table-cell office:value="0.06485288221414102" office:value-type="float"/>
          <table:table-cell office:value="0.23484848484848486" office:value-type="float"/>
          <table:table-cell office:value="1.681295642098508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comfe__echarts</text:p>
          </table:table-cell>
          <table:table-cell office:value="21.379135377992014" office:value-type="float"/>
          <table:table-cell office:value="0.07141980567566109" office:value-type="float"/>
          <table:table-cell office:value="0.7272727272727273" office:value-type="float"/>
          <table:table-cell office:value="0.217035413112032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__osquery</text:p>
          </table:table-cell>
          <table:table-cell office:value="21.186567886078667" office:value-type="float"/>
          <table:table-cell office:value="0.022068876218911144" office:value-type="float"/>
          <table:table-cell office:value="0.28488372093023256" office:value-type="float"/>
          <table:table-cell office:value="1.7125867441379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ilemill-project__tilemill</text:p>
          </table:table-cell>
          <table:table-cell office:value="20.78470020705733" office:value-type="float"/>
          <table:table-cell office:value="0.04993910203303853" office:value-type="float"/>
          <table:table-cell office:value="0.19047619047619047" office:value-type="float"/>
          <table:table-cell office:value="1.700236630020285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atchorg__Catch2</text:p>
          </table:table-cell>
          <table:table-cell office:value="20.91505091009639" office:value-type="float"/>
          <table:table-cell office:value="0.03314526650339596" office:value-type="float"/>
          <table:table-cell office:value="0.18064516129032257" office:value-type="float"/>
          <table:table-cell office:value="1.70923825607984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kepenz__FastAdapter</text:p>
          </table:table-cell>
          <table:table-cell office:value="21.549293150785292" office:value-type="float"/>
          <table:table-cell office:value="0.11184019340486125" office:value-type="float"/>
          <table:table-cell office:value="0.3382352941176471" office:value-type="float"/>
          <table:table-cell office:value="1.738899375253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allumboddy__CBZSplashView</text:p>
          </table:table-cell>
          <table:table-cell office:value="40.96040735387814" office:value-type="float"/>
          <table:table-cell office:value="1" office:value-type="float"/>
          <table:table-cell office:value="0.5" office:value-type="float"/>
          <table:table-cell office:value="0.193001871130275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CSlidingViewController__ECSlidingViewController</text:p>
          </table:table-cell>
          <table:table-cell office:value="22.201475877650307" office:value-type="float"/>
          <table:table-cell office:value="0.21680676549542022" office:value-type="float"/>
          <table:table-cell office:value="0.25" office:value-type="float"/>
          <table:table-cell office:value="1.73153560019198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tatti__perfect-scrollbar</text:p>
          </table:table-cell>
          <table:table-cell office:value="22.073714239139434" office:value-type="float"/>
          <table:table-cell office:value="0.2093715629539582" office:value-type="float"/>
          <table:table-cell office:value="0.09090909090909091" office:value-type="float"/>
          <table:table-cell office:value="1.710531997262440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irbnb__AirMapView</text:p>
          </table:table-cell>
          <table:table-cell office:value="24.458102119667107" office:value-type="float"/>
          <table:table-cell office:value="0.031206347177800537" office:value-type="float"/>
          <table:table-cell office:value="0.25" office:value-type="float"/>
          <table:table-cell office:value="1.716711172586911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ripe__jquery.payment</text:p>
          </table:table-cell>
          <table:table-cell office:value="25.2538718650496" office:value-type="float"/>
          <table:table-cell office:value="0.18707301300701548" office:value-type="float"/>
          <table:table-cell office:value="0.14285714285714285" office:value-type="float"/>
          <table:table-cell office:value="1.698384733018749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zcash__zcash</text:p>
          </table:table-cell>
          <table:table-cell office:value="21.184698651942156" office:value-type="float"/>
          <table:table-cell office:value="0.013040646602865302" office:value-type="float"/>
          <table:table-cell office:value="0.2215568862275449" office:value-type="float"/>
          <table:table-cell office:value="1.703961195498744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ocalForage__localForage</text:p>
          </table:table-cell>
          <table:table-cell office:value="21.09081825767555" office:value-type="float"/>
          <table:table-cell office:value="0.08218870224466497" office:value-type="float"/>
          <table:table-cell office:value="0.08571428571428572" office:value-type="float"/>
          <table:table-cell office:value="1.672611916831960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leanflight__cleanflight</text:p>
          </table:table-cell>
          <table:table-cell office:value="21.142158577229836" office:value-type="float"/>
          <table:table-cell office:value="0.033591004246139256" office:value-type="float"/>
          <table:table-cell office:value="0.14473684210526316" office:value-type="float"/>
          <table:table-cell office:value="1.68790226530036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ovidgoyal__calibre</text:p>
          </table:table-cell>
          <table:table-cell office:value="22.31372075399466" office:value-type="float"/>
          <table:table-cell office:value="0.06877081105665339" office:value-type="float"/>
          <table:table-cell office:value="0.10526315789473684" office:value-type="float"/>
          <table:table-cell office:value="1.667100160038356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iggsey__libphonenumber-for-php</text:p>
          </table:table-cell>
          <table:table-cell office:value="25.212750478108788" office:value-type="float"/>
          <table:table-cell office:value="0.17235165631364913" office:value-type="float"/>
          <table:table-cell office:value="0.3333333333333333" office:value-type="float"/>
          <table:table-cell office:value="1.733746140631360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reza__CustomActivityOnCrash</text:p>
          </table:table-cell>
          <table:table-cell office:value="40.543913946693124" office:value-type="float"/>
          <table:table-cell office:value="1" office:value-type="float"/>
          <table:table-cell office:value="0.5" office:value-type="float"/>
          <table:table-cell office:value="1.72693907768008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achinchoolur__lightGallery</text:p>
          </table:table-cell>
          <table:table-cell office:value="21.640044831740894" office:value-type="float"/>
          <table:table-cell office:value="0.08028954248935583" office:value-type="float"/>
          <table:table-cell office:value="0.2702702702702703" office:value-type="float"/>
          <table:table-cell office:value="1.717445058097736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uttercup__buttercup-desktop</text:p>
          </table:table-cell>
          <table:table-cell office:value="21.917656692507776" office:value-type="float"/>
          <table:table-cell office:value="0.26640709960354075" office:value-type="float"/>
          <table:table-cell office:value="0.08333333333333333" office:value-type="float"/>
          <table:table-cell office:value="1.68900052328199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ardCunningham__Smallest-Federated-Wiki</text:p>
          </table:table-cell>
          <table:table-cell office:value="22.297026770544953" office:value-type="float"/>
          <table:table-cell office:value="0.10232156623524476" office:value-type="float"/>
          <table:table-cell office:value="0.03125" office:value-type="float"/>
          <table:table-cell office:value="1.668010704215957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equelize__sequelize</text:p>
          </table:table-cell>
          <table:table-cell office:value="21.319024764139666" office:value-type="float"/>
          <table:table-cell office:value="0.03292945797265664" office:value-type="float"/>
          <table:table-cell office:value="0.1652078774617068" office:value-type="float"/>
          <table:table-cell office:value="1.701471163364894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dentityServer__IdentityServer3</text:p>
          </table:table-cell>
          <table:table-cell office:value="21.412421745354415" office:value-type="float"/>
          <table:table-cell office:value="0.11951917337726707" office:value-type="float"/>
          <table:table-cell office:value="0.10526315789473684" office:value-type="float"/>
          <table:table-cell office:value="1.683491186396539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poberezkin__ajv</text:p>
          </table:table-cell>
          <table:table-cell office:value="21.34743014004291" office:value-type="float"/>
          <table:table-cell office:value="0.024410546731807908" office:value-type="float"/>
          <table:table-cell office:value="0.10112359550561797" office:value-type="float"/>
          <table:table-cell office:value="1.684092778124885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rangajic__react-icons</text:p>
          </table:table-cell>
          <table:table-cell office:value="23.39229078936406" office:value-type="float"/>
          <table:table-cell office:value="0.10545396974117079" office:value-type="float"/>
          <table:table-cell office:value="0.2" office:value-type="float"/>
          <table:table-cell office:value="1.73005262499934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orgbackup__borg</text:p>
          </table:table-cell>
          <table:table-cell office:value="21.09103800274713" office:value-type="float"/>
          <table:table-cell office:value="0.013234130854304397" office:value-type="float"/>
          <table:table-cell office:value="0.16501650165016502" office:value-type="float"/>
          <table:table-cell office:value="1.683669456800634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houghtbot__clearance</text:p>
          </table:table-cell>
          <table:table-cell office:value="21.876993278978848" office:value-type="float"/>
          <table:table-cell office:value="0.07903331474991386" office:value-type="float"/>
          <table:table-cell office:value="0.08333333333333333" office:value-type="float"/>
          <table:table-cell office:value="1.67463900789488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edireza__aqua</text:p>
          </table:table-cell>
          <table:table-cell office:value="22.72428282730343" office:value-type="float"/>
          <table:table-cell office:value="0.27505987176241176" office:value-type="float"/>
          <table:table-cell office:value="0.35714285714285715" office:value-type="float"/>
          <table:table-cell office:value="1.74603163378693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graph-io__dgraph</text:p>
          </table:table-cell>
          <table:table-cell office:value="21.24691606042364" office:value-type="float"/>
          <table:table-cell office:value="0.033079248268483484" office:value-type="float"/>
          <table:table-cell office:value="0.2923076923076923" office:value-type="float"/>
          <table:table-cell office:value="1.722092459896340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oject-OSRM__osrm-backend</text:p>
          </table:table-cell>
          <table:table-cell office:value="21.02113182376572" office:value-type="float"/>
          <table:table-cell office:value="0.0789215781819157" office:value-type="float"/>
          <table:table-cell office:value="0.27419354838709675" office:value-type="float"/>
          <table:table-cell office:value="1.724758040557141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pnik__mapnik</text:p>
          </table:table-cell>
          <table:table-cell office:value="21.205732856274896" office:value-type="float"/>
          <table:table-cell office:value="0.022409607489583427" office:value-type="float"/>
          <table:table-cell office:value="0.22941176470588234" office:value-type="float"/>
          <table:table-cell office:value="1.704120450163110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cubic__jquery.terminal</text:p>
          </table:table-cell>
          <table:table-cell office:value="21.956702849526323" office:value-type="float"/>
          <table:table-cell office:value="0.05055004167485858" office:value-type="float"/>
          <table:table-cell office:value="0.03225806451612903" office:value-type="float"/>
          <table:table-cell office:value="1.663286126381769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ppcelerator__titanium_mobile</text:p>
          </table:table-cell>
          <table:table-cell office:value="21.125993709276976" office:value-type="float"/>
          <table:table-cell office:value="0.03694140663076221" office:value-type="float"/>
          <table:table-cell office:value="0.14414414414414414" office:value-type="float"/>
          <table:table-cell office:value="1.690038270000517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mberjs__ember.js</text:p>
          </table:table-cell>
          <table:table-cell office:value="21.166043631788703" office:value-type="float"/>
          <table:table-cell office:value="0.03989140483632566" office:value-type="float"/>
          <table:table-cell office:value="0.055248618784530384" office:value-type="float"/>
          <table:table-cell office:value="1.682950248388692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ubernetes__helm</text:p>
          </table:table-cell>
          <table:table-cell office:value="20.62402869997446" office:value-type="float"/>
          <table:table-cell office:value="0.033322688862326665" office:value-type="float"/>
          <table:table-cell office:value="0.2703296703296703" office:value-type="float"/>
          <table:table-cell office:value="1.709974297062674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hrismiles__CMPopTipView</text:p>
          </table:table-cell>
          <table:table-cell office:value="24.8610300310099" office:value-type="float"/>
          <table:table-cell office:value="0.17782905672086446" office:value-type="float"/>
          <table:table-cell office:value="0.7142857142857143" office:value-type="float"/>
          <table:table-cell office:value="0.2347087658404648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quantmind__pulsar</text:p>
          </table:table-cell>
          <table:table-cell office:value="23.769778102254904" office:value-type="float"/>
          <table:table-cell office:value="0.10503546653991236" office:value-type="float"/>
          <table:table-cell office:value="0.3333333333333333" office:value-type="float"/>
          <table:table-cell office:value="1.735935589070980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ry__hydra</text:p>
          </table:table-cell>
          <table:table-cell office:value="21.865246532877347" office:value-type="float"/>
          <table:table-cell office:value="0.02360828320294106" office:value-type="float"/>
          <table:table-cell office:value="0.14754098360655737" office:value-type="float"/>
          <table:table-cell office:value="1.693123507996698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gular__angular.io</text:p>
          </table:table-cell>
          <table:table-cell office:value="21.39209645258816" office:value-type="float"/>
          <table:table-cell office:value="0.0322181694555869" office:value-type="float"/>
          <table:table-cell office:value="0.18571428571428572" office:value-type="float"/>
          <table:table-cell office:value="1.695060114795466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ymless__synergy-core</text:p>
          </table:table-cell>
          <table:table-cell office:value="20.742534979669156" office:value-type="float"/>
          <table:table-cell office:value="0.1268067349748709" office:value-type="float"/>
          <table:table-cell office:value="0.23119777158774374" office:value-type="float"/>
          <table:table-cell office:value="1.692343635555856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ossnocorp__jquery.turbolinks</text:p>
          </table:table-cell>
          <table:table-cell office:value="26.587032822235052" office:value-type="float"/>
          <table:table-cell office:value="0.42741382812047507" office:value-type="float"/>
          <table:table-cell office:value="0.2" office:value-type="float"/>
          <table:table-cell office:value="1.669128619613734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ubygems__rubygems</text:p>
          </table:table-cell>
          <table:table-cell office:value="21.302468618518294" office:value-type="float"/>
          <table:table-cell office:value="0.06284529679346414" office:value-type="float"/>
          <table:table-cell office:value="0.28679245283018867" office:value-type="float"/>
          <table:table-cell office:value="1.72461420383742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ebpack__webpack-dev-server</text:p>
          </table:table-cell>
          <table:table-cell office:value="20.653291297915466" office:value-type="float"/>
          <table:table-cell office:value="0.057396752363708704" office:value-type="float"/>
          <table:table-cell office:value="0.12568306010928962" office:value-type="float"/>
          <table:table-cell office:value="1.679659472539372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hocolatey__chocolatey</text:p>
          </table:table-cell>
          <table:table-cell office:value="21.08675589743899" office:value-type="float"/>
          <table:table-cell office:value="0.08195899622114515" office:value-type="float"/>
          <table:table-cell office:value="0.0784313725490196" office:value-type="float"/>
          <table:table-cell office:value="1.66784731538485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jombo__chronic</text:p>
          </table:table-cell>
          <table:table-cell office:value="20.875643267315965" office:value-type="float"/>
          <table:table-cell office:value="0.03972465745469903" office:value-type="float"/>
          <table:table-cell office:value="0.5263157894736842" office:value-type="float"/>
          <table:table-cell office:value="0.2356394420029605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hougo__neocomplcache.vim</text:p>
          </table:table-cell>
          <table:table-cell office:value="21.08837258266428" office:value-type="float"/>
          <table:table-cell office:value="0.09407523671714353" office:value-type="float"/>
          <table:table-cell office:value="0.13793103448275862" office:value-type="float"/>
          <table:table-cell office:value="1.705461268965615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aulLeCam__react-leaflet</text:p>
          </table:table-cell>
          <table:table-cell office:value="21.821043983766007" office:value-type="float"/>
          <table:table-cell office:value="0.09454636340125762" office:value-type="float"/>
          <table:table-cell office:value="0.23076923076923078" office:value-type="float"/>
          <table:table-cell office:value="1.703342841345040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ils__strong_parameters</text:p>
          </table:table-cell>
          <table:table-cell office:value="22.627025212567972" office:value-type="float"/>
          <table:table-cell office:value="0.053476386489387094" office:value-type="float"/>
          <table:table-cell office:value="0.05555555555555555" office:value-type="float"/>
          <table:table-cell office:value="1.681967658313231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yell0w__MTStatusBarOverlay</text:p>
          </table:table-cell>
          <table:table-cell office:value="42.26270371126519" office:value-type="float"/>
          <table:table-cell office:value="1" office:value-type="float"/>
          <table:table-cell office:value="0.5" office:value-type="float"/>
          <table:table-cell office:value="1.726416114157466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enssegers__laravel-mongodb</text:p>
          </table:table-cell>
          <table:table-cell office:value="21.58313037133859" office:value-type="float"/>
          <table:table-cell office:value="0.02280774153332669" office:value-type="float"/>
          <table:table-cell office:value="0.10784313725490197" office:value-type="float"/>
          <table:table-cell office:value="1.68735357383108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icklockwood__FXForms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1.719167293127769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agtail__wagtail</text:p>
          </table:table-cell>
          <table:table-cell office:value="21.43308751488255" office:value-type="float"/>
          <table:table-cell office:value="0.03842255221409385" office:value-type="float"/>
          <table:table-cell office:value="0.09545454545454546" office:value-type="float"/>
          <table:table-cell office:value="1.688275047640524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haarman__ListViewAnimations</text:p>
          </table:table-cell>
          <table:table-cell office:value="42.24979352395995" office:value-type="float"/>
          <table:table-cell office:value="1" office:value-type="float"/>
          <table:table-cell office:value="0.5" office:value-type="float"/>
          <table:table-cell office:value="0.248598609499643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eberauth__guardian</text:p>
          </table:table-cell>
          <table:table-cell office:value="22.22883053128138" office:value-type="float"/>
          <table:table-cell office:value="0.07948021167591494" office:value-type="float"/>
          <table:table-cell office:value="0.20689655172413793" office:value-type="float"/>
          <table:table-cell office:value="1.703928054621595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liviertassinari__react-swipeable-views</text:p>
          </table:table-cell>
          <table:table-cell office:value="22.14014768299758" office:value-type="float"/>
          <table:table-cell office:value="0.14230394931011917" office:value-type="float"/>
          <table:table-cell office:value="0.05263157894736842" office:value-type="float"/>
          <table:table-cell office:value="1.70864963816868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ien__ctrlp.vim</text:p>
          </table:table-cell>
          <table:table-cell office:value="20.986825203974846" office:value-type="float"/>
          <table:table-cell office:value="0.03698100696589657" office:value-type="float"/>
          <table:table-cell office:value="0.14893617021276595" office:value-type="float"/>
          <table:table-cell office:value="1.704753745225529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eroku__legacy-cli</text:p>
          </table:table-cell>
          <table:table-cell office:value="21.25701604986855" office:value-type="float"/>
          <table:table-cell office:value="0.03756784034189927" office:value-type="float"/>
          <table:table-cell office:value="0.525974025974026" office:value-type="float"/>
          <table:table-cell office:value="0.2442164767879574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ucadegasperi__oauth2-server-laravel</text:p>
          </table:table-cell>
          <table:table-cell office:value="26.690304900511013" office:value-type="float"/>
          <table:table-cell office:value="0.33911484294285743" office:value-type="float"/>
          <table:table-cell office:value="0.4" office:value-type="float"/>
          <table:table-cell office:value="1.74880838291198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ar7th__showdoc</text:p>
          </table:table-cell>
          <table:table-cell office:value="28.682920930810823" office:value-type="float"/>
          <table:table-cell office:value="0.8376647664622144" office:value-type="float"/>
          <table:table-cell office:value="0.5" office:value-type="float"/>
          <table:table-cell office:value="0.238743057328967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isualfc__liteide</text:p>
          </table:table-cell>
          <table:table-cell office:value="21.66387570434605" office:value-type="float"/>
          <table:table-cell office:value="0.1777054922035829" office:value-type="float"/>
          <table:table-cell office:value="0.3333333333333333" office:value-type="float"/>
          <table:table-cell office:value="1.733000957831429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gento__magento2</text:p>
          </table:table-cell>
          <table:table-cell office:value="21.49701998612206" office:value-type="float"/>
          <table:table-cell office:value="0.05966917645579387" office:value-type="float"/>
          <table:table-cell office:value="0.13432835820895522" office:value-type="float"/>
          <table:table-cell office:value="1.67673990742160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nvox__rack</text:p>
          </table:table-cell>
          <table:table-cell office:value="22.017037612798035" office:value-type="float"/>
          <table:table-cell office:value="0.0794801983382429" office:value-type="float"/>
          <table:table-cell office:value="0.1935483870967742" office:value-type="float"/>
          <table:table-cell office:value="1.69643676546737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alyticalGraphicsInc__cesium</text:p>
          </table:table-cell>
          <table:table-cell office:value="21.075756206139573" office:value-type="float"/>
          <table:table-cell office:value="0.02919311522014049" office:value-type="float"/>
          <table:table-cell office:value="0.20952380952380953" office:value-type="float"/>
          <table:table-cell office:value="1.696871816913630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quasarframework__quasar</text:p>
          </table:table-cell>
          <table:table-cell office:value="21.435848618373253" office:value-type="float"/>
          <table:table-cell office:value="0.059550198675997756" office:value-type="float"/>
          <table:table-cell office:value="0.14173228346456693" office:value-type="float"/>
          <table:table-cell office:value="1.69307956997523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__facebook-ios-sdk</text:p>
          </table:table-cell>
          <table:table-cell office:value="22.72596427724798" office:value-type="float"/>
          <table:table-cell office:value="0.021034742028781677" office:value-type="float"/>
          <table:table-cell office:value="0.5384615384615384" office:value-type="float"/>
          <table:table-cell office:value="1.733306806663384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avded__humane-js</text:p>
          </table:table-cell>
          <table:table-cell office:value="23.306842588964006" office:value-type="float"/>
          <table:table-cell office:value="0.09526390643064757" office:value-type="float"/>
          <table:table-cell office:value="0.25" office:value-type="float"/>
          <table:table-cell office:value="1.694528038833123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bileplayer__mobileplayer-ios</text:p>
          </table:table-cell>
          <table:table-cell office:value="27.86442359973731" office:value-type="float"/>
          <table:table-cell office:value="0.16318065924683078" office:value-type="float"/>
          <table:table-cell office:value="0.25" office:value-type="float"/>
          <table:table-cell office:value="1.693195596012022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ss__csso</text:p>
          </table:table-cell>
          <table:table-cell office:value="22.9054053655247" office:value-type="float"/>
          <table:table-cell office:value="0.06430965571794867" office:value-type="float"/>
          <table:table-cell office:value="0.46153846153846156" office:value-type="float"/>
          <table:table-cell office:value="1.740476531408312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z0ny__leapcast</text:p>
          </table:table-cell>
          <table:table-cell office:value="24.5096632381541" office:value-type="float"/>
          <table:table-cell office:value="0.23033121636132403" office:value-type="float"/>
          <table:table-cell office:value="0" office:value-type="float"/>
          <table:table-cell office:value="1.654844655854907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dnanh__webhook</text:p>
          </table:table-cell>
          <table:table-cell office:value="22.723238098330274" office:value-type="float"/>
          <table:table-cell office:value="0.20095613645699942" office:value-type="float"/>
          <table:table-cell office:value="0.10526315789473684" office:value-type="float"/>
          <table:table-cell office:value="1.68394528806150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potify__annoy</text:p>
          </table:table-cell>
          <table:table-cell office:value="21.447210501450137" office:value-type="float"/>
          <table:table-cell office:value="0.11007097534302453" office:value-type="float"/>
          <table:table-cell office:value="0.26666666666666666" office:value-type="float"/>
          <table:table-cell office:value="1.713910851202701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PCS3__rpcs3</text:p>
          </table:table-cell>
          <table:table-cell office:value="20.046891102668805" office:value-type="float"/>
          <table:table-cell office:value="0.12023102998597646" office:value-type="float"/>
          <table:table-cell office:value="0.14984709480122324" office:value-type="float"/>
          <table:table-cell office:value="1.683123708623572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ikit__uikit</text:p>
          </table:table-cell>
          <table:table-cell office:value="21.46922315012448" office:value-type="float"/>
          <table:table-cell office:value="0.05260205445204191" office:value-type="float"/>
          <table:table-cell office:value="0.13333333333333333" office:value-type="float"/>
          <table:table-cell office:value="1.687675859880417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gular__angular-cli</text:p>
          </table:table-cell>
          <table:table-cell office:value="20.590127900912" office:value-type="float"/>
          <table:table-cell office:value="0.11476727618001588" office:value-type="float"/>
          <table:table-cell office:value="0.25181159420289856" office:value-type="float"/>
          <table:table-cell office:value="1.713115394725667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sin-io__etcher</text:p>
          </table:table-cell>
          <table:table-cell office:value="21.041271361416413" office:value-type="float"/>
          <table:table-cell office:value="0.16471379216054513" office:value-type="float"/>
          <table:table-cell office:value="0.2619047619047619" office:value-type="float"/>
          <table:table-cell office:value="1.71905273433676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onsky__datascript</text:p>
          </table:table-cell>
          <table:table-cell office:value="22.111549498438617" office:value-type="float"/>
          <table:table-cell office:value="0.027939598924132853" office:value-type="float"/>
          <table:table-cell office:value="0.05714285714285714" office:value-type="float"/>
          <table:table-cell office:value="1.694453957722201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ubysherpas__forem</text:p>
          </table:table-cell>
          <table:table-cell office:value="21.779638457302152" office:value-type="float"/>
          <table:table-cell office:value="0.041827769165038796" office:value-type="float"/>
          <table:table-cell office:value="0.27419354838709675" office:value-type="float"/>
          <table:table-cell office:value="1.713441961396042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ools__godep</text:p>
          </table:table-cell>
          <table:table-cell office:value="21.132302791353972" office:value-type="float"/>
          <table:table-cell office:value="0.06533419353828211" office:value-type="float"/>
          <table:table-cell office:value="0.29896907216494845" office:value-type="float"/>
          <table:table-cell office:value="1.72934431699961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3__d3</text:p>
          </table:table-cell>
          <table:table-cell office:value="21.511835599681774" office:value-type="float"/>
          <table:table-cell office:value="0.011569213376645996" office:value-type="float"/>
          <table:table-cell office:value="0.025" office:value-type="float"/>
          <table:table-cell office:value="1.674296079568337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terial-components__material-components-ios</text:p>
          </table:table-cell>
          <table:table-cell office:value="21.643389737619817" office:value-type="float"/>
          <table:table-cell office:value="0.13792146004882633" office:value-type="float"/>
          <table:table-cell office:value="0.12280701754385964" office:value-type="float"/>
          <table:table-cell office:value="1.69679349398099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biolb__fabio</text:p>
          </table:table-cell>
          <table:table-cell office:value="21.651306335660262" office:value-type="float"/>
          <table:table-cell office:value="0.03530939630268356" office:value-type="float"/>
          <table:table-cell office:value="0.3488372093023256" office:value-type="float"/>
          <table:table-cell office:value="1.72456609680894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otepad-plus-plus__notepad-plus-plus</text:p>
          </table:table-cell>
          <table:table-cell office:value="20.96080491982165" office:value-type="float"/>
          <table:table-cell office:value="0.028189757035068763" office:value-type="float"/>
          <table:table-cell office:value="0.08482142857142858" office:value-type="float"/>
          <table:table-cell office:value="1.67672267340690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acobian__djangobook.com</text:p>
          </table:table-cell>
          <table:table-cell office:value="41.49784017907749" office:value-type="float"/>
          <table:table-cell office:value="1" office:value-type="float"/>
          <table:table-cell office:value="0" office:value-type="float"/>
          <table:table-cell office:value="1.726203981084999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igoneri__syte</text:p>
          </table:table-cell>
          <table:table-cell office:value="24.67519113272287" office:value-type="float"/>
          <table:table-cell office:value="0.05189314289812982" office:value-type="float"/>
          <table:table-cell office:value="0.25" office:value-type="float"/>
          <table:table-cell office:value="1.6923588410268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witter-archive__gizzard</text:p>
          </table:table-cell>
          <table:table-cell office:value="26.479482462411045" office:value-type="float"/>
          <table:table-cell office:value="0.06755301604325437" office:value-type="float"/>
          <table:table-cell office:value="0.2" office:value-type="float"/>
          <table:table-cell office:value="1.719593340157141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schmid__Entitas-CSharp</text:p>
          </table:table-cell>
          <table:table-cell office:value="21.47503748615608" office:value-type="float"/>
          <table:table-cell office:value="0.04671969084315938" office:value-type="float"/>
          <table:table-cell office:value="0.13274336283185842" office:value-type="float"/>
          <table:table-cell office:value="1.686796439008089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olt__bolt</text:p>
          </table:table-cell>
          <table:table-cell office:value="21.64851806415827" office:value-type="float"/>
          <table:table-cell office:value="0.030928783165688627" office:value-type="float"/>
          <table:table-cell office:value="0.02040816326530612" office:value-type="float"/>
          <table:table-cell office:value="1.665507133845439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ztellman__lamina</text:p>
          </table:table-cell>
          <table:table-cell office:value="28.439123553830175" office:value-type="float"/>
          <table:table-cell office:value="0.31411551098586465" office:value-type="float"/>
          <table:table-cell office:value="0" office:value-type="float"/>
          <table:table-cell office:value="1.699649872167142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ncher__rancher</text:p>
          </table:table-cell>
          <table:table-cell office:value="21.10423711147486" office:value-type="float"/>
          <table:table-cell office:value="0.05538439809734996" office:value-type="float"/>
          <table:table-cell office:value="0.3603238866396761" office:value-type="float"/>
          <table:table-cell office:value="1.730242825958671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h-unit__gh-unit</text:p>
          </table:table-cell>
          <table:table-cell office:value="21.55502663561922" office:value-type="float"/>
          <table:table-cell office:value="0.07299260892362136" office:value-type="float"/>
          <table:table-cell office:value="0.07142857142857142" office:value-type="float"/>
          <table:table-cell office:value="1.680535800962173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ksonov__react-native-router-flux</text:p>
          </table:table-cell>
          <table:table-cell office:value="21.412747208169048" office:value-type="float"/>
          <table:table-cell office:value="0.07956791258691982" office:value-type="float"/>
          <table:table-cell office:value="0.17532467532467533" office:value-type="float"/>
          <table:table-cell office:value="1.70703965835327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ermux__termux-app</text:p>
          </table:table-cell>
          <table:table-cell office:value="21.106452217538358" office:value-type="float"/>
          <table:table-cell office:value="0.036687027237107005" office:value-type="float"/>
          <table:table-cell office:value="0.12903225806451613" office:value-type="float"/>
          <table:table-cell office:value="1.67293592530183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eapmotion__leapjs</text:p>
          </table:table-cell>
          <table:table-cell office:value="22.270550544070666" office:value-type="float"/>
          <table:table-cell office:value="0.09216602871200692" office:value-type="float"/>
          <table:table-cell office:value="0.19047619047619047" office:value-type="float"/>
          <table:table-cell office:value="1.703038441455664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yncthing__syncthing</text:p>
          </table:table-cell>
          <table:table-cell office:value="20.683801776908034" office:value-type="float"/>
          <table:table-cell office:value="0.04984094458367968" office:value-type="float"/>
          <table:table-cell office:value="0.22023809523809523" office:value-type="float"/>
          <table:table-cell office:value="1.710028766197751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lm__SwiftLint</text:p>
          </table:table-cell>
          <table:table-cell office:value="21.130454275859584" office:value-type="float"/>
          <table:table-cell office:value="0.01931757266584459" office:value-type="float"/>
          <table:table-cell office:value="0.13385826771653545" office:value-type="float"/>
          <table:table-cell office:value="1.703229121854275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ustomelements__www</text:p>
          </table:table-cell>
          <table:table-cell office:value="25.016509072022178" office:value-type="float"/>
          <table:table-cell office:value="0.2078368796826079" office:value-type="float"/>
          <table:table-cell office:value="0.2857142857142857" office:value-type="float"/>
          <table:table-cell office:value="1.720760245466578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ffes__sstoolkit</text:p>
          </table:table-cell>
          <table:table-cell office:value="24.271868477294483" office:value-type="float"/>
          <table:table-cell office:value="0.1988055819475811" office:value-type="float"/>
          <table:table-cell office:value="0.25" office:value-type="float"/>
          <table:table-cell office:value="1.73294043646296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gular-ui__ui-grid</text:p>
          </table:table-cell>
          <table:table-cell office:value="21.378883978802847" office:value-type="float"/>
          <table:table-cell office:value="0.0628379662683523" office:value-type="float"/>
          <table:table-cell office:value="0.1191588785046729" office:value-type="float"/>
          <table:table-cell office:value="1.676886529248631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pulec__freezegun</text:p>
          </table:table-cell>
          <table:table-cell office:value="21.455695304188385" office:value-type="float"/>
          <table:table-cell office:value="0.08008301180721784" office:value-type="float"/>
          <table:table-cell office:value="0.32" office:value-type="float"/>
          <table:table-cell office:value="1.714845568755931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muxinator__tmuxinator</text:p>
          </table:table-cell>
          <table:table-cell office:value="21.345484179181717" office:value-type="float"/>
          <table:table-cell office:value="0.05323281871315747" office:value-type="float"/>
          <table:table-cell office:value="0.28" office:value-type="float"/>
          <table:table-cell office:value="1.731705068914351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mab__django-social-auth</text:p>
          </table:table-cell>
          <table:table-cell office:value="22.036039213124734" office:value-type="float"/>
          <table:table-cell office:value="0.024983318077379375" office:value-type="float"/>
          <table:table-cell office:value="0.25" office:value-type="float"/>
          <table:table-cell office:value="1.703939608510744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quare__dagger</text:p>
          </table:table-cell>
          <table:table-cell office:value="21.65022149075822" office:value-type="float"/>
          <table:table-cell office:value="0.00822112816678163" office:value-type="float"/>
          <table:table-cell office:value="0.16216216216216217" office:value-type="float"/>
          <table:table-cell office:value="1.687484942383692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umptech__glide</text:p>
          </table:table-cell>
          <table:table-cell office:value="21.10312359643612" office:value-type="float"/>
          <table:table-cell office:value="0.07257133960499822" office:value-type="float"/>
          <table:table-cell office:value="0.360381861575179" office:value-type="float"/>
          <table:table-cell office:value="1.72993751622088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pseclib__phpseclib</text:p>
          </table:table-cell>
          <table:table-cell office:value="21.142195483307763" office:value-type="float"/>
          <table:table-cell office:value="0.06766779348039305" office:value-type="float"/>
          <table:table-cell office:value="0.39473684210526316" office:value-type="float"/>
          <table:table-cell office:value="0.2453732873154502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zilla-services__heka</text:p>
          </table:table-cell>
          <table:table-cell office:value="21.29445279003091" office:value-type="float"/>
          <table:table-cell office:value="0.0068932157875831" office:value-type="float"/>
          <table:table-cell office:value="0.18181818181818182" office:value-type="float"/>
          <table:table-cell office:value="1.713697080010578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omebrew__brew</text:p>
          </table:table-cell>
          <table:table-cell office:value="20.883934263254048" office:value-type="float"/>
          <table:table-cell office:value="0.13321195335988434" office:value-type="float"/>
          <table:table-cell office:value="0.28125" office:value-type="float"/>
          <table:table-cell office:value="1.718656949399507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cvim-dev__macvim</text:p>
          </table:table-cell>
          <table:table-cell office:value="20.958942473192533" office:value-type="float"/>
          <table:table-cell office:value="0.04435607383414364" office:value-type="float"/>
          <table:table-cell office:value="0.2537313432835821" office:value-type="float"/>
          <table:table-cell office:value="1.711257450631304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tom__atom</text:p>
          </table:table-cell>
          <table:table-cell office:value="20.763378043533304" office:value-type="float"/>
          <table:table-cell office:value="0.08107096200542312" office:value-type="float"/>
          <table:table-cell office:value="0.19205298013245034" office:value-type="float"/>
          <table:table-cell office:value="1.69135975221781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zurb__foundation-apps</text:p>
          </table:table-cell>
          <table:table-cell office:value="21.292420872000488" office:value-type="float"/>
          <table:table-cell office:value="0.03726070651326704" office:value-type="float"/>
          <table:table-cell office:value="0.16" office:value-type="float"/>
          <table:table-cell office:value="1.68205278952194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ryGhost__Ghost</text:p>
          </table:table-cell>
          <table:table-cell office:value="21.01677420033959" office:value-type="float"/>
          <table:table-cell office:value="0.03656228201383179" office:value-type="float"/>
          <table:table-cell office:value="0.09466019417475728" office:value-type="float"/>
          <table:table-cell office:value="1.678857005338134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rigade__scss-lint</text:p>
          </table:table-cell>
          <table:table-cell office:value="21.941834149190647" office:value-type="float"/>
          <table:table-cell office:value="0.06479978658493983" office:value-type="float"/>
          <table:table-cell office:value="0.023809523809523808" office:value-type="float"/>
          <table:table-cell office:value="1.67811379437474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artograph__kartograph.js</text:p>
          </table:table-cell>
          <table:table-cell office:value="42.455294703099185" office:value-type="float"/>
          <table:table-cell office:value="1" office:value-type="float"/>
          <table:table-cell office:value="0" office:value-type="float"/>
          <table:table-cell office:value="1.604112624046951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cRuby__MacRuby</text:p>
          </table:table-cell>
          <table:table-cell office:value="24.534653197918395" office:value-type="float"/>
          <table:table-cell office:value="0.15925662446917266" office:value-type="float"/>
          <table:table-cell office:value="0" office:value-type="float"/>
          <table:table-cell office:value="1.708045294665469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witter__heron</text:p>
          </table:table-cell>
          <table:table-cell office:value="21.20547602039454" office:value-type="float"/>
          <table:table-cell office:value="0.07715831912482236" office:value-type="float"/>
          <table:table-cell office:value="0.27848101265822783" office:value-type="float"/>
          <table:table-cell office:value="1.72688407148852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ytransitions__transitions</text:p>
          </table:table-cell>
          <table:table-cell office:value="22.088062581747753" office:value-type="float"/>
          <table:table-cell office:value="0.03621982038337394" office:value-type="float"/>
          <table:table-cell office:value="0.25806451612903225" office:value-type="float"/>
          <table:table-cell office:value="1.713234454971619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oomla__joomla-cms</text:p>
          </table:table-cell>
          <table:table-cell office:value="21.612663830606014" office:value-type="float"/>
          <table:table-cell office:value="0.04467953042999765" office:value-type="float"/>
          <table:table-cell office:value="0.052054794520547946" office:value-type="float"/>
          <table:table-cell office:value="1.64980302776267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heNewNormal__kube-solo-osx</text:p>
          </table:table-cell>
          <table:table-cell office:value="22.144046764173886" office:value-type="float"/>
          <table:table-cell office:value="0.13999161901101442" office:value-type="float"/>
          <table:table-cell office:value="0.25" office:value-type="float"/>
          <table:table-cell office:value="1.737173300427886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utomattic__wp-calypso</text:p>
          </table:table-cell>
          <table:table-cell office:value="21.35516318481649" office:value-type="float"/>
          <table:table-cell office:value="0.01632008063378561" office:value-type="float"/>
          <table:table-cell office:value="0.041666666666666664" office:value-type="float"/>
          <table:table-cell office:value="1.683391065699311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rmaxwell__maltrieve</text:p>
          </table:table-cell>
          <table:table-cell office:value="23.9654422556631" office:value-type="float"/>
          <table:table-cell office:value="0.47496651637210413" office:value-type="float"/>
          <table:table-cell office:value="0.375" office:value-type="float"/>
          <table:table-cell office:value="1.731709025824052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__gxui</text:p>
          </table:table-cell>
          <table:table-cell office:value="23.029129609567974" office:value-type="float"/>
          <table:table-cell office:value="0.12968409186109356" office:value-type="float"/>
          <table:table-cell office:value="0.23076923076923078" office:value-type="float"/>
          <table:table-cell office:value="1.70862667804868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anboard__kanboard</text:p>
          </table:table-cell>
          <table:table-cell office:value="21.304047339031833" office:value-type="float"/>
          <table:table-cell office:value="0.11097379093407134" office:value-type="float"/>
          <table:table-cell office:value="0.15508021390374332" office:value-type="float"/>
          <table:table-cell office:value="1.69104639144870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ig__json-framework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1.70206985025943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hoofman__wordpress-heroku</text:p>
          </table:table-cell>
          <table:table-cell office:value="28.728845635339194" office:value-type="float"/>
          <table:table-cell office:value="0.21853222966232744" office:value-type="float"/>
          <table:table-cell office:value="0" office:value-type="float"/>
          <table:table-cell office:value="1.587196313300918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ibjs__fibjs</text:p>
          </table:table-cell>
          <table:table-cell office:value="26.063867479006234" office:value-type="float"/>
          <table:table-cell office:value="0.15040192735361657" office:value-type="float"/>
          <table:table-cell office:value="1" office:value-type="float"/>
          <table:table-cell office:value="0.186649759504917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penRefine__OpenRefine</text:p>
          </table:table-cell>
          <table:table-cell office:value="21.49853337608016" office:value-type="float"/>
          <table:table-cell office:value="0.13154633084535525" office:value-type="float"/>
          <table:table-cell office:value="0.1875" office:value-type="float"/>
          <table:table-cell office:value="1.709663053388087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rclay__minify</text:p>
          </table:table-cell>
          <table:table-cell office:value="23.206778591619127" office:value-type="float"/>
          <table:table-cell office:value="0.009208467576946303" office:value-type="float"/>
          <table:table-cell office:value="0" office:value-type="float"/>
          <table:table-cell office:value="1.636656393014985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ohannilsson__android-pulltorefresh</text:p>
          </table:table-cell>
          <table:table-cell office:value="23.93712124783357" office:value-type="float"/>
          <table:table-cell office:value="0.13549503340397648" office:value-type="float"/>
          <table:table-cell office:value="0.3" office:value-type="float"/>
          <table:table-cell office:value="1.725441521083253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ubSpot__offline</text:p>
          </table:table-cell>
          <table:table-cell office:value="21.84696971323374" office:value-type="float"/>
          <table:table-cell office:value="0.08821678296192433" office:value-type="float"/>
          <table:table-cell office:value="0.19230769230769232" office:value-type="float"/>
          <table:table-cell office:value="1.696715619740512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osh__css-explain</text:p>
          </table:table-cell>
          <table:table-cell office:value="43.34232728518363" office:value-type="float"/>
          <table:table-cell office:value="1" office:value-type="float"/>
          <table:table-cell office:value="0.5" office:value-type="float"/>
          <table:table-cell office:value="1.717151905729511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klai__koala</text:p>
          </table:table-cell>
          <table:table-cell office:value="21.91937611085225" office:value-type="float"/>
          <table:table-cell office:value="0.029364249828125466" office:value-type="float"/>
          <table:table-cell office:value="0.14285714285714285" office:value-type="float"/>
          <table:table-cell office:value="1.693562354309126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volunet__angular-carousel</text:p>
          </table:table-cell>
          <table:table-cell office:value="21.376815312033088" office:value-type="float"/>
          <table:table-cell office:value="0.152050255494972" office:value-type="float"/>
          <table:table-cell office:value="0.2" office:value-type="float"/>
          <table:table-cell office:value="1.710561398249659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oocommerce__woocommerce</text:p>
          </table:table-cell>
          <table:table-cell office:value="21.626131627591533" office:value-type="float"/>
          <table:table-cell office:value="0.02731347892948562" office:value-type="float"/>
          <table:table-cell office:value="0.07706766917293233" office:value-type="float"/>
          <table:table-cell office:value="1.660880922621957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undcloud__roshi</text:p>
          </table:table-cell>
          <table:table-cell office:value="41.054978586357095" office:value-type="float"/>
          <table:table-cell office:value="1" office:value-type="float"/>
          <table:table-cell office:value="0" office:value-type="float"/>
          <table:table-cell office:value="1.686615059669206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yenv__pyenv</text:p>
          </table:table-cell>
          <table:table-cell office:value="20.632036654058766" office:value-type="float"/>
          <table:table-cell office:value="0.07451172900960608" office:value-type="float"/>
          <table:table-cell office:value="0.2828282828282828" office:value-type="float"/>
          <table:table-cell office:value="1.699511818616015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ika__pika</text:p>
          </table:table-cell>
          <table:table-cell office:value="21.6020023473008" office:value-type="float"/>
          <table:table-cell office:value="0.05472287917150279" office:value-type="float"/>
          <table:table-cell office:value="0.21929824561403508" office:value-type="float"/>
          <table:table-cell office:value="1.706491643514139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-e-w__finalterm</text:p>
          </table:table-cell>
          <table:table-cell office:value="21.614098471724617" office:value-type="float"/>
          <table:table-cell office:value="0.10395461126785788" office:value-type="float"/>
          <table:table-cell office:value="0.3333333333333333" office:value-type="float"/>
          <table:table-cell office:value="1.726449773982586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pnetboilerplate__aspnetboilerplate</text:p>
          </table:table-cell>
          <table:table-cell office:value="21.165074400011893" office:value-type="float"/>
          <table:table-cell office:value="0.12146156440590587" office:value-type="float"/>
          <table:table-cell office:value="0.330188679245283" office:value-type="float"/>
          <table:table-cell office:value="1.73378395665259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icklockwood__iVersion</text:p>
          </table:table-cell>
          <table:table-cell office:value="23.850541758853396" office:value-type="float"/>
          <table:table-cell office:value="0.17092108575805265" office:value-type="float"/>
          <table:table-cell office:value="0" office:value-type="float"/>
          <table:table-cell office:value="1.635733351619842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__closure-library</text:p>
          </table:table-cell>
          <table:table-cell office:value="21.912747907318774" office:value-type="float"/>
          <table:table-cell office:value="0.009495325966047" office:value-type="float"/>
          <table:table-cell office:value="0.075" office:value-type="float"/>
          <table:table-cell office:value="1.67875502459204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xplosion__spaCy</text:p>
          </table:table-cell>
          <table:table-cell office:value="21.15911130896977" office:value-type="float"/>
          <table:table-cell office:value="0.024943152645891125" office:value-type="float"/>
          <table:table-cell office:value="0.24166666666666667" office:value-type="float"/>
          <table:table-cell office:value="1.709699230154461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stlane__fastlane</text:p>
          </table:table-cell>
          <table:table-cell office:value="20.97826507203372" office:value-type="float"/>
          <table:table-cell office:value="0.08824412942001132" office:value-type="float"/>
          <table:table-cell office:value="0.25100133511348466" office:value-type="float"/>
          <table:table-cell office:value="1.71400977530034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tinance__react-native-fs</text:p>
          </table:table-cell>
          <table:table-cell office:value="21.50662329735302" office:value-type="float"/>
          <table:table-cell office:value="0.04870794728798896" office:value-type="float"/>
          <table:table-cell office:value="0.3076923076923077" office:value-type="float"/>
          <table:table-cell office:value="1.72061031858244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efarius__ScpToolkit</text:p>
          </table:table-cell>
          <table:table-cell office:value="20.853347954659764" office:value-type="float"/>
          <table:table-cell office:value="0.10293663293343032" office:value-type="float"/>
          <table:table-cell office:value="0.11267605633802817" office:value-type="float"/>
          <table:table-cell office:value="1.648486109961636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youknowone__UI7Kit</text:p>
          </table:table-cell>
          <table:table-cell office:value="23.194765594003446" office:value-type="float"/>
          <table:table-cell office:value="0.2513303970335155" office:value-type="float"/>
          <table:table-cell office:value="0.25" office:value-type="float"/>
          <table:table-cell office:value="1.734495673873566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-fabric__velocity-react</text:p>
          </table:table-cell>
          <table:table-cell office:value="21.65404630013112" office:value-type="float"/>
          <table:table-cell office:value="0.06105410403988717" office:value-type="float"/>
          <table:table-cell office:value="0.08333333333333333" office:value-type="float"/>
          <table:table-cell office:value="1.682230334999122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anjs__canjs</text:p>
          </table:table-cell>
          <table:table-cell office:value="21.212672129668157" office:value-type="float"/>
          <table:table-cell office:value="0.01975238719841425" office:value-type="float"/>
          <table:table-cell office:value="0.029411764705882353" office:value-type="float"/>
          <table:table-cell office:value="1.668421961550403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t2zz__redux-persist</text:p>
          </table:table-cell>
          <table:table-cell office:value="21.139744244230783" office:value-type="float"/>
          <table:table-cell office:value="0.07456891080059862" office:value-type="float"/>
          <table:table-cell office:value="0.19318181818181818" office:value-type="float"/>
          <table:table-cell office:value="1.707162115673987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akiestfu__Snap.js</text:p>
          </table:table-cell>
          <table:table-cell office:value="22.78896958568592" office:value-type="float"/>
          <table:table-cell office:value="0.11504299273485696" office:value-type="float"/>
          <table:table-cell office:value="0.13333333333333333" office:value-type="float"/>
          <table:table-cell office:value="1.69771611280057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heintern__intern</text:p>
          </table:table-cell>
          <table:table-cell office:value="21.04711833636012" office:value-type="float"/>
          <table:table-cell office:value="0.06218311618682174" office:value-type="float"/>
          <table:table-cell office:value="0.19402985074626866" office:value-type="float"/>
          <table:table-cell office:value="1.69987280355460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evExpress__testcafe</text:p>
          </table:table-cell>
          <table:table-cell office:value="20.520302014179425" office:value-type="float"/>
          <table:table-cell office:value="0.09650454688261238" office:value-type="float"/>
          <table:table-cell office:value="0.22695035460992907" office:value-type="float"/>
          <table:table-cell office:value="1.710261330000998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msky__holder</text:p>
          </table:table-cell>
          <table:table-cell office:value="23.26098793605653" office:value-type="float"/>
          <table:table-cell office:value="0.19844345981239778" office:value-type="float"/>
          <table:table-cell office:value="0.09090909090909091" office:value-type="float"/>
          <table:table-cell office:value="1.65498973849931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rockallen__BrockAllen.MembershipReboot</text:p>
          </table:table-cell>
          <table:table-cell office:value="21.73495364014122" office:value-type="float"/>
          <table:table-cell office:value="0.035010352641708486" office:value-type="float"/>
          <table:table-cell office:value="0.08695652173913043" office:value-type="float"/>
          <table:table-cell office:value="1.693489807753735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upyterlab__jupyterlab</text:p>
          </table:table-cell>
          <table:table-cell office:value="21.063072036850457" office:value-type="float"/>
          <table:table-cell office:value="0.04787305738510261" office:value-type="float"/>
          <table:table-cell office:value="0.16666666666666666" office:value-type="float"/>
          <table:table-cell office:value="1.691765851297084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asesandberg__reactcss</text:p>
          </table:table-cell>
          <table:table-cell office:value="24.31713859089365" office:value-type="float"/>
          <table:table-cell office:value="0.12841498547936428" office:value-type="float"/>
          <table:table-cell office:value="0.375" office:value-type="float"/>
          <table:table-cell office:value="1.730339405328817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aredsinclair__JTSImageViewController</text:p>
          </table:table-cell>
          <table:table-cell office:value="23.5034254030605" office:value-type="float"/>
          <table:table-cell office:value="0.1846539204608126" office:value-type="float"/>
          <table:table-cell office:value="0.2222222222222222" office:value-type="float"/>
          <table:table-cell office:value="1.718301723158344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ilJay__MPAndroidChart</text:p>
          </table:table-cell>
          <table:table-cell office:value="21.36511179386923" office:value-type="float"/>
          <table:table-cell office:value="0.142404085354512" office:value-type="float"/>
          <table:table-cell office:value="0.5714285714285714" office:value-type="float"/>
          <table:table-cell office:value="0.228976259558052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ediaBrowser__Emby</text:p>
          </table:table-cell>
          <table:table-cell office:value="20.644657903163043" office:value-type="float"/>
          <table:table-cell office:value="0.03993268286873286" office:value-type="float"/>
          <table:table-cell office:value="0.24369747899159663" office:value-type="float"/>
          <table:table-cell office:value="1.707111413172656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64dbg__x64dbg</text:p>
          </table:table-cell>
          <table:table-cell office:value="21.18429153285779" office:value-type="float"/>
          <table:table-cell office:value="0.11387390343085979" office:value-type="float"/>
          <table:table-cell office:value="0.5480769230769231" office:value-type="float"/>
          <table:table-cell office:value="1.732131190853756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jake__Solandra</text:p>
          </table:table-cell>
          <table:table-cell office:value="22.45733689146667" office:value-type="float"/>
          <table:table-cell office:value="0.25552216269845723" office:value-type="float"/>
          <table:table-cell office:value="0.4375" office:value-type="float"/>
          <table:table-cell office:value="0.231881326221787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e-commit__pre-commit</text:p>
          </table:table-cell>
          <table:table-cell office:value="21.449630917828216" office:value-type="float"/>
          <table:table-cell office:value="0.016397321452043645" office:value-type="float"/>
          <table:table-cell office:value="0.2" office:value-type="float"/>
          <table:table-cell office:value="1.682980195707583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pc__grpc-java</text:p>
          </table:table-cell>
          <table:table-cell office:value="21.148513905423332" office:value-type="float"/>
          <table:table-cell office:value="0.06987148696090695" office:value-type="float"/>
          <table:table-cell office:value="0.27450980392156865" office:value-type="float"/>
          <table:table-cell office:value="1.722850109598020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lientIO__joint</text:p>
          </table:table-cell>
          <table:table-cell office:value="21.872212061235327" office:value-type="float"/>
          <table:table-cell office:value="0.05347202912429849" office:value-type="float"/>
          <table:table-cell office:value="0.0967741935483871" office:value-type="float"/>
          <table:table-cell office:value="1.69363903820947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inkedin__pinot</text:p>
          </table:table-cell>
          <table:table-cell office:value="21.890954758943874" office:value-type="float"/>
          <table:table-cell office:value="0.12208062532828938" office:value-type="float"/>
          <table:table-cell office:value="0.16981132075471697" office:value-type="float"/>
          <table:table-cell office:value="1.710168453660508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etBrains__kotlin</text:p>
          </table:table-cell>
          <table:table-cell office:value="21.25608774743834" office:value-type="float"/>
          <table:table-cell office:value="0.022509176433241462" office:value-type="float"/>
          <table:table-cell office:value="0.3076923076923077" office:value-type="float"/>
          <table:table-cell office:value="1.722944477295038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slint__eslint</text:p>
          </table:table-cell>
          <table:table-cell office:value="21.04338161133771" office:value-type="float"/>
          <table:table-cell office:value="0.019282090612887548" office:value-type="float"/>
          <table:table-cell office:value="0.09795918367346938" office:value-type="float"/>
          <table:table-cell office:value="1.687574815692486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mberjs__data</text:p>
          </table:table-cell>
          <table:table-cell office:value="21.094218047422768" office:value-type="float"/>
          <table:table-cell office:value="0.022333323166919012" office:value-type="float"/>
          <table:table-cell office:value="0.06030150753768844" office:value-type="float"/>
          <table:table-cell office:value="1.684468392691358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ropbox__dropbox-js</text:p>
          </table:table-cell>
          <table:table-cell office:value="21.581899545268463" office:value-type="float"/>
          <table:table-cell office:value="0.08688311765884227" office:value-type="float"/>
          <table:table-cell office:value="0.16666666666666666" office:value-type="float"/>
          <table:table-cell office:value="1.683235064213225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ciimoo__drawille</text:p>
          </table:table-cell>
          <table:table-cell office:value="28.45372141007938" office:value-type="float"/>
          <table:table-cell office:value="0.48391611485664615" office:value-type="float"/>
          <table:table-cell office:value="0.5" office:value-type="float"/>
          <table:table-cell office:value="1.74405717353243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rtf__grapesjs</text:p>
          </table:table-cell>
          <table:table-cell office:value="21.65607963066674" office:value-type="float"/>
          <table:table-cell office:value="0.04205788276024047" office:value-type="float"/>
          <table:table-cell office:value="0.09848484848484848" office:value-type="float"/>
          <table:table-cell office:value="1.691380985578222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ideojs__video.js</text:p>
          </table:table-cell>
          <table:table-cell office:value="20.907949983374575" office:value-type="float"/>
          <table:table-cell office:value="0.04094548038374509" office:value-type="float"/>
          <table:table-cell office:value="0.05944055944055944" office:value-type="float"/>
          <table:table-cell office:value="1.64813319406417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earst-DD__ObjectMapper</text:p>
          </table:table-cell>
          <table:table-cell office:value="21.54645918031564" office:value-type="float"/>
          <table:table-cell office:value="0.029036348713647908" office:value-type="float"/>
          <table:table-cell office:value="0.22033898305084745" office:value-type="float"/>
          <table:table-cell office:value="1.71557029951001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MonkeyEngine__jmonkeyengine</text:p>
          </table:table-cell>
          <table:table-cell office:value="21.63392812849071" office:value-type="float"/>
          <table:table-cell office:value="0.06068424345162341" office:value-type="float"/>
          <table:table-cell office:value="0.021739130434782608" office:value-type="float"/>
          <table:table-cell office:value="1.677058242350841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ocood__freecache</text:p>
          </table:table-cell>
          <table:table-cell office:value="28.665975390529468" office:value-type="float"/>
          <table:table-cell office:value="0.6032308598251678" office:value-type="float"/>
          <table:table-cell office:value="0.75" office:value-type="float"/>
          <table:table-cell office:value="0.16949616128682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dfin__react-server</text:p>
          </table:table-cell>
          <table:table-cell office:value="22.059190919737485" office:value-type="float"/>
          <table:table-cell office:value="0.052447957241701" office:value-type="float"/>
          <table:table-cell office:value="0.08333333333333333" office:value-type="float"/>
          <table:table-cell office:value="1.656935412506492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ivy__python-for-android</text:p>
          </table:table-cell>
          <table:table-cell office:value="20.648131706483735" office:value-type="float"/>
          <table:table-cell office:value="0.04589894725429189" office:value-type="float"/>
          <table:table-cell office:value="0.2919254658385093" office:value-type="float"/>
          <table:table-cell office:value="1.70260894575452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LPchina__elasticsearch-sql</text:p>
          </table:table-cell>
          <table:table-cell office:value="21.902365654106383" office:value-type="float"/>
          <table:table-cell office:value="0.1263159924723065" office:value-type="float"/>
          <table:table-cell office:value="0.4358974358974359" office:value-type="float"/>
          <table:table-cell office:value="0.241486134700191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exojs__hexo</text:p>
          </table:table-cell>
          <table:table-cell office:value="21.12232460742816" office:value-type="float"/>
          <table:table-cell office:value="0.14778648061125552" office:value-type="float"/>
          <table:table-cell office:value="0.41025641025641024" office:value-type="float"/>
          <table:table-cell office:value="1.742713618693020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norganik__countUp.js</text:p>
          </table:table-cell>
          <table:table-cell office:value="23.25570870428341" office:value-type="float"/>
          <table:table-cell office:value="0.18739553038633325" office:value-type="float"/>
          <table:table-cell office:value="0.375" office:value-type="float"/>
          <table:table-cell office:value="1.747236479365738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rublic__css-modal</text:p>
          </table:table-cell>
          <table:table-cell office:value="22.968749358901167" office:value-type="float"/>
          <table:table-cell office:value="0.018186935774244534" office:value-type="float"/>
          <table:table-cell office:value="0.2857142857142857" office:value-type="float"/>
          <table:table-cell office:value="1.689573708430483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xcl__PromiseKit</text:p>
          </table:table-cell>
          <table:table-cell office:value="20.678316725448813" office:value-type="float"/>
          <table:table-cell office:value="0.04853486412346782" office:value-type="float"/>
          <table:table-cell office:value="0.2978723404255319" office:value-type="float"/>
          <table:table-cell office:value="1.72548596308918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kepenz__MaterialDrawer</text:p>
          </table:table-cell>
          <table:table-cell office:value="21.201743593152237" office:value-type="float"/>
          <table:table-cell office:value="0.1179393808346592" office:value-type="float"/>
          <table:table-cell office:value="0.43315508021390375" office:value-type="float"/>
          <table:table-cell office:value="1.74255595586996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ddyosmani__grunt-uncss</text:p>
          </table:table-cell>
          <table:table-cell office:value="22.338651545903968" office:value-type="float"/>
          <table:table-cell office:value="0.11150716110916588" office:value-type="float"/>
          <table:table-cell office:value="0.4" office:value-type="float"/>
          <table:table-cell office:value="1.71045313721146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aradock__laradock</text:p>
          </table:table-cell>
          <table:table-cell office:value="21.063634918223237" office:value-type="float"/>
          <table:table-cell office:value="0.05981717857366087" office:value-type="float"/>
          <table:table-cell office:value="0.1437908496732026" office:value-type="float"/>
          <table:table-cell office:value="1.684397760914117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rikras__redux-form</text:p>
          </table:table-cell>
          <table:table-cell office:value="21.259936355468014" office:value-type="float"/>
          <table:table-cell office:value="0.0258171956734126" office:value-type="float"/>
          <table:table-cell office:value="0.07058823529411765" office:value-type="float"/>
          <table:table-cell office:value="1.678419288798990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evxoul__Then</text:p>
          </table:table-cell>
          <table:table-cell office:value="32.70605208369197" office:value-type="float"/>
          <table:table-cell office:value="0.8938330850198849" office:value-type="float"/>
          <table:table-cell office:value="0.6666666666666666" office:value-type="float"/>
          <table:table-cell office:value="1.735201442474115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ebastianbergmann__money</text:p>
          </table:table-cell>
          <table:table-cell office:value="43.31228318005101" office:value-type="float"/>
          <table:table-cell office:value="1" office:value-type="float"/>
          <table:table-cell office:value="0" office:value-type="float"/>
          <table:table-cell office:value="1.6762282691717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onestbleeps__Reddit-Enhancement-Suite</text:p>
          </table:table-cell>
          <table:table-cell office:value="20.9457792662564" office:value-type="float"/>
          <table:table-cell office:value="0.08601944949672762" office:value-type="float"/>
          <table:table-cell office:value="0.09411764705882353" office:value-type="float"/>
          <table:table-cell office:value="1.68232054574673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akimel__reveal.js</text:p>
          </table:table-cell>
          <table:table-cell office:value="21.46718725524502" office:value-type="float"/>
          <table:table-cell office:value="0.05862283375955698" office:value-type="float"/>
          <table:table-cell office:value="0.10344827586206896" office:value-type="float"/>
          <table:table-cell office:value="1.68219957052827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ebpack-contrib__sass-loader</text:p>
          </table:table-cell>
          <table:table-cell office:value="21.17278040164843" office:value-type="float"/>
          <table:table-cell office:value="0.04910144443962857" office:value-type="float"/>
          <table:table-cell office:value="0.20149253731343283" office:value-type="float"/>
          <table:table-cell office:value="1.699880100716855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ybridauth__hybridauth</text:p>
          </table:table-cell>
          <table:table-cell office:value="21.775060441153396" office:value-type="float"/>
          <table:table-cell office:value="0.1472554023003632" office:value-type="float"/>
          <table:table-cell office:value="0.20833333333333334" office:value-type="float"/>
          <table:table-cell office:value="1.70686162214525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ili-engineering__PLDroidPlayer</text:p>
          </table:table-cell>
          <table:table-cell office:value="21.329930794748705" office:value-type="float"/>
          <table:table-cell office:value="0.06563020735690739" office:value-type="float"/>
          <table:table-cell office:value="0.9473684210526315" office:value-type="float"/>
          <table:table-cell office:value="0.1512421151226997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__shaka-player</text:p>
          </table:table-cell>
          <table:table-cell office:value="21.120111026960792" office:value-type="float"/>
          <table:table-cell office:value="0.04257573796006205" office:value-type="float"/>
          <table:table-cell office:value="0.10695187165775401" office:value-type="float"/>
          <table:table-cell office:value="1.67678304097942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onic-team__ionic</text:p>
          </table:table-cell>
          <table:table-cell office:value="20.89043890843449" office:value-type="float"/>
          <table:table-cell office:value="0.07665100247634589" office:value-type="float"/>
          <table:table-cell office:value="0.10901749663526245" office:value-type="float"/>
          <table:table-cell office:value="1.677647263057743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smicMind__Material</text:p>
          </table:table-cell>
          <table:table-cell office:value="21.455399267808296" office:value-type="float"/>
          <table:table-cell office:value="0.0728992425247399" office:value-type="float"/>
          <table:table-cell office:value="0.3235294117647059" office:value-type="float"/>
          <table:table-cell office:value="1.73080306519908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daFi__AFNetworking-RACExtensions</text:p>
          </table:table-cell>
          <table:table-cell office:value="31.451197764857596" office:value-type="float"/>
          <table:table-cell office:value="0.40712717783793195" office:value-type="float"/>
          <table:table-cell office:value="0.3333333333333333" office:value-type="float"/>
          <table:table-cell office:value="1.72932872408219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mileyborg__UIView-AutoLayout</text:p>
          </table:table-cell>
          <table:table-cell office:value="25.634081186417262" office:value-type="float"/>
          <table:table-cell office:value="0.3171046573276803" office:value-type="float"/>
          <table:table-cell office:value="0.16666666666666666" office:value-type="float"/>
          <table:table-cell office:value="1.727924622092069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rktable-org__darktable</text:p>
          </table:table-cell>
          <table:table-cell office:value="21.1604906805835" office:value-type="float"/>
          <table:table-cell office:value="0.04479102894348519" office:value-type="float"/>
          <table:table-cell office:value="0.14285714285714285" office:value-type="float"/>
          <table:table-cell office:value="1.70239590080521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johansen__juicer</text:p>
          </table:table-cell>
          <table:table-cell office:value="31.838837679556768" office:value-type="float"/>
          <table:table-cell office:value="0.3309912953575871" office:value-type="float"/>
          <table:table-cell office:value="0" office:value-type="float"/>
          <table:table-cell office:value="1.677269008711513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P-FFMpeg__PHP-FFMpeg</text:p>
          </table:table-cell>
          <table:table-cell office:value="20.927434381333487" office:value-type="float"/>
          <table:table-cell office:value="0.02239216318733765" office:value-type="float"/>
          <table:table-cell office:value="0.375" office:value-type="float"/>
          <table:table-cell office:value="1.724090184859493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kan-dev__dokany</text:p>
          </table:table-cell>
          <table:table-cell office:value="20.86830458453452" office:value-type="float"/>
          <table:table-cell office:value="0.10832109084524966" office:value-type="float"/>
          <table:table-cell office:value="0.21296296296296297" office:value-type="float"/>
          <table:table-cell office:value="1.701431343267428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orybooks__storybook</text:p>
          </table:table-cell>
          <table:table-cell office:value="20.80296870299184" office:value-type="float"/>
          <table:table-cell office:value="0.047206343380614024" office:value-type="float"/>
          <table:table-cell office:value="0.19240506329113924" office:value-type="float"/>
          <table:table-cell office:value="1.706034876461028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into__kinto</text:p>
          </table:table-cell>
          <table:table-cell office:value="21.810999385657833" office:value-type="float"/>
          <table:table-cell office:value="0.02098845136140004" office:value-type="float"/>
          <table:table-cell office:value="0.19444444444444445" office:value-type="float"/>
          <table:table-cell office:value="1.694193629827287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wiftyJSON__SwiftyJSON</text:p>
          </table:table-cell>
          <table:table-cell office:value="21.497128796280144" office:value-type="float"/>
          <table:table-cell office:value="0.06135108557635075" office:value-type="float"/>
          <table:table-cell office:value="0.16666666666666666" office:value-type="float"/>
          <table:table-cell office:value="1.71193253961472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9mail__k-9</text:p>
          </table:table-cell>
          <table:table-cell office:value="21.2449597718556" office:value-type="float"/>
          <table:table-cell office:value="0.03851498602008444" office:value-type="float"/>
          <table:table-cell office:value="0.1694915254237288" office:value-type="float"/>
          <table:table-cell office:value="1.71063920619834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ztellman__automat</text:p>
          </table:table-cell>
          <table:table-cell office:value="25.86282377403483" office:value-type="float"/>
          <table:table-cell office:value="0.578501558626489" office:value-type="float"/>
          <table:table-cell office:value="0.4" office:value-type="float"/>
          <table:table-cell office:value="1.736019980195822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asmussen__gdrive</text:p>
          </table:table-cell>
          <table:table-cell office:value="20.999102799625717" office:value-type="float"/>
          <table:table-cell office:value="0.08079446112720334" office:value-type="float"/>
          <table:table-cell office:value="0.13953488372093023" office:value-type="float"/>
          <table:table-cell office:value="1.675773764059300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Boudrias__Inquirer.js</text:p>
          </table:table-cell>
          <table:table-cell office:value="21.66136145618923" office:value-type="float"/>
          <table:table-cell office:value="0.053199833940422714" office:value-type="float"/>
          <table:table-cell office:value="0.14545454545454545" office:value-type="float"/>
          <table:table-cell office:value="1.699295873081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mmenko__redux-react-router-async-example</text:p>
          </table:table-cell>
          <table:table-cell office:value="29.025629946462175" office:value-type="float"/>
          <table:table-cell office:value="0.27884645864856134" office:value-type="float"/>
          <table:table-cell office:value="0.5" office:value-type="float"/>
          <table:table-cell office:value="1.74048883940924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issyteam__kissy</text:p>
          </table:table-cell>
          <table:table-cell office:value="43.26780563577391" office:value-type="float"/>
          <table:table-cell office:value="1" office:value-type="float"/>
          <table:table-cell office:value="0.5" office:value-type="float"/>
          <table:table-cell office:value="1.734838053676588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ha__resty</text:p>
          </table:table-cell>
          <table:table-cell office:value="26.567594740901207" office:value-type="float"/>
          <table:table-cell office:value="0.4746684120849813" office:value-type="float"/>
          <table:table-cell office:value="0.4" office:value-type="float"/>
          <table:table-cell office:value="1.724031582414070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nvoiceninja__invoiceninja</text:p>
          </table:table-cell>
          <table:table-cell office:value="21.482916254181813" office:value-type="float"/>
          <table:table-cell office:value="0.06587723143839541" office:value-type="float"/>
          <table:table-cell office:value="0.10666666666666667" office:value-type="float"/>
          <table:table-cell office:value="1.682160882493026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rumee__saleor</text:p>
          </table:table-cell>
          <table:table-cell office:value="21.54275954709168" office:value-type="float"/>
          <table:table-cell office:value="0.1119037756324787" office:value-type="float"/>
          <table:table-cell office:value="0.25" office:value-type="float"/>
          <table:table-cell office:value="1.71073589769424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3lvis__Sync</text:p>
          </table:table-cell>
          <table:table-cell office:value="21.666026166216184" office:value-type="float"/>
          <table:table-cell office:value="0.006897721838797406" office:value-type="float"/>
          <table:table-cell office:value="0.28205128205128205" office:value-type="float"/>
          <table:table-cell office:value="1.728716487302077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etflix__archaius</text:p>
          </table:table-cell>
          <table:table-cell office:value="22.59143002616807" office:value-type="float"/>
          <table:table-cell office:value="0.1565002508986387" office:value-type="float"/>
          <table:table-cell office:value="0.05555555555555555" office:value-type="float"/>
          <table:table-cell office:value="1.691748122999123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rhill__uMatrix</text:p>
          </table:table-cell>
          <table:table-cell office:value="21.3249425577434" office:value-type="float"/>
          <table:table-cell office:value="0.042540356005688174" office:value-type="float"/>
          <table:table-cell office:value="0.06593406593406594" office:value-type="float"/>
          <table:table-cell office:value="1.661070593249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ipache__hipache</text:p>
          </table:table-cell>
          <table:table-cell office:value="22.403602688841687" office:value-type="float"/>
          <table:table-cell office:value="0.04585709116906737" office:value-type="float"/>
          <table:table-cell office:value="0.18181818181818182" office:value-type="float"/>
          <table:table-cell office:value="1.70248469811103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scs-dev__node-jscs</text:p>
          </table:table-cell>
          <table:table-cell office:value="21.132989254568262" office:value-type="float"/>
          <table:table-cell office:value="0.043896478327639064" office:value-type="float"/>
          <table:table-cell office:value="0.17054263565891473" office:value-type="float"/>
          <table:table-cell office:value="1.703589271508334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-dropzone__react-dropzone</text:p>
          </table:table-cell>
          <table:table-cell office:value="21.30989086351132" office:value-type="float"/>
          <table:table-cell office:value="0.03576581272409385" office:value-type="float"/>
          <table:table-cell office:value="0.1746031746031746" office:value-type="float"/>
          <table:table-cell office:value="1.70473712076291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bushell__Nestable</text:p>
          </table:table-cell>
          <table:table-cell office:value="26.75414994379479" office:value-type="float"/>
          <table:table-cell office:value="0.3290602520107941" office:value-type="float"/>
          <table:table-cell office:value="0.6" office:value-type="float"/>
          <table:table-cell office:value="0.2371386173728180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r10__fancytree</text:p>
          </table:table-cell>
          <table:table-cell office:value="21.35317409770323" office:value-type="float"/>
          <table:table-cell office:value="0.05405659652605843" office:value-type="float"/>
          <table:table-cell office:value="0.25925925925925924" office:value-type="float"/>
          <table:table-cell office:value="1.711439162008452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ripe__mosql</text:p>
          </table:table-cell>
          <table:table-cell office:value="22.41213303444382" office:value-type="float"/>
          <table:table-cell office:value="0.035778757865237654" office:value-type="float"/>
          <table:table-cell office:value="0.3157894736842105" office:value-type="float"/>
          <table:table-cell office:value="1.725262448103971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akes__SolidOak</text:p>
          </table:table-cell>
          <table:table-cell office:value="23.104463789098652" office:value-type="float"/>
          <table:table-cell office:value="0.1353560861915566" office:value-type="float"/>
          <table:table-cell office:value="0.875" office:value-type="float"/>
          <table:table-cell office:value="0.1716867141527013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fficeDev__office-ui-fabric-core</text:p>
          </table:table-cell>
          <table:table-cell office:value="22.47198048358605" office:value-type="float"/>
          <table:table-cell office:value="0.0167894211589088" office:value-type="float"/>
          <table:table-cell office:value="0.1111111111111111" office:value-type="float"/>
          <table:table-cell office:value="1.684154982789683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rosoft__vscode-go</text:p>
          </table:table-cell>
          <table:table-cell office:value="20.47860363275642" office:value-type="float"/>
          <table:table-cell office:value="0.018089794703486928" office:value-type="float"/>
          <table:table-cell office:value="0.19029850746268656" office:value-type="float"/>
          <table:table-cell office:value="1.702385565697664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cker__docker-py</text:p>
          </table:table-cell>
          <table:table-cell office:value="21.200972061099048" office:value-type="float"/>
          <table:table-cell office:value="0.016536572500061575" office:value-type="float"/>
          <table:table-cell office:value="0.216" office:value-type="float"/>
          <table:table-cell office:value="1.70187224903452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ineUploader__fine-uploader</text:p>
          </table:table-cell>
          <table:table-cell office:value="20.949034602186092" office:value-type="float"/>
          <table:table-cell office:value="0.072971880618467" office:value-type="float"/>
          <table:table-cell office:value="0.1722488038277512" office:value-type="float"/>
          <table:table-cell office:value="1.69643685371063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hristianalfoni__formsy-react</text:p>
          </table:table-cell>
          <table:table-cell office:value="21.388498811015875" office:value-type="float"/>
          <table:table-cell office:value="0.07765267806811187" office:value-type="float"/>
          <table:table-cell office:value="0.13414634146341464" office:value-type="float"/>
          <table:table-cell office:value="1.69682431446282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anchichen__TZImagePickerController</text:p>
          </table:table-cell>
          <table:table-cell office:value="23.815621708155472" office:value-type="float"/>
          <table:table-cell office:value="0.06836428940184917" office:value-type="float"/>
          <table:table-cell office:value="1" office:value-type="float"/>
          <table:table-cell office:value="0.124178628063384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olidea__RxAndroidBle</text:p>
          </table:table-cell>
          <table:table-cell office:value="20.851154226073668" office:value-type="float"/>
          <table:table-cell office:value="0.10373036257835688" office:value-type="float"/>
          <table:table-cell office:value="0.6363636363636364" office:value-type="float"/>
          <table:table-cell office:value="0.21474179836869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zaproxy__zaproxy</text:p>
          </table:table-cell>
          <table:table-cell office:value="21.46575649712534" office:value-type="float"/>
          <table:table-cell office:value="0.09756105214212933" office:value-type="float"/>
          <table:table-cell office:value="0.24615384615384617" office:value-type="float"/>
          <table:table-cell office:value="1.706873102669621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ricdrowell__KineticJS</text:p>
          </table:table-cell>
          <table:table-cell office:value="21.12248306913483" office:value-type="float"/>
          <table:table-cell office:value="0.09284585762825681" office:value-type="float"/>
          <table:table-cell office:value="0.14012738853503184" office:value-type="float"/>
          <table:table-cell office:value="1.68919138490952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Labs__Xamarin-Forms-Labs</text:p>
          </table:table-cell>
          <table:table-cell office:value="23.302958955914523" office:value-type="float"/>
          <table:table-cell office:value="0.032536743487508714" office:value-type="float"/>
          <table:table-cell office:value="0.15384615384615385" office:value-type="float"/>
          <table:table-cell office:value="1.691184156323849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ornel__pngquant</text:p>
          </table:table-cell>
          <table:table-cell office:value="21.50236361879931" office:value-type="float"/>
          <table:table-cell office:value="0.11088877119170111" office:value-type="float"/>
          <table:table-cell office:value="0.37037037037037035" office:value-type="float"/>
          <table:table-cell office:value="1.728792142210011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ramp__js-sequence-diagrams</text:p>
          </table:table-cell>
          <table:table-cell office:value="22.16632518738944" office:value-type="float"/>
          <table:table-cell office:value="0.08783872584546211" office:value-type="float"/>
          <table:table-cell office:value="0.17647058823529413" office:value-type="float"/>
          <table:table-cell office:value="1.703847700623820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ephanenicolas__robospice</text:p>
          </table:table-cell>
          <table:table-cell office:value="21.337834931141625" office:value-type="float"/>
          <table:table-cell office:value="0.09267842279318857" office:value-type="float"/>
          <table:table-cell office:value="0.2631578947368421" office:value-type="float"/>
          <table:table-cell office:value="1.71985473704604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indresorhus__got</text:p>
          </table:table-cell>
          <table:table-cell office:value="21.46691186822339" office:value-type="float"/>
          <table:table-cell office:value="0.04979532220486982" office:value-type="float"/>
          <table:table-cell office:value="0.12962962962962962" office:value-type="float"/>
          <table:table-cell office:value="1.687272936028123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iveCocoa__ReactiveSwift</text:p>
          </table:table-cell>
          <table:table-cell office:value="21.888495462824594" office:value-type="float"/>
          <table:table-cell office:value="0.005583638933944017" office:value-type="float"/>
          <table:table-cell office:value="0.09090909090909091" office:value-type="float"/>
          <table:table-cell office:value="1.70052519367505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wiftBond__Bond</text:p>
          </table:table-cell>
          <table:table-cell office:value="21.694027286390018" office:value-type="float"/>
          <table:table-cell office:value="0.0175356255088146" office:value-type="float"/>
          <table:table-cell office:value="0.28205128205128205" office:value-type="float"/>
          <table:table-cell office:value="1.739388328374890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ideo-dev__hls.js</text:p>
          </table:table-cell>
          <table:table-cell office:value="20.41440570850902" office:value-type="float"/>
          <table:table-cell office:value="0.1338796255568572" office:value-type="float"/>
          <table:table-cell office:value="0.24864864864864866" office:value-type="float"/>
          <table:table-cell office:value="1.710687056552201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mderdev__cmder</text:p>
          </table:table-cell>
          <table:table-cell office:value="20.774787661227712" office:value-type="float"/>
          <table:table-cell office:value="0.08830941283487899" office:value-type="float"/>
          <table:table-cell office:value="0.11009174311926606" office:value-type="float"/>
          <table:table-cell office:value="1.66874431729142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orisMoore__jsrender</text:p>
          </table:table-cell>
          <table:table-cell office:value="22.032374781591972" office:value-type="float"/>
          <table:table-cell office:value="0.05279212341346232" office:value-type="float"/>
          <table:table-cell office:value="0.13513513513513514" office:value-type="float"/>
          <table:table-cell office:value="1.688720362629192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camara__laravel-localization</text:p>
          </table:table-cell>
          <table:table-cell office:value="21.643271408075023" office:value-type="float"/>
          <table:table-cell office:value="0.03789676788055315" office:value-type="float"/>
          <table:table-cell office:value="0.2127659574468085" office:value-type="float"/>
          <table:table-cell office:value="1.6988400095286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oostIO__Boostnote</text:p>
          </table:table-cell>
          <table:table-cell office:value="21.1154213771375" office:value-type="float"/>
          <table:table-cell office:value="0.07549971291282143" office:value-type="float"/>
          <table:table-cell office:value="0.16923076923076924" office:value-type="float"/>
          <table:table-cell office:value="1.710553564267883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edcl__elasticsearch-analysis-ik</text:p>
          </table:table-cell>
          <table:table-cell office:value="22.23294835894049" office:value-type="float"/>
          <table:table-cell office:value="0.04068150203473405" office:value-type="float"/>
          <table:table-cell office:value="0.84" office:value-type="float"/>
          <table:table-cell office:value="0.2059733420002923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utrek__scrollMonitor</text:p>
          </table:table-cell>
          <table:table-cell office:value="25.01157455777666" office:value-type="float"/>
          <table:table-cell office:value="0.17280859717405292" office:value-type="float"/>
          <table:table-cell office:value="0.16666666666666666" office:value-type="float"/>
          <table:table-cell office:value="1.67553776962798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avr-io__vavr</text:p>
          </table:table-cell>
          <table:table-cell office:value="21.27489210104262" office:value-type="float"/>
          <table:table-cell office:value="0.00861644688730756" office:value-type="float"/>
          <table:table-cell office:value="0.13953488372093023" office:value-type="float"/>
          <table:table-cell office:value="1.697917030891380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YorickPeterse__ruby-lint</text:p>
          </table:table-cell>
          <table:table-cell office:value="31.641385443808872" office:value-type="float"/>
          <table:table-cell office:value="0.6678398902126573" office:value-type="float"/>
          <table:table-cell office:value="0" office:value-type="float"/>
          <table:table-cell office:value="1.687345115360538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cker__kitematic</text:p>
          </table:table-cell>
          <table:table-cell office:value="21.036510306200196" office:value-type="float"/>
          <table:table-cell office:value="0.068130093304503" office:value-type="float"/>
          <table:table-cell office:value="0.2710843373493976" office:value-type="float"/>
          <table:table-cell office:value="1.707916732861444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grove__lazyload</text:p>
          </table:table-cell>
          <table:table-cell office:value="40.028615273535266" office:value-type="float"/>
          <table:table-cell office:value="1" office:value-type="float"/>
          <table:table-cell office:value="0.5" office:value-type="float"/>
          <table:table-cell office:value="1.749459612906915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imefaces__primeng</text:p>
          </table:table-cell>
          <table:table-cell office:value="21.28673515718928" office:value-type="float"/>
          <table:table-cell office:value="0.08203157370445713" office:value-type="float"/>
          <table:table-cell office:value="0.2109090909090909" office:value-type="float"/>
          <table:table-cell office:value="1.705127582722753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ayerhq__Atlas-iOS</text:p>
          </table:table-cell>
          <table:table-cell office:value="23.39298979380764" office:value-type="float"/>
          <table:table-cell office:value="0.032774119873936115" office:value-type="float"/>
          <table:table-cell office:value="0.15384615384615385" office:value-type="float"/>
          <table:table-cell office:value="1.69333216995373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hadowsocks__shadowsocks-qt5</text:p>
          </table:table-cell>
          <table:table-cell office:value="22.04884897767409" office:value-type="float"/>
          <table:table-cell office:value="0.21166190353048156" office:value-type="float"/>
          <table:table-cell office:value="0.8181818181818182" office:value-type="float"/>
          <table:table-cell office:value="0.165435592498966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esosphere__marathon</text:p>
          </table:table-cell>
          <table:table-cell office:value="21.151476903778907" office:value-type="float"/>
          <table:table-cell office:value="0.041395902217283696" office:value-type="float"/>
          <table:table-cell office:value="0.3333333333333333" office:value-type="float"/>
          <table:table-cell office:value="1.735607962114043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kepenz__AboutLibraries</text:p>
          </table:table-cell>
          <table:table-cell office:value="22.697879826521064" office:value-type="float"/>
          <table:table-cell office:value="0.10693834720588329" office:value-type="float"/>
          <table:table-cell office:value="0.07142857142857142" office:value-type="float"/>
          <table:table-cell office:value="1.689362594906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ws__aws-sdk-go</text:p>
          </table:table-cell>
          <table:table-cell office:value="21.25659797561518" office:value-type="float"/>
          <table:table-cell office:value="0.01241384762712002" office:value-type="float"/>
          <table:table-cell office:value="0.33112582781456956" office:value-type="float"/>
          <table:table-cell office:value="1.729578147947387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lavienlaurent__datetimepicker</text:p>
          </table:table-cell>
          <table:table-cell office:value="27.33979452568209" office:value-type="float"/>
          <table:table-cell office:value="0.3002670566710377" office:value-type="float"/>
          <table:table-cell office:value="0.5" office:value-type="float"/>
          <table:table-cell office:value="0.227920277269894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i212983__android-spinnerwheel</text:p>
          </table:table-cell>
          <table:table-cell office:value="32.345633062660696" office:value-type="float"/>
          <table:table-cell office:value="0.9976404003051459" office:value-type="float"/>
          <table:table-cell office:value="0.3333333333333333" office:value-type="float"/>
          <table:table-cell office:value="1.688902892485262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__benchmark</text:p>
          </table:table-cell>
          <table:table-cell office:value="21.256432508173642" office:value-type="float"/>
          <table:table-cell office:value="0.029351634458913495" office:value-type="float"/>
          <table:table-cell office:value="0.2753623188405797" office:value-type="float"/>
          <table:table-cell office:value="1.71227865866202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obb__Cartography</text:p>
          </table:table-cell>
          <table:table-cell office:value="22.9858783080999" office:value-type="float"/>
          <table:table-cell office:value="0.1368729206566337" office:value-type="float"/>
          <table:table-cell office:value="0.13333333333333333" office:value-type="float"/>
          <table:table-cell office:value="1.707484526174440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arthur__brain</text:p>
          </table:table-cell>
          <table:table-cell office:value="22.748480597798338" office:value-type="float"/>
          <table:table-cell office:value="0.1502475080322011" office:value-type="float"/>
          <table:table-cell office:value="0.4666666666666667" office:value-type="float"/>
          <table:table-cell office:value="1.746576398613635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nfluxdata__telegraf</text:p>
          </table:table-cell>
          <table:table-cell office:value="21.26579883758063" office:value-type="float"/>
          <table:table-cell office:value="0.017619221883362696" office:value-type="float"/>
          <table:table-cell office:value="0.22419928825622776" office:value-type="float"/>
          <table:table-cell office:value="1.70867794741176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mpdf__dompdf</text:p>
          </table:table-cell>
          <table:table-cell office:value="21.361490173615852" office:value-type="float"/>
          <table:table-cell office:value="0.14085226255251618" office:value-type="float"/>
          <table:table-cell office:value="0.1796875" office:value-type="float"/>
          <table:table-cell office:value="1.698496225178999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enkeiter__skeuocard</text:p>
          </table:table-cell>
          <table:table-cell office:value="24.711314338827176" office:value-type="float"/>
          <table:table-cell office:value="0.22829308202696588" office:value-type="float"/>
          <table:table-cell office:value="0.14285714285714285" office:value-type="float"/>
          <table:table-cell office:value="1.690649722904525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raft__raft</text:p>
          </table:table-cell>
          <table:table-cell office:value="22.639070889981557" office:value-type="float"/>
          <table:table-cell office:value="0.11721517914360802" office:value-type="float"/>
          <table:table-cell office:value="0.07692307692307693" office:value-type="float"/>
          <table:table-cell office:value="1.716553450215520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bs-system__naxsi</text:p>
          </table:table-cell>
          <table:table-cell office:value="21.86959801540018" office:value-type="float"/>
          <table:table-cell office:value="0.07239570316026807" office:value-type="float"/>
          <table:table-cell office:value="0.45454545454545453" office:value-type="float"/>
          <table:table-cell office:value="0.241667587657729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liasIO__Wappalyzer</text:p>
          </table:table-cell>
          <table:table-cell office:value="21.50122888461861" office:value-type="float"/>
          <table:table-cell office:value="0.04368992308775488" office:value-type="float"/>
          <table:table-cell office:value="0.13725490196078433" office:value-type="float"/>
          <table:table-cell office:value="1.685820584685774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oboguice__roboguice</text:p>
          </table:table-cell>
          <table:table-cell office:value="21.735968832223314" office:value-type="float"/>
          <table:table-cell office:value="0.19275274398656825" office:value-type="float"/>
          <table:table-cell office:value="0.391304347826087" office:value-type="float"/>
          <table:table-cell office:value="1.73907935190088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lexk111__SVG-Morpheus</text:p>
          </table:table-cell>
          <table:table-cell office:value="32.27865273319144" office:value-type="float"/>
          <table:table-cell office:value="0.48989975630037935" office:value-type="float"/>
          <table:table-cell office:value="0" office:value-type="float"/>
          <table:table-cell office:value="1.721339446496684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entrifugal__centrifugo</text:p>
          </table:table-cell>
          <table:table-cell office:value="22.459225433622436" office:value-type="float"/>
          <table:table-cell office:value="0.08917343444490704" office:value-type="float"/>
          <table:table-cell office:value="0.17391304347826086" office:value-type="float"/>
          <table:table-cell office:value="1.71633349638694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eybase__client</text:p>
          </table:table-cell>
          <table:table-cell office:value="20.640009446583786" office:value-type="float"/>
          <table:table-cell office:value="0.041916388961552586" office:value-type="float"/>
          <table:table-cell office:value="0.37393767705382436" office:value-type="float"/>
          <table:table-cell office:value="1.733974014642323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__nuclide</text:p>
          </table:table-cell>
          <table:table-cell office:value="20.913450388496603" office:value-type="float"/>
          <table:table-cell office:value="0.03841371449215969" office:value-type="float"/>
          <table:table-cell office:value="0.34375" office:value-type="float"/>
          <table:table-cell office:value="1.720683877950645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archive__facebook-php-sdk</text:p>
          </table:table-cell>
          <table:table-cell office:value="23.706426189103244" office:value-type="float"/>
          <table:table-cell office:value="0.050411101251760994" office:value-type="float"/>
          <table:table-cell office:value="0.36363636363636365" office:value-type="float"/>
          <table:table-cell office:value="1.721344978270174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obolectric__robolectric</text:p>
          </table:table-cell>
          <table:table-cell office:value="20.732742399393935" office:value-type="float"/>
          <table:table-cell office:value="0.18939478461113934" office:value-type="float"/>
          <table:table-cell office:value="0.3925925925925926" office:value-type="float"/>
          <table:table-cell office:value="1.743314372319620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odemailer__mailparser</text:p>
          </table:table-cell>
          <table:table-cell office:value="23.969341434517418" office:value-type="float"/>
          <table:table-cell office:value="0.04120230874383879" office:value-type="float"/>
          <table:table-cell office:value="0.4444444444444444" office:value-type="float"/>
          <table:table-cell office:value="1.74616575004908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ilipwalton__html-inspector</text:p>
          </table:table-cell>
          <table:table-cell office:value="28.50083905655846" office:value-type="float"/>
          <table:table-cell office:value="0.3494010391875004" office:value-type="float"/>
          <table:table-cell office:value="0" office:value-type="float"/>
          <table:table-cell office:value="1.6449939799341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erna__lerna</text:p>
          </table:table-cell>
          <table:table-cell office:value="20.789479512706226" office:value-type="float"/>
          <table:table-cell office:value="0.05563228745117762" office:value-type="float"/>
          <table:table-cell office:value="0.1443661971830986" office:value-type="float"/>
          <table:table-cell office:value="1.703544598239273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rCs__docker-letsencrypt-nginx-proxy-companion</text:p>
          </table:table-cell>
          <table:table-cell office:value="21.289386138960275" office:value-type="float"/>
          <table:table-cell office:value="0.06890375698629743" office:value-type="float"/>
          <table:table-cell office:value="0.40594059405940597" office:value-type="float"/>
          <table:table-cell office:value="1.737146821029618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ubyMoney__money</text:p>
          </table:table-cell>
          <table:table-cell office:value="21.69159180898014" office:value-type="float"/>
          <table:table-cell office:value="0.032142593022990905" office:value-type="float"/>
          <table:table-cell office:value="0.11764705882352941" office:value-type="float"/>
          <table:table-cell office:value="1.686206806510550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rsixTH__CorsixTH</text:p>
          </table:table-cell>
          <table:table-cell office:value="20.891495804539545" office:value-type="float"/>
          <table:table-cell office:value="0.03565381730040166" office:value-type="float"/>
          <table:table-cell office:value="0.23943661971830985" office:value-type="float"/>
          <table:table-cell office:value="1.709031964567772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i__visibilityjs</text:p>
          </table:table-cell>
          <table:table-cell office:value="41.414888686971565" office:value-type="float"/>
          <table:table-cell office:value="1" office:value-type="float"/>
          <table:table-cell office:value="0.5" office:value-type="float"/>
          <table:table-cell office:value="0.2205937084127618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elect2__select2</text:p>
          </table:table-cell>
          <table:table-cell office:value="21.457838552285455" office:value-type="float"/>
          <table:table-cell office:value="0.06304279759845662" office:value-type="float"/>
          <table:table-cell office:value="0.12874251497005987" office:value-type="float"/>
          <table:table-cell office:value="1.684787829466158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npm__pnpm</text:p>
          </table:table-cell>
          <table:table-cell office:value="20.5852048470748" office:value-type="float"/>
          <table:table-cell office:value="0.10012388418606422" office:value-type="float"/>
          <table:table-cell office:value="0.203125" office:value-type="float"/>
          <table:table-cell office:value="1.71557436683211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patie__laravel-permission</text:p>
          </table:table-cell>
          <table:table-cell office:value="21.597321613062608" office:value-type="float"/>
          <table:table-cell office:value="0.017435703415721093" office:value-type="float"/>
          <table:table-cell office:value="0.09195402298850575" office:value-type="float"/>
          <table:table-cell office:value="1.676625286475533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ummerblue__phphub</text:p>
          </table:table-cell>
          <table:table-cell office:value="31.238686350103848" office:value-type="float"/>
          <table:table-cell office:value="0.9738580267026822" office:value-type="float"/>
          <table:table-cell office:value="0.6666666666666666" office:value-type="float"/>
          <table:table-cell office:value="0.1671390295666530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ximus5__ConEmu</text:p>
          </table:table-cell>
          <table:table-cell office:value="20.777468190187964" office:value-type="float"/>
          <table:table-cell office:value="0.05276490303772352" office:value-type="float"/>
          <table:table-cell office:value="0.19607843137254902" office:value-type="float"/>
          <table:table-cell office:value="1.69519564114695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bmc__xbmc</text:p>
          </table:table-cell>
          <table:table-cell office:value="20.856230267876036" office:value-type="float"/>
          <table:table-cell office:value="0.05222055126870325" office:value-type="float"/>
          <table:table-cell office:value="0.08333333333333333" office:value-type="float"/>
          <table:table-cell office:value="1.679878543315616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__react</text:p>
          </table:table-cell>
          <table:table-cell office:value="21.12186437189282" office:value-type="float"/>
          <table:table-cell office:value="0.02606379934858279" office:value-type="float"/>
          <table:table-cell office:value="0.03" office:value-type="float"/>
          <table:table-cell office:value="1.68110845055896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-native-community__react-native-svg</text:p>
          </table:table-cell>
          <table:table-cell office:value="21.236230145972034" office:value-type="float"/>
          <table:table-cell office:value="0.05199217397431929" office:value-type="float"/>
          <table:table-cell office:value="0.22727272727272727" office:value-type="float"/>
          <table:table-cell office:value="1.708596962059432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penzipkin__zipkin</text:p>
          </table:table-cell>
          <table:table-cell office:value="21.53154915871781" office:value-type="float"/>
          <table:table-cell office:value="0.008330104909413105" office:value-type="float"/>
          <table:table-cell office:value="0.22807017543859648" office:value-type="float"/>
          <table:table-cell office:value="1.718285355624614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ejacks0n__teaspoon</text:p>
          </table:table-cell>
          <table:table-cell office:value="21.293204013630156" office:value-type="float"/>
          <table:table-cell office:value="0.0910571701188978" office:value-type="float"/>
          <table:table-cell office:value="0.18" office:value-type="float"/>
          <table:table-cell office:value="1.690938227010743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htuchkin__iconv-lite</text:p>
          </table:table-cell>
          <table:table-cell office:value="22.12000217930232" office:value-type="float"/>
          <table:table-cell office:value="0.008965212213994636" office:value-type="float"/>
          <table:table-cell office:value="0.21052631578947367" office:value-type="float"/>
          <table:table-cell office:value="1.69499255376354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zilla__MozDef</text:p>
          </table:table-cell>
          <table:table-cell office:value="22.531059939704818" office:value-type="float"/>
          <table:table-cell office:value="0.22015735604486306" office:value-type="float"/>
          <table:table-cell office:value="0.13333333333333333" office:value-type="float"/>
          <table:table-cell office:value="1.712791547376989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bileChromeApps__mobile-chrome-apps</text:p>
          </table:table-cell>
          <table:table-cell office:value="20.969818950265395" office:value-type="float"/>
          <table:table-cell office:value="0.10220301002710426" office:value-type="float"/>
          <table:table-cell office:value="0.09375" office:value-type="float"/>
          <table:table-cell office:value="1.65608918325021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eithamus__jwerty</text:p>
          </table:table-cell>
          <table:table-cell office:value="43.30790978679988" office:value-type="float"/>
          <table:table-cell office:value="1" office:value-type="float"/>
          <table:table-cell office:value="0.5" office:value-type="float"/>
          <table:table-cell office:value="1.72780294356561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ysticatea__npm-run-all</text:p>
          </table:table-cell>
          <table:table-cell office:value="22.315146171420945" office:value-type="float"/>
          <table:table-cell office:value="0.19018333643961868" office:value-type="float"/>
          <table:table-cell office:value="0.09090909090909091" office:value-type="float"/>
          <table:table-cell office:value="1.672434988153532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thereum__mist</text:p>
          </table:table-cell>
          <table:table-cell office:value="20.78289861898826" office:value-type="float"/>
          <table:table-cell office:value="0.04490279397509326" office:value-type="float"/>
          <table:table-cell office:value="0.2636363636363636" office:value-type="float"/>
          <table:table-cell office:value="1.72355320263421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hrisalbon__mlai</text:p>
          </table:table-cell>
          <table:table-cell office:value="43.46073043311361" office:value-type="float"/>
          <table:table-cell office:value="1" office:value-type="float"/>
          <table:table-cell office:value="0" office:value-type="float"/>
          <table:table-cell office:value="1.628955588437773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na-4__materia-theme</text:p>
          </table:table-cell>
          <table:table-cell office:value="22.133455923436166" office:value-type="float"/>
          <table:table-cell office:value="0.09365099722234153" office:value-type="float"/>
          <table:table-cell office:value="0.07407407407407407" office:value-type="float"/>
          <table:table-cell office:value="1.69332646951482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FForg__privacybadgerfirefox-legacy</text:p>
          </table:table-cell>
          <table:table-cell office:value="21.53375089560517" office:value-type="float"/>
          <table:table-cell office:value="0.13934416852379913" office:value-type="float"/>
          <table:table-cell office:value="0.09803921568627451" office:value-type="float"/>
          <table:table-cell office:value="1.67340200553497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sms__node-imagemagick</text:p>
          </table:table-cell>
          <table:table-cell office:value="32.34664532287201" office:value-type="float"/>
          <table:table-cell office:value="0.8796684224682294" office:value-type="float"/>
          <table:table-cell office:value="0" office:value-type="float"/>
          <table:table-cell office:value="1.69217184596473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meko__nameko</text:p>
          </table:table-cell>
          <table:table-cell office:value="22.040955662526137" office:value-type="float"/>
          <table:table-cell office:value="0.019665884199413248" office:value-type="float"/>
          <table:table-cell office:value="0.13793103448275862" office:value-type="float"/>
          <table:table-cell office:value="1.713128529273717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otaljs__framework</text:p>
          </table:table-cell>
          <table:table-cell office:value="21.797887761289232" office:value-type="float"/>
          <table:table-cell office:value="0.015035824225871982" office:value-type="float"/>
          <table:table-cell office:value="0.15384615384615385" office:value-type="float"/>
          <table:table-cell office:value="1.68569805160436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demirror__CodeMirror</text:p>
          </table:table-cell>
          <table:table-cell office:value="21.200046444282183" office:value-type="float"/>
          <table:table-cell office:value="0.03584939509615729" office:value-type="float"/>
          <table:table-cell office:value="0.03862660944206009" office:value-type="float"/>
          <table:table-cell office:value="1.67244499282350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Log__NLog</text:p>
          </table:table-cell>
          <table:table-cell office:value="21.03284429043326" office:value-type="float"/>
          <table:table-cell office:value="0.11281532606048061" office:value-type="float"/>
          <table:table-cell office:value="0.2441860465116279" office:value-type="float"/>
          <table:table-cell office:value="1.713611050892928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ya__Moya</text:p>
          </table:table-cell>
          <table:table-cell office:value="21.08731625610628" office:value-type="float"/>
          <table:table-cell office:value="0.023081933087287232" office:value-type="float"/>
          <table:table-cell office:value="0.28654970760233917" office:value-type="float"/>
          <table:table-cell office:value="1.72678970346811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RemoteNG__mRemoteNG</text:p>
          </table:table-cell>
          <table:table-cell office:value="21.616904394881097" office:value-type="float"/>
          <table:table-cell office:value="0.05935608896972059" office:value-type="float"/>
          <table:table-cell office:value="0.23333333333333334" office:value-type="float"/>
          <table:table-cell office:value="1.710279446822826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16666666666666666" office:value-type="float"/>
          <table:table-cell office:value="0" office:value-type="float"/>
          <table:table-cell office:value="0" office:value-type="float"/>
          <table:table-cell office:value="0.983333333333333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effreySu__WeiXinMPSDK</text:p>
          </table:table-cell>
          <table:table-cell office:value="22.034935345856656" office:value-type="float"/>
          <table:table-cell office:value="0.0443627191579676" office:value-type="float"/>
          <table:table-cell office:value="0.9545454545454546" office:value-type="float"/>
          <table:table-cell office:value="0.1696563018212247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ebGoat__WebGoat</text:p>
          </table:table-cell>
          <table:table-cell office:value="22.12491798198118" office:value-type="float"/>
          <table:table-cell office:value="0.13508804224931278" office:value-type="float"/>
          <table:table-cell office:value="0.3888888888888889" office:value-type="float"/>
          <table:table-cell office:value="1.7439628809809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hingEngineer__PHP-MySQLi-Database-Class</text:p>
          </table:table-cell>
          <table:table-cell office:value="22.17907820133496" office:value-type="float"/>
          <table:table-cell office:value="0.03293793048614291" office:value-type="float"/>
          <table:table-cell office:value="0.11764705882352941" office:value-type="float"/>
          <table:table-cell office:value="1.68462345046036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io-libs__aiohttp</text:p>
          </table:table-cell>
          <table:table-cell office:value="21.294999683603393" office:value-type="float"/>
          <table:table-cell office:value="0.03044883334957782" office:value-type="float"/>
          <table:table-cell office:value="0.17699115044247787" office:value-type="float"/>
          <table:table-cell office:value="1.70430218519045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qlite__rqlite</text:p>
          </table:table-cell>
          <table:table-cell office:value="22.5999467729275" office:value-type="float"/>
          <table:table-cell office:value="0.03937656580070207" office:value-type="float"/>
          <table:table-cell office:value="0.16666666666666666" office:value-type="float"/>
          <table:table-cell office:value="1.699019818149960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PSocialNetwork__phpfastcache</text:p>
          </table:table-cell>
          <table:table-cell office:value="21.652558627261275" office:value-type="float"/>
          <table:table-cell office:value="0.09182437982137248" office:value-type="float"/>
          <table:table-cell office:value="0.029411764705882353" office:value-type="float"/>
          <table:table-cell office:value="1.662608671451391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alkor__Workerman</text:p>
          </table:table-cell>
          <table:table-cell office:value="22.17267792979005" office:value-type="float"/>
          <table:table-cell office:value="0.09526816594787198" office:value-type="float"/>
          <table:table-cell office:value="0.2631578947368421" office:value-type="float"/>
          <table:table-cell office:value="1.723857142168944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ueniverse__oz</text:p>
          </table:table-cell>
          <table:table-cell office:value="25.181095074437028" office:value-type="float"/>
          <table:table-cell office:value="0.7031103819892622" office:value-type="float"/>
          <table:table-cell office:value="0.14285714285714285" office:value-type="float"/>
          <table:table-cell office:value="1.682887928667026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iahaog__nativefier</text:p>
          </table:table-cell>
          <table:table-cell office:value="21.262912646820105" office:value-type="float"/>
          <table:table-cell office:value="0.11166615427735742" office:value-type="float"/>
          <table:table-cell office:value="0.2222222222222222" office:value-type="float"/>
          <table:table-cell office:value="1.682046388356217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ehmaschine__django-grappelli</text:p>
          </table:table-cell>
          <table:table-cell office:value="21.554122126860396" office:value-type="float"/>
          <table:table-cell office:value="0.0879678729737942" office:value-type="float"/>
          <table:table-cell office:value="0.03571428571428571" office:value-type="float"/>
          <table:table-cell office:value="1.660836586545237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odejs__node-convergence-archive</text:p>
          </table:table-cell>
          <table:table-cell office:value="22.02008344497353" office:value-type="float"/>
          <table:table-cell office:value="0.0414397819685051" office:value-type="float"/>
          <table:table-cell office:value="0.13333333333333333" office:value-type="float"/>
          <table:table-cell office:value="1.710806328021015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iveX__RxJava</text:p>
          </table:table-cell>
          <table:table-cell office:value="21.04340853331333" office:value-type="float"/>
          <table:table-cell office:value="0.028769321236044736" office:value-type="float"/>
          <table:table-cell office:value="0.24603174603174602" office:value-type="float"/>
          <table:table-cell office:value="1.71726454139409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vernmentCommunicationsHeadquarters__Gaffer</text:p>
          </table:table-cell>
          <table:table-cell office:value="21.93052714215246" office:value-type="float"/>
          <table:table-cell office:value="0.0020608493407561213" office:value-type="float"/>
          <table:table-cell office:value="0.12" office:value-type="float"/>
          <table:table-cell office:value="1.694373239768152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upyter__colaboratory</text:p>
          </table:table-cell>
          <table:table-cell office:value="24.056596913651113" office:value-type="float"/>
          <table:table-cell office:value="0.07285244937800313" office:value-type="float"/>
          <table:table-cell office:value="0" office:value-type="float"/>
          <table:table-cell office:value="1.657525878510752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ideojs__videojs-contrib-hls</text:p>
          </table:table-cell>
          <table:table-cell office:value="20.50010226930052" office:value-type="float"/>
          <table:table-cell office:value="0.08341001530027847" office:value-type="float"/>
          <table:table-cell office:value="0.10309278350515463" office:value-type="float"/>
          <table:table-cell office:value="1.676717987030132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an__phan</text:p>
          </table:table-cell>
          <table:table-cell office:value="21.719768148364718" office:value-type="float"/>
          <table:table-cell office:value="0.03746824464654989" office:value-type="float"/>
          <table:table-cell office:value="0.10526315789473684" office:value-type="float"/>
          <table:table-cell office:value="1.683668329203595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wilder__dockerize</text:p>
          </table:table-cell>
          <table:table-cell office:value="23.61927681794968" office:value-type="float"/>
          <table:table-cell office:value="0.008941736820217113" office:value-type="float"/>
          <table:table-cell office:value="0.2857142857142857" office:value-type="float"/>
          <table:table-cell office:value="1.70797372919912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tacg__tidy-html5</text:p>
          </table:table-cell>
          <table:table-cell office:value="21.452550759847387" office:value-type="float"/>
          <table:table-cell office:value="0.021047875636387547" office:value-type="float"/>
          <table:table-cell office:value="0.10309278350515463" office:value-type="float"/>
          <table:table-cell office:value="1.6839196543024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tsabot__abot</text:p>
          </table:table-cell>
          <table:table-cell office:value="24.53416648741302" office:value-type="float"/>
          <table:table-cell office:value="0.2628682025695868" office:value-type="float"/>
          <table:table-cell office:value="0.25" office:value-type="float"/>
          <table:table-cell office:value="1.68163412174844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iveCocoa__ReactiveCocoa</text:p>
          </table:table-cell>
          <table:table-cell office:value="21.14045954351342" office:value-type="float"/>
          <table:table-cell office:value="0.03650800119331362" office:value-type="float"/>
          <table:table-cell office:value="0.13636363636363635" office:value-type="float"/>
          <table:table-cell office:value="1.710132592313801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akerfeldt__android-viewflow</text:p>
          </table:table-cell>
          <table:table-cell office:value="25.611926187535964" office:value-type="float"/>
          <table:table-cell office:value="0.10822080154045939" office:value-type="float"/>
          <table:table-cell office:value="0.16666666666666666" office:value-type="float"/>
          <table:table-cell office:value="1.6906956227420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eemunroe__grunt-email-workflow</text:p>
          </table:table-cell>
          <table:table-cell office:value="23.266811884366003" office:value-type="float"/>
          <table:table-cell office:value="0.08090146290576543" office:value-type="float"/>
          <table:table-cell office:value="0.36363636363636365" office:value-type="float"/>
          <table:table-cell office:value="1.734468785567963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kepenz__Android-Iconics</text:p>
          </table:table-cell>
          <table:table-cell office:value="21.757210226741662" office:value-type="float"/>
          <table:table-cell office:value="0.15691273777896644" office:value-type="float"/>
          <table:table-cell office:value="0.4666666666666667" office:value-type="float"/>
          <table:table-cell office:value="1.735166063014171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asperisager__sails-generate-auth</text:p>
          </table:table-cell>
          <table:table-cell office:value="43.2067404096257" office:value-type="float"/>
          <table:table-cell office:value="1" office:value-type="float"/>
          <table:table-cell office:value="0" office:value-type="float"/>
          <table:table-cell office:value="1.694410824864554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lm__realm-cocoa</text:p>
          </table:table-cell>
          <table:table-cell office:value="20.510154634300275" office:value-type="float"/>
          <table:table-cell office:value="0.055991299674825114" office:value-type="float"/>
          <table:table-cell office:value="0.2823779193205945" office:value-type="float"/>
          <table:table-cell office:value="1.720338545243233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rrisjs__morris.js</text:p>
          </table:table-cell>
          <table:table-cell office:value="21.674595973033988" office:value-type="float"/>
          <table:table-cell office:value="0.012911656177901687" office:value-type="float"/>
          <table:table-cell office:value="0.2465753424657534" office:value-type="float"/>
          <table:table-cell office:value="1.70326757726353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icklockwood__FXBlurView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1.709597070212844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ddyosmani__basket.js</text:p>
          </table:table-cell>
          <table:table-cell office:value="21.93290323343578" office:value-type="float"/>
          <table:table-cell office:value="0.09094712988257207" office:value-type="float"/>
          <table:table-cell office:value="0.1" office:value-type="float"/>
          <table:table-cell office:value="1.690262824924495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bien-d__alertify.js</text:p>
          </table:table-cell>
          <table:table-cell office:value="21.88835992103953" office:value-type="float"/>
          <table:table-cell office:value="0.05989997680739242" office:value-type="float"/>
          <table:table-cell office:value="0.10344827586206896" office:value-type="float"/>
          <table:table-cell office:value="1.675499960784866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arris__BackstopJS</text:p>
          </table:table-cell>
          <table:table-cell office:value="20.674574957415093" office:value-type="float"/>
          <table:table-cell office:value="0.06990689951485662" office:value-type="float"/>
          <table:table-cell office:value="0.2" office:value-type="float"/>
          <table:table-cell office:value="1.700765326084492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akeWharton__ActionBarSherlock</text:p>
          </table:table-cell>
          <table:table-cell office:value="21.253550375559488" office:value-type="float"/>
          <table:table-cell office:value="0.06317782942204564" office:value-type="float"/>
          <table:table-cell office:value="0.234375" office:value-type="float"/>
          <table:table-cell office:value="1.69857698352371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eipete__PSTCollectionView</text:p>
          </table:table-cell>
          <table:table-cell office:value="42.6217828968698" office:value-type="float"/>
          <table:table-cell office:value="1" office:value-type="float"/>
          <table:table-cell office:value="0.5" office:value-type="float"/>
          <table:table-cell office:value="0.2288120749332785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ower__tower</text:p>
          </table:table-cell>
          <table:table-cell office:value="21.571878040494674" office:value-type="float"/>
          <table:table-cell office:value="0.11922237811261154" office:value-type="float"/>
          <table:table-cell office:value="0.18461538461538463" office:value-type="float"/>
          <table:table-cell office:value="1.706198468173869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asperjs__casperjs</text:p>
          </table:table-cell>
          <table:table-cell office:value="21.75128691559498" office:value-type="float"/>
          <table:table-cell office:value="0.14884261623436681" office:value-type="float"/>
          <table:table-cell office:value="0.23809523809523808" office:value-type="float"/>
          <table:table-cell office:value="1.73137552373740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libaba__fastjson</text:p>
          </table:table-cell>
          <table:table-cell office:value="21.473084610597883" office:value-type="float"/>
          <table:table-cell office:value="0.030611389153510804" office:value-type="float"/>
          <table:table-cell office:value="0.9540229885057471" office:value-type="float"/>
          <table:table-cell office:value="0.17723508071780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__mention-bot</text:p>
          </table:table-cell>
          <table:table-cell office:value="22.203901307931037" office:value-type="float"/>
          <table:table-cell office:value="0.07814960814850387" office:value-type="float"/>
          <table:table-cell office:value="0.3333333333333333" office:value-type="float"/>
          <table:table-cell office:value="1.712456917809927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imjansen__minified.js</text:p>
          </table:table-cell>
          <table:table-cell office:value="27.882886059342486" office:value-type="float"/>
          <table:table-cell office:value="0.45857107708614137" office:value-type="float"/>
          <table:table-cell office:value="0" office:value-type="float"/>
          <table:table-cell office:value="1.70019041343134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haelDrogalis__dire</text:p>
          </table:table-cell>
          <table:table-cell office:value="28.379683348849685" office:value-type="float"/>
          <table:table-cell office:value="0.2964410904039811" office:value-type="float"/>
          <table:table-cell office:value="0.25" office:value-type="float"/>
          <table:table-cell office:value="1.696117915043724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nikomi__Bootstrap-Form-Builder</text:p>
          </table:table-cell>
          <table:table-cell office:value="26.894841431655482" office:value-type="float"/>
          <table:table-cell office:value="0.22304095377322497" office:value-type="float"/>
          <table:table-cell office:value="0.2" office:value-type="float"/>
          <table:table-cell office:value="1.669916505718210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3__d3-plugins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1.676555390936781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sh-Industry-Forum__dash.js</text:p>
          </table:table-cell>
          <table:table-cell office:value="20.937545800244926" office:value-type="float"/>
          <table:table-cell office:value="0.06168274353985629" office:value-type="float"/>
          <table:table-cell office:value="0.21578947368421053" office:value-type="float"/>
          <table:table-cell office:value="1.69845718208170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sysgit__msysgit</text:p>
          </table:table-cell>
          <table:table-cell office:value="21.459471641421604" office:value-type="float"/>
          <table:table-cell office:value="0.07421629087140431" office:value-type="float"/>
          <table:table-cell office:value="0.2" office:value-type="float"/>
          <table:table-cell office:value="1.700926353978649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ytoscape__cytoscape.js</text:p>
          </table:table-cell>
          <table:table-cell office:value="21.493295674056835" office:value-type="float"/>
          <table:table-cell office:value="0.09101455464552062" office:value-type="float"/>
          <table:table-cell office:value="0.024096385542168676" office:value-type="float"/>
          <table:table-cell office:value="1.684304709134658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mpress__impress.js</text:p>
          </table:table-cell>
          <table:table-cell office:value="21.569967185402643" office:value-type="float"/>
          <table:table-cell office:value="0.12108430276205495" office:value-type="float"/>
          <table:table-cell office:value="0.13559322033898305" office:value-type="float"/>
          <table:table-cell office:value="1.697483208370483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ylius__Sylius</text:p>
          </table:table-cell>
          <table:table-cell office:value="21.266235655367517" office:value-type="float"/>
          <table:table-cell office:value="0.04907388557752016" office:value-type="float"/>
          <table:table-cell office:value="0.11280487804878049" office:value-type="float"/>
          <table:table-cell office:value="1.693993993932046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irusTotal__yara</text:p>
          </table:table-cell>
          <table:table-cell office:value="21.690574562765846" office:value-type="float"/>
          <table:table-cell office:value="0.03607656143006003" office:value-type="float"/>
          <table:table-cell office:value="0.21212121212121213" office:value-type="float"/>
          <table:table-cell office:value="1.699617497058915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etmeUK__ContentTools</text:p>
          </table:table-cell>
          <table:table-cell office:value="21.81960000942917" office:value-type="float"/>
          <table:table-cell office:value="0.05444944604846743" office:value-type="float"/>
          <table:table-cell office:value="0.17391304347826086" office:value-type="float"/>
          <table:table-cell office:value="1.700114313928194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-playground__validator</text:p>
          </table:table-cell>
          <table:table-cell office:value="22.25866053765762" office:value-type="float"/>
          <table:table-cell office:value="0.09160410440272515" office:value-type="float"/>
          <table:table-cell office:value="0.2777777777777778" office:value-type="float"/>
          <table:table-cell office:value="1.712534333651159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zwacz__electron-boilerplate</text:p>
          </table:table-cell>
          <table:table-cell office:value="21.254030537897457" office:value-type="float"/>
          <table:table-cell office:value="0.18272701809489175" office:value-type="float"/>
          <table:table-cell office:value="0.14285714285714285" office:value-type="float"/>
          <table:table-cell office:value="1.68057363709988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vertake__telegram</text:p>
          </table:table-cell>
          <table:table-cell office:value="41.76689428162688" office:value-type="float"/>
          <table:table-cell office:value="1" office:value-type="float"/>
          <table:table-cell office:value="0.5" office:value-type="float"/>
          <table:table-cell office:value="1.737998522872578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onsh__xonsh</text:p>
          </table:table-cell>
          <table:table-cell office:value="21.197850704250936" office:value-type="float"/>
          <table:table-cell office:value="0.002934466623272384" office:value-type="float"/>
          <table:table-cell office:value="0.11428571428571428" office:value-type="float"/>
          <table:table-cell office:value="1.69203298293129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mfay__massive-js</text:p>
          </table:table-cell>
          <table:table-cell office:value="21.781045852078808" office:value-type="float"/>
          <table:table-cell office:value="0.09719880979099149" office:value-type="float"/>
          <table:table-cell office:value="0.058823529411764705" office:value-type="float"/>
          <table:table-cell office:value="1.683647364805237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ostgresApp__PostgresApp</text:p>
          </table:table-cell>
          <table:table-cell office:value="21.29296015961509" office:value-type="float"/>
          <table:table-cell office:value="0.18125268214342274" office:value-type="float"/>
          <table:table-cell office:value="0.15789473684210525" office:value-type="float"/>
          <table:table-cell office:value="1.690847146727908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ooTallNate__Java-WebSocket</text:p>
          </table:table-cell>
          <table:table-cell office:value="21.48016647510893" office:value-type="float"/>
          <table:table-cell office:value="0.05414193299645068" office:value-type="float"/>
          <table:table-cell office:value="0.19148936170212766" office:value-type="float"/>
          <table:table-cell office:value="1.707887261898680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witter__util</text:p>
          </table:table-cell>
          <table:table-cell office:value="21.761575157098303" office:value-type="float"/>
          <table:table-cell office:value="0.040216654713760756" office:value-type="float"/>
          <table:table-cell office:value="0.46875" office:value-type="float"/>
          <table:table-cell office:value="0.2445360817374246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pope__vim-pathogen</text:p>
          </table:table-cell>
          <table:table-cell office:value="21.04416411912186" office:value-type="float"/>
          <table:table-cell office:value="0.0577048934168356" office:value-type="float"/>
          <table:table-cell office:value="0.30303030303030304" office:value-type="float"/>
          <table:table-cell office:value="1.725337211762760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pache__incubator-mxnet</text:p>
          </table:table-cell>
          <table:table-cell office:value="21.04999436729644" office:value-type="float"/>
          <table:table-cell office:value="0.07126669382226702" office:value-type="float"/>
          <table:table-cell office:value="0.2532981530343008" office:value-type="float"/>
          <table:table-cell office:value="1.714896129427304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hisperSystems__Signal-Desktop</text:p>
          </table:table-cell>
          <table:table-cell office:value="21.0746978258273" office:value-type="float"/>
          <table:table-cell office:value="0.0382730426150328" office:value-type="float"/>
          <table:table-cell office:value="0.21351351351351353" office:value-type="float"/>
          <table:table-cell office:value="1.694830950408725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inuxbrew__legacy-linuxbrew</text:p>
          </table:table-cell>
          <table:table-cell office:value="20.500677275396708" office:value-type="float"/>
          <table:table-cell office:value="0.04791761682716522" office:value-type="float"/>
          <table:table-cell office:value="0.32727272727272727" office:value-type="float"/>
          <table:table-cell office:value="1.73263819342242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teditor__CotEditor</text:p>
          </table:table-cell>
          <table:table-cell office:value="22.20548169723333" office:value-type="float"/>
          <table:table-cell office:value="0.016799024140418044" office:value-type="float"/>
          <table:table-cell office:value="0.42857142857142855" office:value-type="float"/>
          <table:table-cell office:value="0.231514375012937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gits__gogs</text:p>
          </table:table-cell>
          <table:table-cell office:value="21.161171122113835" office:value-type="float"/>
          <table:table-cell office:value="0.039060620635860056" office:value-type="float"/>
          <table:table-cell office:value="0.14220183486238533" office:value-type="float"/>
          <table:table-cell office:value="1.68508091066773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hedjpetersen__subway</text:p>
          </table:table-cell>
          <table:table-cell office:value="22.00714384810058" office:value-type="float"/>
          <table:table-cell office:value="0.07892799953969427" office:value-type="float"/>
          <table:table-cell office:value="0.17391304347826086" office:value-type="float"/>
          <table:table-cell office:value="1.70889464356819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ervanaSystems__neon</text:p>
          </table:table-cell>
          <table:table-cell office:value="21.56455598046798" office:value-type="float"/>
          <table:table-cell office:value="0.02395876697985444" office:value-type="float"/>
          <table:table-cell office:value="0.3191489361702128" office:value-type="float"/>
          <table:table-cell office:value="1.732936468564365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adley__devtools</text:p>
          </table:table-cell>
          <table:table-cell office:value="20.972170323029914" office:value-type="float"/>
          <table:table-cell office:value="0.09194351353903092" office:value-type="float"/>
          <table:table-cell office:value="0.24427480916030533" office:value-type="float"/>
          <table:table-cell office:value="1.71123480031011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ioncommerce__reaction</text:p>
          </table:table-cell>
          <table:table-cell office:value="21.515447915896353" office:value-type="float"/>
          <table:table-cell office:value="0.03844849298887779" office:value-type="float"/>
          <table:table-cell office:value="0.10476190476190476" office:value-type="float"/>
          <table:table-cell office:value="1.687893003829424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ckroachdb__cockroach</text:p>
          </table:table-cell>
          <table:table-cell office:value="21.261623295588816" office:value-type="float"/>
          <table:table-cell office:value="0.014199327317628815" office:value-type="float"/>
          <table:table-cell office:value="0.22857142857142856" office:value-type="float"/>
          <table:table-cell office:value="1.708607264653673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ismLibrary__Prism</text:p>
          </table:table-cell>
          <table:table-cell office:value="21.37219736347085" office:value-type="float"/>
          <table:table-cell office:value="0.06257745034207814" office:value-type="float"/>
          <table:table-cell office:value="0.11728395061728394" office:value-type="float"/>
          <table:table-cell office:value="1.699463824840533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23__resumable.js</text:p>
          </table:table-cell>
          <table:table-cell office:value="21.3170448381918" office:value-type="float"/>
          <table:table-cell office:value="0.04930735236510123" office:value-type="float"/>
          <table:table-cell office:value="0.037037037037037035" office:value-type="float"/>
          <table:table-cell office:value="1.67528020976254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ommet__grommet</text:p>
          </table:table-cell>
          <table:table-cell office:value="21.526191399137872" office:value-type="float"/>
          <table:table-cell office:value="0.022271301715040437" office:value-type="float"/>
          <table:table-cell office:value="0.07692307692307693" office:value-type="float"/>
          <table:table-cell office:value="1.679253226969010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-mgo__mgo</text:p>
          </table:table-cell>
          <table:table-cell office:value="22.714988267211876" office:value-type="float"/>
          <table:table-cell office:value="0.0426319960947269" office:value-type="float"/>
          <table:table-cell office:value="0.35714285714285715" office:value-type="float"/>
          <table:table-cell office:value="1.704206306074965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afana__grafana</text:p>
          </table:table-cell>
          <table:table-cell office:value="21.37858722413937" office:value-type="float"/>
          <table:table-cell office:value="0.027328160723026906" office:value-type="float"/>
          <table:table-cell office:value="0.13487738419618528" office:value-type="float"/>
          <table:table-cell office:value="1.689562953176658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earthSim__Hearthstone-Deck-Tracker</text:p>
          </table:table-cell>
          <table:table-cell office:value="20.445810700533894" office:value-type="float"/>
          <table:table-cell office:value="0.11462267532173372" office:value-type="float"/>
          <table:table-cell office:value="0.20603015075376885" office:value-type="float"/>
          <table:table-cell office:value="1.69716166780640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nan-io__conan</text:p>
          </table:table-cell>
          <table:table-cell office:value="20.837362888114946" office:value-type="float"/>
          <table:table-cell office:value="0.021418675087055528" office:value-type="float"/>
          <table:table-cell office:value="0.11212121212121212" office:value-type="float"/>
          <table:table-cell office:value="1.661809235682989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rello__RxLifecycle</text:p>
          </table:table-cell>
          <table:table-cell office:value="24.28610123500242" office:value-type="float"/>
          <table:table-cell office:value="0.4931658408954605" office:value-type="float"/>
          <table:table-cell office:value="0.14285714285714285" office:value-type="float"/>
          <table:table-cell office:value="1.705698400246737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elmio__alice</text:p>
          </table:table-cell>
          <table:table-cell office:value="21.508863399619553" office:value-type="float"/>
          <table:table-cell office:value="0.10593301555189501" office:value-type="float"/>
          <table:table-cell office:value="0.14285714285714285" office:value-type="float"/>
          <table:table-cell office:value="1.711236158329665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esanta__mongoose-os</text:p>
          </table:table-cell>
          <table:table-cell office:value="21.340428315833773" office:value-type="float"/>
          <table:table-cell office:value="0.02850234275490023" office:value-type="float"/>
          <table:table-cell office:value="0.37777777777777777" office:value-type="float"/>
          <table:table-cell office:value="1.738406808598826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lectron__electron</text:p>
          </table:table-cell>
          <table:table-cell office:value="20.782942355762263" office:value-type="float"/>
          <table:table-cell office:value="0.07204306143376127" office:value-type="float"/>
          <table:table-cell office:value="0.1509433962264151" office:value-type="float"/>
          <table:table-cell office:value="1.6829335660003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teract__nteract</text:p>
          </table:table-cell>
          <table:table-cell office:value="21.34641070736923" office:value-type="float"/>
          <table:table-cell office:value="0.08027547708666627" office:value-type="float"/>
          <table:table-cell office:value="0.15517241379310345" office:value-type="float"/>
          <table:table-cell office:value="1.703666048884542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owerShell__PowerShell</text:p>
          </table:table-cell>
          <table:table-cell office:value="20.840362543857164" office:value-type="float"/>
          <table:table-cell office:value="0.043129454222839425" office:value-type="float"/>
          <table:table-cell office:value="0.14257425742574256" office:value-type="float"/>
          <table:table-cell office:value="1.677995217638210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__brotli</text:p>
          </table:table-cell>
          <table:table-cell office:value="21.513049270086007" office:value-type="float"/>
          <table:table-cell office:value="0.02747980488232175" office:value-type="float"/>
          <table:table-cell office:value="0.11428571428571428" office:value-type="float"/>
          <table:table-cell office:value="1.681067498336965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thansearles__Slides</text:p>
          </table:table-cell>
          <table:table-cell office:value="21.62270803283078" office:value-type="float"/>
          <table:table-cell office:value="0.08271523096069162" office:value-type="float"/>
          <table:table-cell office:value="0.13636363636363635" office:value-type="float"/>
          <table:table-cell office:value="1.687819487619991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Re-Technologies__gensim</text:p>
          </table:table-cell>
          <table:table-cell office:value="21.157143619880586" office:value-type="float"/>
          <table:table-cell office:value="0.04401061481044044" office:value-type="float"/>
          <table:table-cell office:value="0.16791044776119404" office:value-type="float"/>
          <table:table-cell office:value="1.70149565543934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tionhero__actionhero</text:p>
          </table:table-cell>
          <table:table-cell office:value="21.405044151250948" office:value-type="float"/>
          <table:table-cell office:value="0.05893701829833298" office:value-type="float"/>
          <table:table-cell office:value="0.13636363636363635" office:value-type="float"/>
          <table:table-cell office:value="1.694550984833338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urran__screencasts</text:p>
          </table:table-cell>
          <table:table-cell office:value="43.23576816804214" office:value-type="float"/>
          <table:table-cell office:value="1" office:value-type="float"/>
          <table:table-cell office:value="0" office:value-type="float"/>
          <table:table-cell office:value="1.659083453893942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archive__fixed-data-tabl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1.696259159629527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inkerd__linkerd</text:p>
          </table:table-cell>
          <table:table-cell office:value="21.3364744299307" office:value-type="float"/>
          <table:table-cell office:value="0.040666768691236165" office:value-type="float"/>
          <table:table-cell office:value="0.43434343434343436" office:value-type="float"/>
          <table:table-cell office:value="1.749189852871458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hephpleague__csv</text:p>
          </table:table-cell>
          <table:table-cell office:value="22.444136196752346" office:value-type="float"/>
          <table:table-cell office:value="0.09037918199818791" office:value-type="float"/>
          <table:table-cell office:value="0.15" office:value-type="float"/>
          <table:table-cell office:value="1.69326574741206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imonte__sweetalert2</text:p>
          </table:table-cell>
          <table:table-cell office:value="21.58211504555326" office:value-type="float"/>
          <table:table-cell office:value="0.02353506574170461" office:value-type="float"/>
          <table:table-cell office:value="0.19148936170212766" office:value-type="float"/>
          <table:table-cell office:value="1.7035786862975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riendsOfSymfony__FOSRestBundle</text:p>
          </table:table-cell>
          <table:table-cell office:value="21.30001843295298" office:value-type="float"/>
          <table:table-cell office:value="0.04842107036357446" office:value-type="float"/>
          <table:table-cell office:value="0.11560693641618497" office:value-type="float"/>
          <table:table-cell office:value="1.690142559994854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-mdl__react-mdl</text:p>
          </table:table-cell>
          <table:table-cell office:value="21.944120718221853" office:value-type="float"/>
          <table:table-cell office:value="0.02773447671465934" office:value-type="float"/>
          <table:table-cell office:value="0.2" office:value-type="float"/>
          <table:table-cell office:value="1.685930810473105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inject__Ninject</text:p>
          </table:table-cell>
          <table:table-cell office:value="22.09709209050338" office:value-type="float"/>
          <table:table-cell office:value="0.15429149378334897" office:value-type="float"/>
          <table:table-cell office:value="0.1935483870967742" office:value-type="float"/>
          <table:table-cell office:value="1.70713076357595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essesquires__JSQMessagesViewController</text:p>
          </table:table-cell>
          <table:table-cell office:value="21.094307587092878" office:value-type="float"/>
          <table:table-cell office:value="0.09081046969993907" office:value-type="float"/>
          <table:table-cell office:value="0.3786407766990291" office:value-type="float"/>
          <table:table-cell office:value="1.74191293940438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alcon__zephir</text:p>
          </table:table-cell>
          <table:table-cell office:value="21.013671772856423" office:value-type="float"/>
          <table:table-cell office:value="0.03859339386074989" office:value-type="float"/>
          <table:table-cell office:value="0.27631578947368424" office:value-type="float"/>
          <table:table-cell office:value="1.723624582111617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hoes__shoes-deprecated</text:p>
          </table:table-cell>
          <table:table-cell office:value="21.828147180295222" office:value-type="float"/>
          <table:table-cell office:value="0.08585781021320098" office:value-type="float"/>
          <table:table-cell office:value="0.2631578947368421" office:value-type="float"/>
          <table:table-cell office:value="1.71507467050528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rosoft__TypeScript</text:p>
          </table:table-cell>
          <table:table-cell office:value="21.069429298475534" office:value-type="float"/>
          <table:table-cell office:value="0.007457624894887549" office:value-type="float"/>
          <table:table-cell office:value="0.07116104868913857" office:value-type="float"/>
          <table:table-cell office:value="1.678463299024069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pspec__phpspec</text:p>
          </table:table-cell>
          <table:table-cell office:value="20.94663791858387" office:value-type="float"/>
          <table:table-cell office:value="0.02570320198223619" office:value-type="float"/>
          <table:table-cell office:value="0.05434782608695652" office:value-type="float"/>
          <table:table-cell office:value="1.682174613888957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WJGL__lwjgl3</text:p>
          </table:table-cell>
          <table:table-cell office:value="21.03586920014378" office:value-type="float"/>
          <table:table-cell office:value="0.027845078564936083" office:value-type="float"/>
          <table:table-cell office:value="0.13333333333333333" office:value-type="float"/>
          <table:table-cell office:value="1.682474959994427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penstreetmap__iD</text:p>
          </table:table-cell>
          <table:table-cell office:value="21.43049411026597" office:value-type="float"/>
          <table:table-cell office:value="0.03503829411743894" office:value-type="float"/>
          <table:table-cell office:value="0.038834951456310676" office:value-type="float"/>
          <table:table-cell office:value="1.672038958807393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han__KaTeX</text:p>
          </table:table-cell>
          <table:table-cell office:value="21.27649815553425" office:value-type="float"/>
          <table:table-cell office:value="0.02646517589418181" office:value-type="float"/>
          <table:table-cell office:value="0.13978494623655913" office:value-type="float"/>
          <table:table-cell office:value="1.688498092921939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merandomdude__Iconic</text:p>
          </table:table-cell>
          <table:table-cell office:value="25.41809286879402" office:value-type="float"/>
          <table:table-cell office:value="0.07551683227457646" office:value-type="float"/>
          <table:table-cell office:value="0.5" office:value-type="float"/>
          <table:table-cell office:value="1.74584397243447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liSoftware__OHHTTPStubs</text:p>
          </table:table-cell>
          <table:table-cell office:value="20.994498283144083" office:value-type="float"/>
          <table:table-cell office:value="0.035749715051743035" office:value-type="float"/>
          <table:table-cell office:value="0.15789473684210525" office:value-type="float"/>
          <table:table-cell office:value="1.71330556086913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arhartl__jquery-cookie</text:p>
          </table:table-cell>
          <table:table-cell office:value="22.07634282768559" office:value-type="float"/>
          <table:table-cell office:value="0.11213344391308651" office:value-type="float"/>
          <table:table-cell office:value="0.045454545454545456" office:value-type="float"/>
          <table:table-cell office:value="1.632653198331455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ampotts__plyr</text:p>
          </table:table-cell>
          <table:table-cell office:value="21.27045160840406" office:value-type="float"/>
          <table:table-cell office:value="0.09667136703887817" office:value-type="float"/>
          <table:table-cell office:value="0.08333333333333333" office:value-type="float"/>
          <table:table-cell office:value="1.65914933900635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damdbradley__foresight.js</text:p>
          </table:table-cell>
          <table:table-cell office:value="42.98921833873716" office:value-type="float"/>
          <table:table-cell office:value="1" office:value-type="float"/>
          <table:table-cell office:value="0" office:value-type="float"/>
          <table:table-cell office:value="1.656250834621848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wagger-api__swagger-core</text:p>
          </table:table-cell>
          <table:table-cell office:value="21.547592947556026" office:value-type="float"/>
          <table:table-cell office:value="0.024708063701633032" office:value-type="float"/>
          <table:table-cell office:value="0.1471861471861472" office:value-type="float"/>
          <table:table-cell office:value="1.693546603240467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FNetworking__AFIncrementalStore</text:p>
          </table:table-cell>
          <table:table-cell office:value="24.149116295470968" office:value-type="float"/>
          <table:table-cell office:value="0.03002854064060571" office:value-type="float"/>
          <table:table-cell office:value="0.375" office:value-type="float"/>
          <table:table-cell office:value="1.713157175507896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__guava</text:p>
          </table:table-cell>
          <table:table-cell office:value="21.35188679731027" office:value-type="float"/>
          <table:table-cell office:value="0.010631096592360242" office:value-type="float"/>
          <table:table-cell office:value="0.16806722689075632" office:value-type="float"/>
          <table:table-cell office:value="1.701264310358040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opcoat__topcoat</text:p>
          </table:table-cell>
          <table:table-cell office:value="22.447003896179112" office:value-type="float"/>
          <table:table-cell office:value="0.1691267458541488" office:value-type="float"/>
          <table:table-cell office:value="0.17391304347826086" office:value-type="float"/>
          <table:table-cell office:value="1.674478413481896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nata-project__SonataAdminBundle</text:p>
          </table:table-cell>
          <table:table-cell office:value="21.14120296947894" office:value-type="float"/>
          <table:table-cell office:value="0.055794123989609555" office:value-type="float"/>
          <table:table-cell office:value="0.15112540192926044" office:value-type="float"/>
          <table:table-cell office:value="1.691167925125912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ssor__slider</text:p>
          </table:table-cell>
          <table:table-cell office:value="22.730207323082116" office:value-type="float"/>
          <table:table-cell office:value="0.044020907414408485" office:value-type="float"/>
          <table:table-cell office:value="0.16666666666666666" office:value-type="float"/>
          <table:table-cell office:value="1.702772547811879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gicStack__uvloop</text:p>
          </table:table-cell>
          <table:table-cell office:value="21.798513372961587" office:value-type="float"/>
          <table:table-cell office:value="0.01948768601743393" office:value-type="float"/>
          <table:table-cell office:value="0.2222222222222222" office:value-type="float"/>
          <table:table-cell office:value="1.69338379125543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yst__lightfm</text:p>
          </table:table-cell>
          <table:table-cell office:value="21.894929651029663" office:value-type="float"/>
          <table:table-cell office:value="0.1069331383378908" office:value-type="float"/>
          <table:table-cell office:value="0.19444444444444445" office:value-type="float"/>
          <table:table-cell office:value="1.693199560072157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kemaccana__python-docx</text:p>
          </table:table-cell>
          <table:table-cell office:value="42.48443713535451" office:value-type="float"/>
          <table:table-cell office:value="1" office:value-type="float"/>
          <table:table-cell office:value="0" office:value-type="float"/>
          <table:table-cell office:value="1.70500919823101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attrali__cocoapods-xcode-plugin</text:p>
          </table:table-cell>
          <table:table-cell office:value="41.80793192436989" office:value-type="float"/>
          <table:table-cell office:value="1" office:value-type="float"/>
          <table:table-cell office:value="0" office:value-type="float"/>
          <table:table-cell office:value="1.699345432315494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vrone__quiet_assets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1.711040347531378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ropwizard__dropwizard</text:p>
          </table:table-cell>
          <table:table-cell office:value="21.16908182575004" office:value-type="float"/>
          <table:table-cell office:value="0.05315088546460859" office:value-type="float"/>
          <table:table-cell office:value="0.18674698795180722" office:value-type="float"/>
          <table:table-cell office:value="1.713077202449790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atfan__Medoo</text:p>
          </table:table-cell>
          <table:table-cell office:value="22.500318598765684" office:value-type="float"/>
          <table:table-cell office:value="0.08539521141614859" office:value-type="float"/>
          <table:table-cell office:value="0.043478260869565216" office:value-type="float"/>
          <table:table-cell office:value="1.65688933580319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archive__scribe</text:p>
          </table:table-cell>
          <table:table-cell office:value="42.6719779663358" office:value-type="float"/>
          <table:table-cell office:value="1" office:value-type="float"/>
          <table:table-cell office:value="1" office:value-type="float"/>
          <table:table-cell office:value="0.1808064684827003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evana__ui-for-docker</text:p>
          </table:table-cell>
          <table:table-cell office:value="27.819857710802694" office:value-type="float"/>
          <table:table-cell office:value="0.33929195377868854" office:value-type="float"/>
          <table:table-cell office:value="0" office:value-type="float"/>
          <table:table-cell office:value="1.697092250633627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ish-shell__fish-shell</text:p>
          </table:table-cell>
          <table:table-cell office:value="21.03507277599512" office:value-type="float"/>
          <table:table-cell office:value="0.012285865709909157" office:value-type="float"/>
          <table:table-cell office:value="0.16878402903811252" office:value-type="float"/>
          <table:table-cell office:value="1.696473773767071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iesel-rs__diesel</text:p>
          </table:table-cell>
          <table:table-cell office:value="21.295476271600172" office:value-type="float"/>
          <table:table-cell office:value="0.017032218386306013" office:value-type="float"/>
          <table:table-cell office:value="0.12380952380952381" office:value-type="float"/>
          <table:table-cell office:value="1.688253415506392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vg__svgo</text:p>
          </table:table-cell>
          <table:table-cell office:value="21.523318986271217" office:value-type="float"/>
          <table:table-cell office:value="0.00904585122374805" office:value-type="float"/>
          <table:table-cell office:value="0.3125" office:value-type="float"/>
          <table:table-cell office:value="1.716348792246139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vidkpiano__react-redux-form</text:p>
          </table:table-cell>
          <table:table-cell office:value="21.416941464650446" office:value-type="float"/>
          <table:table-cell office:value="0.05324265884811341" office:value-type="float"/>
          <table:table-cell office:value="0.09482758620689655" office:value-type="float"/>
          <table:table-cell office:value="1.68621428984565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wiip__generator-gulp-angular</text:p>
          </table:table-cell>
          <table:table-cell office:value="20.99885294360375" office:value-type="float"/>
          <table:table-cell office:value="0.04413335332077406" office:value-type="float"/>
          <table:table-cell office:value="0.10975609756097561" office:value-type="float"/>
          <table:table-cell office:value="1.675082150320626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kmike__gekko</text:p>
          </table:table-cell>
          <table:table-cell office:value="20.98459409720089" office:value-type="float"/>
          <table:table-cell office:value="0.12071809778208094" office:value-type="float"/>
          <table:table-cell office:value="0.3" office:value-type="float"/>
          <table:table-cell office:value="1.733859975594849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lidusio__solidus</text:p>
          </table:table-cell>
          <table:table-cell office:value="21.656402918878275" office:value-type="float"/>
          <table:table-cell office:value="0.0348712152319662" office:value-type="float"/>
          <table:table-cell office:value="0.14634146341463414" office:value-type="float"/>
          <table:table-cell office:value="1.702907977850449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loudfoundry__bosh</text:p>
          </table:table-cell>
          <table:table-cell office:value="21.47907037570707" office:value-type="float"/>
          <table:table-cell office:value="0.02565795147434846" office:value-type="float"/>
          <table:table-cell office:value="0.275" office:value-type="float"/>
          <table:table-cell office:value="1.714007334421335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ensorflow__tensorflow</text:p>
          </table:table-cell>
          <table:table-cell office:value="21.03214971208818" office:value-type="float"/>
          <table:table-cell office:value="0.035303116559113" office:value-type="float"/>
          <table:table-cell office:value="0.24875621890547264" office:value-type="float"/>
          <table:table-cell office:value="1.709744849253635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lluxio__alluxio</text:p>
          </table:table-cell>
          <table:table-cell office:value="21.331254429643053" office:value-type="float"/>
          <table:table-cell office:value="0.01951415665215228" office:value-type="float"/>
          <table:table-cell office:value="0.2523364485981308" office:value-type="float"/>
          <table:table-cell office:value="1.71313659209371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onicArtos__StickyGridHeaders</text:p>
          </table:table-cell>
          <table:table-cell office:value="23.4599095992488" office:value-type="float"/>
          <table:table-cell office:value="0.18628092979551855" office:value-type="float"/>
          <table:table-cell office:value="0.2727272727272727" office:value-type="float"/>
          <table:table-cell office:value="0.2479523138971867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quinusocio__material-theme</text:p>
          </table:table-cell>
          <table:table-cell office:value="42.709963989545855" office:value-type="float"/>
          <table:table-cell office:value="1" office:value-type="float"/>
          <table:table-cell office:value="0" office:value-type="float"/>
          <table:table-cell office:value="1.674882752249478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ws__aws-sdk-js</text:p>
          </table:table-cell>
          <table:table-cell office:value="20.881695115372363" office:value-type="float"/>
          <table:table-cell office:value="0.05580866497203052" office:value-type="float"/>
          <table:table-cell office:value="0.2591362126245847" office:value-type="float"/>
          <table:table-cell office:value="1.713635797658645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-gorp__gorp</text:p>
          </table:table-cell>
          <table:table-cell office:value="21.776409704637725" office:value-type="float"/>
          <table:table-cell office:value="0.014546487561930777" office:value-type="float"/>
          <table:table-cell office:value="0.125" office:value-type="float"/>
          <table:table-cell office:value="1.692269971670901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erge-rider__dbeaver</text:p>
          </table:table-cell>
          <table:table-cell office:value="21.35528833491534" office:value-type="float"/>
          <table:table-cell office:value="0.12857839452736788" office:value-type="float"/>
          <table:table-cell office:value="0.3877551020408163" office:value-type="float"/>
          <table:table-cell office:value="1.738466779574116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onic-team__ng-cordova</text:p>
          </table:table-cell>
          <table:table-cell office:value="21.217981760971544" office:value-type="float"/>
          <table:table-cell office:value="0.10400103548043986" office:value-type="float"/>
          <table:table-cell office:value="0.1794871794871795" office:value-type="float"/>
          <table:table-cell office:value="1.688494280179504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miprev__her</text:p>
          </table:table-cell>
          <table:table-cell office:value="22.10081074450635" office:value-type="float"/>
          <table:table-cell office:value="0.10061884755515534" office:value-type="float"/>
          <table:table-cell office:value="0.1388888888888889" office:value-type="float"/>
          <table:table-cell office:value="1.702560039437095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abrielbull__react-desktop</text:p>
          </table:table-cell>
          <table:table-cell office:value="28.093471378910532" office:value-type="float"/>
          <table:table-cell office:value="0.2765127216677789" office:value-type="float"/>
          <table:table-cell office:value="0.25" office:value-type="float"/>
          <table:table-cell office:value="1.664489137810026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__react-native</text:p>
          </table:table-cell>
          <table:table-cell office:value="21.144147019665542" office:value-type="float"/>
          <table:table-cell office:value="0.04668994182076306" office:value-type="float"/>
          <table:table-cell office:value="0.11290322580645161" office:value-type="float"/>
          <table:table-cell office:value="1.689411337298742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zkaban__azkaban</text:p>
          </table:table-cell>
          <table:table-cell office:value="21.669625877926325" office:value-type="float"/>
          <table:table-cell office:value="0.1367073013287371" office:value-type="float"/>
          <table:table-cell office:value="0.11267605633802817" office:value-type="float"/>
          <table:table-cell office:value="1.697036533999798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cker__docker-registry</text:p>
          </table:table-cell>
          <table:table-cell office:value="21.3504787887535" office:value-type="float"/>
          <table:table-cell office:value="0.040024424329151244" office:value-type="float"/>
          <table:table-cell office:value="0.42" office:value-type="float"/>
          <table:table-cell office:value="1.73071122886257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quare__cube</text:p>
          </table:table-cell>
          <table:table-cell office:value="25.72436586030896" office:value-type="float"/>
          <table:table-cell office:value="0.06809990057153299" office:value-type="float"/>
          <table:table-cell office:value="0" office:value-type="float"/>
          <table:table-cell office:value="1.709196357030906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-martini__martini</text:p>
          </table:table-cell>
          <table:table-cell office:value="22.17835956424983" office:value-type="float"/>
          <table:table-cell office:value="0.04342738881197553" office:value-type="float"/>
          <table:table-cell office:value="0.36666666666666664" office:value-type="float"/>
          <table:table-cell office:value="1.718804065619263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eandmax__lory</text:p>
          </table:table-cell>
          <table:table-cell office:value="24.965553345954643" office:value-type="float"/>
          <table:table-cell office:value="0.17559041659139604" office:value-type="float"/>
          <table:table-cell office:value="0.3333333333333333" office:value-type="float"/>
          <table:table-cell office:value="1.722295046808800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ornel__slip</text:p>
          </table:table-cell>
          <table:table-cell office:value="23.29368521016793" office:value-type="float"/>
          <table:table-cell office:value="0.04639501725931128" office:value-type="float"/>
          <table:table-cell office:value="0.2" office:value-type="float"/>
          <table:table-cell office:value="1.6838708023830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quare__crossfilter</text:p>
          </table:table-cell>
          <table:table-cell office:value="21.89899061875491" office:value-type="float"/>
          <table:table-cell office:value="0.012480393414039614" office:value-type="float"/>
          <table:table-cell office:value="0.17777777777777778" office:value-type="float"/>
          <table:table-cell office:value="1.69650592280525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mashwilson__merge-conflicts</text:p>
          </table:table-cell>
          <table:table-cell office:value="26.13490489065903" office:value-type="float"/>
          <table:table-cell office:value="0.1577979628826596" office:value-type="float"/>
          <table:table-cell office:value="0.4" office:value-type="float"/>
          <table:table-cell office:value="1.726624527108283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ashicorp__terraform</text:p>
          </table:table-cell>
          <table:table-cell office:value="21.485061280120988" office:value-type="float"/>
          <table:table-cell office:value="0.021789034488762533" office:value-type="float"/>
          <table:table-cell office:value="0.21031746031746032" office:value-type="float"/>
          <table:table-cell office:value="1.708398494165005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gular-ui__ui-router</text:p>
          </table:table-cell>
          <table:table-cell office:value="21.365700602341786" office:value-type="float"/>
          <table:table-cell office:value="0.02527016422042923" office:value-type="float"/>
          <table:table-cell office:value="0.07327586206896551" office:value-type="float"/>
          <table:table-cell office:value="1.683481445770238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allets__jinja</text:p>
          </table:table-cell>
          <table:table-cell office:value="21.637518878091274" office:value-type="float"/>
          <table:table-cell office:value="0.039903869055965845" office:value-type="float"/>
          <table:table-cell office:value="0.07272727272727272" office:value-type="float"/>
          <table:table-cell office:value="1.675446949865461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limphp__Slim</text:p>
          </table:table-cell>
          <table:table-cell office:value="21.627056937603527" office:value-type="float"/>
          <table:table-cell office:value="0.029060130081689135" office:value-type="float"/>
          <table:table-cell office:value="0.03608247422680412" office:value-type="float"/>
          <table:table-cell office:value="1.663009809865619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aleksandrov__EAIntroView</text:p>
          </table:table-cell>
          <table:table-cell office:value="25.5659470737775" office:value-type="float"/>
          <table:table-cell office:value="0.16390413845819388" office:value-type="float"/>
          <table:table-cell office:value="0.6666666666666666" office:value-type="float"/>
          <table:table-cell office:value="0.2273884125762535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starke__MacPass</text:p>
          </table:table-cell>
          <table:table-cell office:value="21.175255018094884" office:value-type="float"/>
          <table:table-cell office:value="0.11168646991346975" office:value-type="float"/>
          <table:table-cell office:value="0.19672131147540983" office:value-type="float"/>
          <table:table-cell office:value="1.704441751109019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odejs__node</text:p>
          </table:table-cell>
          <table:table-cell office:value="20.765448593361647" office:value-type="float"/>
          <table:table-cell office:value="0.015406572043491681" office:value-type="float"/>
          <table:table-cell office:value="0.13050570962479607" office:value-type="float"/>
          <table:table-cell office:value="1.694184007628646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ntainous__traefik</text:p>
          </table:table-cell>
          <table:table-cell office:value="21.233533681521326" office:value-type="float"/>
          <table:table-cell office:value="0.028436169541150247" office:value-type="float"/>
          <table:table-cell office:value="0.36774193548387096" office:value-type="float"/>
          <table:table-cell office:value="1.739071819400375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dare__radare2</text:p>
          </table:table-cell>
          <table:table-cell office:value="20.879435492366103" office:value-type="float"/>
          <table:table-cell office:value="0.05121728834159019" office:value-type="float"/>
          <table:table-cell office:value="0.5261780104712042" office:value-type="float"/>
          <table:table-cell office:value="0.2271841702914473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gravell__protobuf-net</text:p>
          </table:table-cell>
          <table:table-cell office:value="21.630572684539548" office:value-type="float"/>
          <table:table-cell office:value="0.10981849664484238" office:value-type="float"/>
          <table:table-cell office:value="0.24489795918367346" office:value-type="float"/>
          <table:table-cell office:value="1.71293383328589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anand__git-up</text:p>
          </table:table-cell>
          <table:table-cell office:value="28.325198558257625" office:value-type="float"/>
          <table:table-cell office:value="0.35230546435115473" office:value-type="float"/>
          <table:table-cell office:value="0.25" office:value-type="float"/>
          <table:table-cell office:value="1.724093612730801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ameersbn__docker-gitlab</text:p>
          </table:table-cell>
          <table:table-cell office:value="21.19016754214096" office:value-type="float"/>
          <table:table-cell office:value="0.08200301735222126" office:value-type="float"/>
          <table:table-cell office:value="0.37948717948717947" office:value-type="float"/>
          <table:table-cell office:value="1.732398180530997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w__peek</text:p>
          </table:table-cell>
          <table:table-cell office:value="21.005551585995054" office:value-type="float"/>
          <table:table-cell office:value="0.04752674646263392" office:value-type="float"/>
          <table:table-cell office:value="0.44680851063829785" office:value-type="float"/>
          <table:table-cell office:value="0.2493783991501052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laycanvas__engine</text:p>
          </table:table-cell>
          <table:table-cell office:value="21.707769974387652" office:value-type="float"/>
          <table:table-cell office:value="0.07190502963641739" office:value-type="float"/>
          <table:table-cell office:value="0.029411764705882353" office:value-type="float"/>
          <table:table-cell office:value="1.665276402894870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ularion__streama</text:p>
          </table:table-cell>
          <table:table-cell office:value="21.360990333376023" office:value-type="float"/>
          <table:table-cell office:value="0.13674288939426452" office:value-type="float"/>
          <table:table-cell office:value="0.17307692307692307" office:value-type="float"/>
          <table:table-cell office:value="1.666472806360306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ypelift__Swiftz</text:p>
          </table:table-cell>
          <table:table-cell office:value="22.08555732695818" office:value-type="float"/>
          <table:table-cell office:value="0.16411926767586416" office:value-type="float"/>
          <table:table-cell office:value="0.11764705882352941" office:value-type="float"/>
          <table:table-cell office:value="1.7083840178934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cripted-editor__scripted</text:p>
          </table:table-cell>
          <table:table-cell office:value="22.013554048142176" office:value-type="float"/>
          <table:table-cell office:value="0.06721108241410068" office:value-type="float"/>
          <table:table-cell office:value="0.17647058823529413" office:value-type="float"/>
          <table:table-cell office:value="1.66602677044844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askevich__govalidator</text:p>
          </table:table-cell>
          <table:table-cell office:value="22.547740808501963" office:value-type="float"/>
          <table:table-cell office:value="0.07335071508448487" office:value-type="float"/>
          <table:table-cell office:value="0.21428571428571427" office:value-type="float"/>
          <table:table-cell office:value="1.724803525844306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icklockwood__iRat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1.691244556509066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ocketChat__Rocket.Chat</text:p>
          </table:table-cell>
          <table:table-cell office:value="21.2766002821957" office:value-type="float"/>
          <table:table-cell office:value="0.06634610718669764" office:value-type="float"/>
          <table:table-cell office:value="0.2159090909090909" office:value-type="float"/>
          <table:table-cell office:value="1.704517007029736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lastic__curator</text:p>
          </table:table-cell>
          <table:table-cell office:value="21.204179479985402" office:value-type="float"/>
          <table:table-cell office:value="0.020780687148301502" office:value-type="float"/>
          <table:table-cell office:value="0.34545454545454546" office:value-type="float"/>
          <table:table-cell office:value="1.734300231367163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om-rb__rom</text:p>
          </table:table-cell>
          <table:table-cell office:value="21.96474292181035" office:value-type="float"/>
          <table:table-cell office:value="0.01933515319967616" office:value-type="float"/>
          <table:table-cell office:value="0.06060606060606061" office:value-type="float"/>
          <table:table-cell office:value="1.685177794910326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roala__wysiwyg-editor</text:p>
          </table:table-cell>
          <table:table-cell office:value="21.407533036283226" office:value-type="float"/>
          <table:table-cell office:value="0.06122813698667795" office:value-type="float"/>
          <table:table-cell office:value="0.1388888888888889" office:value-type="float"/>
          <table:table-cell office:value="1.69381205290568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rave__browser-laptop</text:p>
          </table:table-cell>
          <table:table-cell office:value="21.190021881998568" office:value-type="float"/>
          <table:table-cell office:value="0.02890457927400662" office:value-type="float"/>
          <table:table-cell office:value="0.21568627450980393" office:value-type="float"/>
          <table:table-cell office:value="1.707020958016128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rionettejs__backbone.marionette</text:p>
          </table:table-cell>
          <table:table-cell office:value="21.48739498825038" office:value-type="float"/>
          <table:table-cell office:value="0.030430375419885653" office:value-type="float"/>
          <table:table-cell office:value="0.10096153846153846" office:value-type="float"/>
          <table:table-cell office:value="1.694548817252013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tahta__pythonbrew</text:p>
          </table:table-cell>
          <table:table-cell office:value="22.403756495605716" office:value-type="float"/>
          <table:table-cell office:value="0.04547946985477217" office:value-type="float"/>
          <table:table-cell office:value="0.07692307692307693" office:value-type="float"/>
          <table:table-cell office:value="1.659339848662035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ojberg__cssarrowplease</text:p>
          </table:table-cell>
          <table:table-cell office:value="41.73919894934765" office:value-type="float"/>
          <table:table-cell office:value="1" office:value-type="float"/>
          <table:table-cell office:value="0" office:value-type="float"/>
          <table:table-cell office:value="1.676110163795386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t-design__ant-design-mobile</text:p>
          </table:table-cell>
          <table:table-cell office:value="21.45205669718767" office:value-type="float"/>
          <table:table-cell office:value="0.12827833252895884" office:value-type="float"/>
          <table:table-cell office:value="0.765625" office:value-type="float"/>
          <table:table-cell office:value="0.206376457305246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ttgemmell__MGSplitViewController</text:p>
          </table:table-cell>
          <table:table-cell office:value="28.058026261647736" office:value-type="float"/>
          <table:table-cell office:value="0.13136328158295954" office:value-type="float"/>
          <table:table-cell office:value="0" office:value-type="float"/>
          <table:table-cell office:value="1.632340063147113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ripe__stripe-php</text:p>
          </table:table-cell>
          <table:table-cell office:value="22.044553857199247" office:value-type="float"/>
          <table:table-cell office:value="0.06722367112752096" office:value-type="float"/>
          <table:table-cell office:value="0.14285714285714285" office:value-type="float"/>
          <table:table-cell office:value="1.68612602692737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debatty__java-string-similarity</text:p>
          </table:table-cell>
          <table:table-cell office:value="32.37643114505067" office:value-type="float"/>
          <table:table-cell office:value="0.2636215157953586" office:value-type="float"/>
          <table:table-cell office:value="0" office:value-type="float"/>
          <table:table-cell office:value="1.675144446332697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hatto__autopep8</text:p>
          </table:table-cell>
          <table:table-cell office:value="21.93503857118908" office:value-type="float"/>
          <table:table-cell office:value="0.03876687614646205" office:value-type="float"/>
          <table:table-cell office:value="0.25" office:value-type="float"/>
          <table:table-cell office:value="1.716461510775079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lessuser__BracketHighlighter</text:p>
          </table:table-cell>
          <table:table-cell office:value="21.626135476771964" office:value-type="float"/>
          <table:table-cell office:value="0.029835046595477605" office:value-type="float"/>
          <table:table-cell office:value="0.25396825396825395" office:value-type="float"/>
          <table:table-cell office:value="1.709276238575336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tnet__coreclr</text:p>
          </table:table-cell>
          <table:table-cell office:value="20.78073153877893" office:value-type="float"/>
          <table:table-cell office:value="0.02397069314625011" office:value-type="float"/>
          <table:table-cell office:value="0.13768115942028986" office:value-type="float"/>
          <table:table-cell office:value="1.695902574886765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eovim__neovim</text:p>
          </table:table-cell>
          <table:table-cell office:value="20.692635875641272" office:value-type="float"/>
          <table:table-cell office:value="0.01029963256815647" office:value-type="float"/>
          <table:table-cell office:value="0.1871345029239766" office:value-type="float"/>
          <table:table-cell office:value="1.704560864578922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ntegrity__integrity</text:p>
          </table:table-cell>
          <table:table-cell office:value="22.929255917768163" office:value-type="float"/>
          <table:table-cell office:value="0.11610173093433244" office:value-type="float"/>
          <table:table-cell office:value="0.08333333333333333" office:value-type="float"/>
          <table:table-cell office:value="1.667236297400248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azay__gon</text:p>
          </table:table-cell>
          <table:table-cell office:value="22.46686960093153" office:value-type="float"/>
          <table:table-cell office:value="0.014043957776891566" office:value-type="float"/>
          <table:table-cell office:value="0.3157894736842105" office:value-type="float"/>
          <table:table-cell office:value="1.704272295084662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mnWidget__anaconda</text:p>
          </table:table-cell>
          <table:table-cell office:value="21.3020010030372" office:value-type="float"/>
          <table:table-cell office:value="0.06670807427076864" office:value-type="float"/>
          <table:table-cell office:value="0.1724137931034483" office:value-type="float"/>
          <table:table-cell office:value="1.677230307794106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dullaer__MaterialDateTimePicker</text:p>
          </table:table-cell>
          <table:table-cell office:value="21.892860485027786" office:value-type="float"/>
          <table:table-cell office:value="0.13152952737898524" office:value-type="float"/>
          <table:table-cell office:value="0.4782608695652174" office:value-type="float"/>
          <table:table-cell office:value="0.2419671867629242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otlin__anko</text:p>
          </table:table-cell>
          <table:table-cell office:value="21.95614515229626" office:value-type="float"/>
          <table:table-cell office:value="0.19685334312032846" office:value-type="float"/>
          <table:table-cell office:value="0.3142857142857143" office:value-type="float"/>
          <table:table-cell office:value="1.73988652590559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pi-platform__api-platform</text:p>
          </table:table-cell>
          <table:table-cell office:value="21.534161192537965" office:value-type="float"/>
          <table:table-cell office:value="0.03769747738634588" office:value-type="float"/>
          <table:table-cell office:value="0.12318840579710146" office:value-type="float"/>
          <table:table-cell office:value="1.689209635148520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ooorm__alex</text:p>
          </table:table-cell>
          <table:table-cell office:value="22.11786078836604" office:value-type="float"/>
          <table:table-cell office:value="0.03919156748053998" office:value-type="float"/>
          <table:table-cell office:value="0.22727272727272727" office:value-type="float"/>
          <table:table-cell office:value="1.715792454026309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mpass__compass</text:p>
          </table:table-cell>
          <table:table-cell office:value="21.473941485380667" office:value-type="float"/>
          <table:table-cell office:value="0.02495350015798307" office:value-type="float"/>
          <table:table-cell office:value="0.10810810810810811" office:value-type="float"/>
          <table:table-cell office:value="1.66940010615850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brasive__shairport</text:p>
          </table:table-cell>
          <table:table-cell office:value="22.832932565903473" office:value-type="float"/>
          <table:table-cell office:value="0.21394769794593416" office:value-type="float"/>
          <table:table-cell office:value="0.2857142857142857" office:value-type="float"/>
          <table:table-cell office:value="1.713170331427649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artalyst__sentry</text:p>
          </table:table-cell>
          <table:table-cell office:value="22.731127232932675" office:value-type="float"/>
          <table:table-cell office:value="0.14335263037158585" office:value-type="float"/>
          <table:table-cell office:value="0.14285714285714285" office:value-type="float"/>
          <table:table-cell office:value="1.711774100307855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ostalgiaz__bootstrap-switch</text:p>
          </table:table-cell>
          <table:table-cell office:value="22.07260275621753" office:value-type="float"/>
          <table:table-cell office:value="0.07329020244013307" office:value-type="float"/>
          <table:table-cell office:value="0.12903225806451613" office:value-type="float"/>
          <table:table-cell office:value="1.677111976952616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tom__vim-mod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1.70089888847675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macs-helm__helm</text:p>
          </table:table-cell>
          <table:table-cell office:value="20.98767387447052" office:value-type="float"/>
          <table:table-cell office:value="0.013261117240317496" office:value-type="float"/>
          <table:table-cell office:value="0.23204419889502761" office:value-type="float"/>
          <table:table-cell office:value="1.714132573606842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piaryio__dredd</text:p>
          </table:table-cell>
          <table:table-cell office:value="21.356517973820463" office:value-type="float"/>
          <table:table-cell office:value="0.008226084458153685" office:value-type="float"/>
          <table:table-cell office:value="0.15942028985507245" office:value-type="float"/>
          <table:table-cell office:value="1.70395986317179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1nj4sec__pupy</text:p>
          </table:table-cell>
          <table:table-cell office:value="21.69537752853216" office:value-type="float"/>
          <table:table-cell office:value="0.040612322215339426" office:value-type="float"/>
          <table:table-cell office:value="0.2222222222222222" office:value-type="float"/>
          <table:table-cell office:value="1.706987212744030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en-manes__caffeine</text:p>
          </table:table-cell>
          <table:table-cell office:value="21.42505912032851" office:value-type="float"/>
          <table:table-cell office:value="0.005265344263473026" office:value-type="float"/>
          <table:table-cell office:value="0.1111111111111111" office:value-type="float"/>
          <table:table-cell office:value="1.690076881490406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zilla-mobile__firefox-ios</text:p>
          </table:table-cell>
          <table:table-cell office:value="21.179350074879668" office:value-type="float"/>
          <table:table-cell office:value="0.07338878003523415" office:value-type="float"/>
          <table:table-cell office:value="0.11666666666666667" office:value-type="float"/>
          <table:table-cell office:value="1.695507817244880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han__khan-exercises</text:p>
          </table:table-cell>
          <table:table-cell office:value="21.167309143742134" office:value-type="float"/>
          <table:table-cell office:value="0.02414222333098681" office:value-type="float"/>
          <table:table-cell office:value="0.10191082802547771" office:value-type="float"/>
          <table:table-cell office:value="1.68659193492942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rturadib__strapdown</text:p>
          </table:table-cell>
          <table:table-cell office:value="28.838809206421203" office:value-type="float"/>
          <table:table-cell office:value="0.4982364042814907" office:value-type="float"/>
          <table:table-cell office:value="0" office:value-type="float"/>
          <table:table-cell office:value="1.680313654871473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pneo__gmaps</text:p>
          </table:table-cell>
          <table:table-cell office:value="21.724182158643735" office:value-type="float"/>
          <table:table-cell office:value="0.09548815962352501" office:value-type="float"/>
          <table:table-cell office:value="0.37735849056603776" office:value-type="float"/>
          <table:table-cell office:value="1.727868277298901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yanoasis__nerd-fonts</text:p>
          </table:table-cell>
          <table:table-cell office:value="21.805459511873508" office:value-type="float"/>
          <table:table-cell office:value="0.03200212516662552" office:value-type="float"/>
          <table:table-cell office:value="0.0967741935483871" office:value-type="float"/>
          <table:table-cell office:value="1.666937888988717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qTox__qTox</text:p>
          </table:table-cell>
          <table:table-cell office:value="20.875861614931615" office:value-type="float"/>
          <table:table-cell office:value="0.045742730380416353" office:value-type="float"/>
          <table:table-cell office:value="0.1902654867256637" office:value-type="float"/>
          <table:table-cell office:value="1.710968716032707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shaffer__oauth2-server-php</text:p>
          </table:table-cell>
          <table:table-cell office:value="21.914598687334525" office:value-type="float"/>
          <table:table-cell office:value="0.07691670870553598" office:value-type="float"/>
          <table:table-cell office:value="0.015625" office:value-type="float"/>
          <table:table-cell office:value="1.658145547619398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leifer__huey</text:p>
          </table:table-cell>
          <table:table-cell office:value="21.576872035433507" office:value-type="float"/>
          <table:table-cell office:value="0.060345183164199234" office:value-type="float"/>
          <table:table-cell office:value="0.1388888888888889" office:value-type="float"/>
          <table:table-cell office:value="1.705173523303843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firsh__jsnes</text:p>
          </table:table-cell>
          <table:table-cell office:value="25.997136108297845" office:value-type="float"/>
          <table:table-cell office:value="0.19744073909989932" office:value-type="float"/>
          <table:table-cell office:value="0.2" office:value-type="float"/>
          <table:table-cell office:value="1.704116335216128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nomsg__nanomsg</text:p>
          </table:table-cell>
          <table:table-cell office:value="21.28867054497554" office:value-type="float"/>
          <table:table-cell office:value="0.05001721404080273" office:value-type="float"/>
          <table:table-cell office:value="0.4024390243902439" office:value-type="float"/>
          <table:table-cell office:value="1.740956454107448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witter-archive__kestrel</text:p>
          </table:table-cell>
          <table:table-cell office:value="22.265972636520885" office:value-type="float"/>
          <table:table-cell office:value="0.05636002149509552" office:value-type="float"/>
          <table:table-cell office:value="0.15384615384615385" office:value-type="float"/>
          <table:table-cell office:value="1.714820936784324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pp-vNext__Polly</text:p>
          </table:table-cell>
          <table:table-cell office:value="21.584875661902448" office:value-type="float"/>
          <table:table-cell office:value="0.07726318345931475" office:value-type="float"/>
          <table:table-cell office:value="0.17543859649122806" office:value-type="float"/>
          <table:table-cell office:value="1.712873102952028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thereum__go-ethereum</text:p>
          </table:table-cell>
          <table:table-cell office:value="20.86770938179186" office:value-type="float"/>
          <table:table-cell office:value="0.02484686745669525" office:value-type="float"/>
          <table:table-cell office:value="0.42934782608695654" office:value-type="float"/>
          <table:table-cell office:value="1.7474941156589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qutebrowser__qutebrowser</text:p>
          </table:table-cell>
          <table:table-cell office:value="20.77224447817603" office:value-type="float"/>
          <table:table-cell office:value="0.051871109667854944" office:value-type="float"/>
          <table:table-cell office:value="0.19318181818181818" office:value-type="float"/>
          <table:table-cell office:value="1.706741788600298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urke__zeus</text:p>
          </table:table-cell>
          <table:table-cell office:value="21.010244203119132" office:value-type="float"/>
          <table:table-cell office:value="0.0857528984900074" office:value-type="float"/>
          <table:table-cell office:value="0.20634920634920634" office:value-type="float"/>
          <table:table-cell office:value="1.68594433483260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ybridgroup__gobot</text:p>
          </table:table-cell>
          <table:table-cell office:value="21.05760743164477" office:value-type="float"/>
          <table:table-cell office:value="0.028137879115853304" office:value-type="float"/>
          <table:table-cell office:value="0.38461538461538464" office:value-type="float"/>
          <table:table-cell office:value="1.74898657649397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cketCluster__socketcluster</text:p>
          </table:table-cell>
          <table:table-cell office:value="21.650333587923406" office:value-type="float"/>
          <table:table-cell office:value="0.052040174924704106" office:value-type="float"/>
          <table:table-cell office:value="0.18867924528301888" office:value-type="float"/>
          <table:table-cell office:value="1.697336686332922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ordpress-mobile__WordPress-Android</text:p>
          </table:table-cell>
          <table:table-cell office:value="21.576256665701905" office:value-type="float"/>
          <table:table-cell office:value="0.05052977704393861" office:value-type="float"/>
          <table:table-cell office:value="0.10843373493975904" office:value-type="float"/>
          <table:table-cell office:value="1.68207315071238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olwanglu__pdf2htmlEX</text:p>
          </table:table-cell>
          <table:table-cell office:value="21.0801277554893" office:value-type="float"/>
          <table:table-cell office:value="0.06263985290148773" office:value-type="float"/>
          <table:table-cell office:value="0.23853211009174313" office:value-type="float"/>
          <table:table-cell office:value="1.70396571759134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eathericons__feather</text:p>
          </table:table-cell>
          <table:table-cell office:value="23.904418025318265" office:value-type="float"/>
          <table:table-cell office:value="0.03740885383949977" office:value-type="float"/>
          <table:table-cell office:value="0.1111111111111111" office:value-type="float"/>
          <table:table-cell office:value="1.701798108944116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orisMoore__jquery-tmpl</text:p>
          </table:table-cell>
          <table:table-cell office:value="23.575660686090224" office:value-type="float"/>
          <table:table-cell office:value="0.1539867143029142" office:value-type="float"/>
          <table:table-cell office:value="0" office:value-type="float"/>
          <table:table-cell office:value="1.674505598490249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wagger-api__swagger-editor</text:p>
          </table:table-cell>
          <table:table-cell office:value="21.70265877486578" office:value-type="float"/>
          <table:table-cell office:value="0.016376364613099288" office:value-type="float"/>
          <table:table-cell office:value="0.049586776859504134" office:value-type="float"/>
          <table:table-cell office:value="1.666974376886757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ototik__HoloEverywhere</text:p>
          </table:table-cell>
          <table:table-cell office:value="20.980369046834344" office:value-type="float"/>
          <table:table-cell office:value="0.11416423961599738" office:value-type="float"/>
          <table:table-cell office:value="0.42" office:value-type="float"/>
          <table:table-cell office:value="1.73168987733576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yperhq__hyperd</text:p>
          </table:table-cell>
          <table:table-cell office:value="21.244696525782615" office:value-type="float"/>
          <table:table-cell office:value="0.03421014258249059" office:value-type="float"/>
          <table:table-cell office:value="0.6857142857142857" office:value-type="float"/>
          <table:table-cell office:value="0.2197309746184166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enomous0x__WhatsAPI</text:p>
          </table:table-cell>
          <table:table-cell office:value="21.452795231067824" office:value-type="float"/>
          <table:table-cell office:value="0.10157627228251183" office:value-type="float"/>
          <table:table-cell office:value="0.3615819209039548" office:value-type="float"/>
          <table:table-cell office:value="1.737068333318467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cketio__socket.io-client-swift</text:p>
          </table:table-cell>
          <table:table-cell office:value="21.305248778784463" office:value-type="float"/>
          <table:table-cell office:value="0.14612007767800364" office:value-type="float"/>
          <table:table-cell office:value="0.4563106796116505" office:value-type="float"/>
          <table:table-cell office:value="1.748023923825859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__prepack</text:p>
          </table:table-cell>
          <table:table-cell office:value="21.055297633597245" office:value-type="float"/>
          <table:table-cell office:value="0.04438240824890416" office:value-type="float"/>
          <table:table-cell office:value="0.13953488372093023" office:value-type="float"/>
          <table:table-cell office:value="1.69549512306197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lrra__browser-logos</text:p>
          </table:table-cell>
          <table:table-cell office:value="28.033809712582457" office:value-type="float"/>
          <table:table-cell office:value="0.8123395916628974" office:value-type="float"/>
          <table:table-cell office:value="0.25" office:value-type="float"/>
          <table:table-cell office:value="1.715012575576739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xwellito__vivus</text:p>
          </table:table-cell>
          <table:table-cell office:value="22.062343683039792" office:value-type="float"/>
          <table:table-cell office:value="0.06381988455477476" office:value-type="float"/>
          <table:table-cell office:value="0.18181818181818182" office:value-type="float"/>
          <table:table-cell office:value="1.702453220519302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rtursapek__mondrian</text:p>
          </table:table-cell>
          <table:table-cell office:value="27.376734431509334" office:value-type="float"/>
          <table:table-cell office:value="0.4371909402057667" office:value-type="float"/>
          <table:table-cell office:value="0" office:value-type="float"/>
          <table:table-cell office:value="1.680265240410086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follestad__material-dialogs</text:p>
          </table:table-cell>
          <table:table-cell office:value="21.2953204365323" office:value-type="float"/>
          <table:table-cell office:value="0.1053503705115429" office:value-type="float"/>
          <table:table-cell office:value="0.2727272727272727" office:value-type="float"/>
          <table:table-cell office:value="1.72449560862218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vemorrissey__subsampling-scale-image-view</text:p>
          </table:table-cell>
          <table:table-cell office:value="21.825493052194275" office:value-type="float"/>
          <table:table-cell office:value="0.058584064802412884" office:value-type="float"/>
          <table:table-cell office:value="0.3333333333333333" office:value-type="float"/>
          <table:table-cell office:value="1.739563830497630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itcoin__bitcoin</text:p>
          </table:table-cell>
          <table:table-cell office:value="21.249108976718343" office:value-type="float"/>
          <table:table-cell office:value="0.007193017911272174" office:value-type="float"/>
          <table:table-cell office:value="0.1585081585081585" office:value-type="float"/>
          <table:table-cell office:value="1.690166231010813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edrovgs__DraggablePanel</text:p>
          </table:table-cell>
          <table:table-cell office:value="23.76540424381178" office:value-type="float"/>
          <table:table-cell office:value="0.14306456503020218" office:value-type="float"/>
          <table:table-cell office:value="0.4" office:value-type="float"/>
          <table:table-cell office:value="1.726944972377774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laursen__react-md</text:p>
          </table:table-cell>
          <table:table-cell office:value="22.673987975052597" office:value-type="float"/>
          <table:table-cell office:value="0.14985645645387935" office:value-type="float"/>
          <table:table-cell office:value="0.1111111111111111" office:value-type="float"/>
          <table:table-cell office:value="1.696087055015745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ode-nock__nock</text:p>
          </table:table-cell>
          <table:table-cell office:value="21.13687063576983" office:value-type="float"/>
          <table:table-cell office:value="0.01224358901837741" office:value-type="float"/>
          <table:table-cell office:value="0.35294117647058826" office:value-type="float"/>
          <table:table-cell office:value="1.73321983290714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mqtt__emqttd</text:p>
          </table:table-cell>
          <table:table-cell office:value="21.41391925944666" office:value-type="float"/>
          <table:table-cell office:value="0.08804001236913013" office:value-type="float"/>
          <table:table-cell office:value="0.3870967741935484" office:value-type="float"/>
          <table:table-cell office:value="1.743658766631186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vertrue__wechat</text:p>
          </table:table-cell>
          <table:table-cell office:value="22.89779309632352" office:value-type="float"/>
          <table:table-cell office:value="0.10743526409476693" office:value-type="float"/>
          <table:table-cell office:value="0.875" office:value-type="float"/>
          <table:table-cell office:value="0.2008082005533694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lipy__Clipy</text:p>
          </table:table-cell>
          <table:table-cell office:value="23.62030174610327" office:value-type="float"/>
          <table:table-cell office:value="0.1968487085574027" office:value-type="float"/>
          <table:table-cell office:value="0.625" office:value-type="float"/>
          <table:table-cell office:value="0.1716646212905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omebrew__legacy-homebrew</text:p>
          </table:table-cell>
          <table:table-cell office:value="20.565405422843057" office:value-type="float"/>
          <table:table-cell office:value="0.146039971496828" office:value-type="float"/>
          <table:table-cell office:value="0.2600806451612903" office:value-type="float"/>
          <table:table-cell office:value="1.712695218620738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tev__android-upload-service</text:p>
          </table:table-cell>
          <table:table-cell office:value="21.236487171255384" office:value-type="float"/>
          <table:table-cell office:value="0.09773624771353866" office:value-type="float"/>
          <table:table-cell office:value="0.37209302325581395" office:value-type="float"/>
          <table:table-cell office:value="1.736910205515079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icinabox__superslides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1.70539482281219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bbitmq__rabbitmq-server</text:p>
          </table:table-cell>
          <table:table-cell office:value="21.51062657542496" office:value-type="float"/>
          <table:table-cell office:value="0.11098169961496362" office:value-type="float"/>
          <table:table-cell office:value="0.3670886075949367" office:value-type="float"/>
          <table:table-cell office:value="1.7329686366543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ickstarter__android-oss</text:p>
          </table:table-cell>
          <table:table-cell office:value="23.928915563052826" office:value-type="float"/>
          <table:table-cell office:value="0.2811434846585365" office:value-type="float"/>
          <table:table-cell office:value="0.1" office:value-type="float"/>
          <table:table-cell office:value="1.707346196696665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reeRDP__FreeRDP</text:p>
          </table:table-cell>
          <table:table-cell office:value="21.26748369432535" office:value-type="float"/>
          <table:table-cell office:value="0.08733475665415887" office:value-type="float"/>
          <table:table-cell office:value="0.16981132075471697" office:value-type="float"/>
          <table:table-cell office:value="1.697072522262055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italy-t__pg-promise</text:p>
          </table:table-cell>
          <table:table-cell office:value="21.838840005880463" office:value-type="float"/>
          <table:table-cell office:value="0.022684340605037212" office:value-type="float"/>
          <table:table-cell office:value="0.04285714285714286" office:value-type="float"/>
          <table:table-cell office:value="1.68111034154434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nio__minio</text:p>
          </table:table-cell>
          <table:table-cell office:value="20.85812622565412" office:value-type="float"/>
          <table:table-cell office:value="0.035238769004032854" office:value-type="float"/>
          <table:table-cell office:value="0.348993288590604" office:value-type="float"/>
          <table:table-cell office:value="1.730622553982818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rientechnologies__orientdb</text:p>
          </table:table-cell>
          <table:table-cell office:value="21.286400910999514" office:value-type="float"/>
          <table:table-cell office:value="0.055388839870760785" office:value-type="float"/>
          <table:table-cell office:value="0.2558139534883721" office:value-type="float"/>
          <table:table-cell office:value="1.71006889339064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potify__HubFramework</text:p>
          </table:table-cell>
          <table:table-cell office:value="22.55620188943107" office:value-type="float"/>
          <table:table-cell office:value="0.22848361755410632" office:value-type="float"/>
          <table:table-cell office:value="0.5" office:value-type="float"/>
          <table:table-cell office:value="1.720298782731823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xios__axios</text:p>
          </table:table-cell>
          <table:table-cell office:value="21.243779141085952" office:value-type="float"/>
          <table:table-cell office:value="0.07238887164611411" office:value-type="float"/>
          <table:table-cell office:value="0.1588235294117647" office:value-type="float"/>
          <table:table-cell office:value="1.700026443077759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eaveworks__weave</text:p>
          </table:table-cell>
          <table:table-cell office:value="21.413078208647857" office:value-type="float"/>
          <table:table-cell office:value="0.0290878621176122" office:value-type="float"/>
          <table:table-cell office:value="0.42727272727272725" office:value-type="float"/>
          <table:table-cell office:value="1.740810568932810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yeoman__generator-webapp</text:p>
          </table:table-cell>
          <table:table-cell office:value="20.769961621655217" office:value-type="float"/>
          <table:table-cell office:value="0.08508518364616895" office:value-type="float"/>
          <table:table-cell office:value="0.10465116279069768" office:value-type="float"/>
          <table:table-cell office:value="1.678136342865510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nikulin__parse5</text:p>
          </table:table-cell>
          <table:table-cell office:value="22.254592765662334" office:value-type="float"/>
          <table:table-cell office:value="0.17235428436939684" office:value-type="float"/>
          <table:table-cell office:value="0.041666666666666664" office:value-type="float"/>
          <table:table-cell office:value="1.6769116148016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66B__XPrivacy</text:p>
          </table:table-cell>
          <table:table-cell office:value="20.966964752270094" office:value-type="float"/>
          <table:table-cell office:value="0.16056014913229608" office:value-type="float"/>
          <table:table-cell office:value="0.2578125" office:value-type="float"/>
          <table:table-cell office:value="1.709338849257924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okesh__lightbox2</text:p>
          </table:table-cell>
          <table:table-cell office:value="22.952627810697237" office:value-type="float"/>
          <table:table-cell office:value="0.06860470274013793" office:value-type="float"/>
          <table:table-cell office:value="0.13333333333333333" office:value-type="float"/>
          <table:table-cell office:value="1.68526460644132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ylelint__stylelint</text:p>
          </table:table-cell>
          <table:table-cell office:value="21.239936964889512" office:value-type="float"/>
          <table:table-cell office:value="0.0348713788075666" office:value-type="float"/>
          <table:table-cell office:value="0.1568627450980392" office:value-type="float"/>
          <table:table-cell office:value="1.701989756072573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ubernetes__kubernetes</text:p>
          </table:table-cell>
          <table:table-cell office:value="20.905311276682518" office:value-type="float"/>
          <table:table-cell office:value="0.00980940614259814" office:value-type="float"/>
          <table:table-cell office:value="0.1380897583429229" office:value-type="float"/>
          <table:table-cell office:value="1.697576034650420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yahoo__mojito</text:p>
          </table:table-cell>
          <table:table-cell office:value="22.089592706214948" office:value-type="float"/>
          <table:table-cell office:value="0.08828264178503535" office:value-type="float"/>
          <table:table-cell office:value="0.06060606060606061" office:value-type="float"/>
          <table:table-cell office:value="1.6784235932697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hogun-toolbox__shogun</text:p>
          </table:table-cell>
          <table:table-cell office:value="20.912952750936938" office:value-type="float"/>
          <table:table-cell office:value="0.025651952099146762" office:value-type="float"/>
          <table:table-cell office:value="0.13253012048192772" office:value-type="float"/>
          <table:table-cell office:value="1.710662872909923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anayotech__vagrant-manager</text:p>
          </table:table-cell>
          <table:table-cell office:value="23.818740267745476" office:value-type="float"/>
          <table:table-cell office:value="0.31620562331311525" office:value-type="float"/>
          <table:table-cell office:value="0.5" office:value-type="float"/>
          <table:table-cell office:value="1.747067768520702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odeBB__NodeBB</text:p>
          </table:table-cell>
          <table:table-cell office:value="21.077306638451873" office:value-type="float"/>
          <table:table-cell office:value="0.015065530053535873" office:value-type="float"/>
          <table:table-cell office:value="0.17370892018779344" office:value-type="float"/>
          <table:table-cell office:value="1.700243039435312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utomattic__expect.js</text:p>
          </table:table-cell>
          <table:table-cell office:value="27.69226214863525" office:value-type="float"/>
          <table:table-cell office:value="0.17100792578383184" office:value-type="float"/>
          <table:table-cell office:value="0" office:value-type="float"/>
          <table:table-cell office:value="1.7044358351439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kyeck__socket.IO-objc</text:p>
          </table:table-cell>
          <table:table-cell office:value="22.617286690054048" office:value-type="float"/>
          <table:table-cell office:value="0.07367784921818465" office:value-type="float"/>
          <table:table-cell office:value="0" office:value-type="float"/>
          <table:table-cell office:value="1.677855206628335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ismJS__prism</text:p>
          </table:table-cell>
          <table:table-cell office:value="21.357607901194072" office:value-type="float"/>
          <table:table-cell office:value="0.08581194703831278" office:value-type="float"/>
          <table:table-cell office:value="0.09302325581395349" office:value-type="float"/>
          <table:table-cell office:value="1.66826810962910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bgirshick__rcnn</text:p>
          </table:table-cell>
          <table:table-cell office:value="22.244286548634836" office:value-type="float"/>
          <table:table-cell office:value="0.14237170520685294" office:value-type="float"/>
          <table:table-cell office:value="0.5" office:value-type="float"/>
          <table:table-cell office:value="0.2346497800753199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kynetservices__skynet-archive</text:p>
          </table:table-cell>
          <table:table-cell office:value="24.540759540313548" office:value-type="float"/>
          <table:table-cell office:value="0.31967612567571196" office:value-type="float"/>
          <table:table-cell office:value="0" office:value-type="float"/>
          <table:table-cell office:value="1.678066644087155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quil__quil</text:p>
          </table:table-cell>
          <table:table-cell office:value="21.335776517740957" office:value-type="float"/>
          <table:table-cell office:value="0.006176266372333224" office:value-type="float"/>
          <table:table-cell office:value="0.15384615384615385" office:value-type="float"/>
          <table:table-cell office:value="1.71098758301690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orthwoodsSoftware__GoJS</text:p>
          </table:table-cell>
          <table:table-cell office:value="27.057004932585645" office:value-type="float"/>
          <table:table-cell office:value="0.2535649624976549" office:value-type="float"/>
          <table:table-cell office:value="0" office:value-type="float"/>
          <table:table-cell office:value="1.652167581961225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neden__Toast</text:p>
          </table:table-cell>
          <table:table-cell office:value="42.52785685506588" office:value-type="float"/>
          <table:table-cell office:value="1" office:value-type="float"/>
          <table:table-cell office:value="0.5" office:value-type="float"/>
          <table:table-cell office:value="1.66774479352715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eanoemcke__thegreatsuspender</text:p>
          </table:table-cell>
          <table:table-cell office:value="20.67136342856111" office:value-type="float"/>
          <table:table-cell office:value="0.06899017042547384" office:value-type="float"/>
          <table:table-cell office:value="0.06451612903225806" office:value-type="float"/>
          <table:table-cell office:value="1.6679917405566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rosswalk-project__crosswalk</text:p>
          </table:table-cell>
          <table:table-cell office:value="20.997337885386802" office:value-type="float"/>
          <table:table-cell office:value="0.06579812969951149" office:value-type="float"/>
          <table:table-cell office:value="0.28695652173913044" office:value-type="float"/>
          <table:table-cell office:value="1.722952906223437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zaninotto__screenshot-as-a-service</text:p>
          </table:table-cell>
          <table:table-cell office:value="26.11410805979661" office:value-type="float"/>
          <table:table-cell office:value="0.14219644410918753" office:value-type="float"/>
          <table:table-cell office:value="0.2" office:value-type="float"/>
          <table:table-cell office:value="1.67287845052515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yuku-t__jquery-textcomplete</text:p>
          </table:table-cell>
          <table:table-cell office:value="26.472642773539974" office:value-type="float"/>
          <table:table-cell office:value="0.09361069917758987" office:value-type="float"/>
          <table:table-cell office:value="0.4" office:value-type="float"/>
          <table:table-cell office:value="1.723169774221579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kellaway__Gloss</text:p>
          </table:table-cell>
          <table:table-cell office:value="23.53131108462049" office:value-type="float"/>
          <table:table-cell office:value="0.06711393371708145" office:value-type="float"/>
          <table:table-cell office:value="0.36363636363636365" office:value-type="float"/>
          <table:table-cell office:value="1.72599218459570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aravel__homestead</text:p>
          </table:table-cell>
          <table:table-cell office:value="21.310671185835297" office:value-type="float"/>
          <table:table-cell office:value="0.17728504863902383" office:value-type="float"/>
          <table:table-cell office:value="0.1774193548387097" office:value-type="float"/>
          <table:table-cell office:value="1.698069035377873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wittchen__ReactiveNetwork</text:p>
          </table:table-cell>
          <table:table-cell office:value="23.67235796076062" office:value-type="float"/>
          <table:table-cell office:value="0.38903332187104994" office:value-type="float"/>
          <table:table-cell office:value="0.2727272727272727" office:value-type="float"/>
          <table:table-cell office:value="1.714824199604656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akeWharton__sdk-manager-plugin</text:p>
          </table:table-cell>
          <table:table-cell office:value="21.33903028525879" office:value-type="float"/>
          <table:table-cell office:value="0.5687201538594041" office:value-type="float"/>
          <table:table-cell office:value="0.3333333333333333" office:value-type="float"/>
          <table:table-cell office:value="1.735379219287281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YorickPeterse__oga</text:p>
          </table:table-cell>
          <table:table-cell office:value="22.473037925812857" office:value-type="float"/>
          <table:table-cell office:value="0.01586056053170115" office:value-type="float"/>
          <table:table-cell office:value="0.058823529411764705" office:value-type="float"/>
          <table:table-cell office:value="1.67499908535221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sterminds__glide</text:p>
          </table:table-cell>
          <table:table-cell office:value="21.41724378949795" office:value-type="float"/>
          <table:table-cell office:value="0.0543917364223336" office:value-type="float"/>
          <table:table-cell office:value="0.22" office:value-type="float"/>
          <table:table-cell office:value="1.692982075331653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archive__three20</text:p>
          </table:table-cell>
          <table:table-cell office:value="22.315258945243638" office:value-type="float"/>
          <table:table-cell office:value="0.04360407319379811" office:value-type="float"/>
          <table:table-cell office:value="0.2" office:value-type="float"/>
          <table:table-cell office:value="1.700532235429367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jerkw__Android-SlideExpandableListView</text:p>
          </table:table-cell>
          <table:table-cell office:value="24.354547772727425" office:value-type="float"/>
          <table:table-cell office:value="0.18681671514095533" office:value-type="float"/>
          <table:table-cell office:value="0.25" office:value-type="float"/>
          <table:table-cell office:value="1.731511388484462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inancial-Times__polyfill-service</text:p>
          </table:table-cell>
          <table:table-cell office:value="20.713345175750966" office:value-type="float"/>
          <table:table-cell office:value="0.09136101024093168" office:value-type="float"/>
          <table:table-cell office:value="0.0945945945945946" office:value-type="float"/>
          <table:table-cell office:value="1.674946399961418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ich-Harris__ramjet</text:p>
          </table:table-cell>
          <table:table-cell office:value="25.998076485407296" office:value-type="float"/>
          <table:table-cell office:value="0.14252933789867717" office:value-type="float"/>
          <table:table-cell office:value="0" office:value-type="float"/>
          <table:table-cell office:value="1.670445100947112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oundcube__roundcubemail</text:p>
          </table:table-cell>
          <table:table-cell office:value="21.05063442995539" office:value-type="float"/>
          <table:table-cell office:value="0.04796903824224966" office:value-type="float"/>
          <table:table-cell office:value="0.296875" office:value-type="float"/>
          <table:table-cell office:value="1.720369653101488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3c__web-platform-tests</text:p>
          </table:table-cell>
          <table:table-cell office:value="20.753217392466386" office:value-type="float"/>
          <table:table-cell office:value="0.03837566307670107" office:value-type="float"/>
          <table:table-cell office:value="0.10861423220973783" office:value-type="float"/>
          <table:table-cell office:value="1.684402367857876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gfalo__materialize</text:p>
          </table:table-cell>
          <table:table-cell office:value="21.332169412165225" office:value-type="float"/>
          <table:table-cell office:value="0.034968271846079646" office:value-type="float"/>
          <table:table-cell office:value="0.1873198847262248" office:value-type="float"/>
          <table:table-cell office:value="1.68933400192206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ebonyx__graphql-php</text:p>
          </table:table-cell>
          <table:table-cell office:value="21.835161741256865" office:value-type="float"/>
          <table:table-cell office:value="0.025631543856718546" office:value-type="float"/>
          <table:table-cell office:value="0.14285714285714285" office:value-type="float"/>
          <table:table-cell office:value="1.68981479867649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dlite__flux-standard-action</text:p>
          </table:table-cell>
          <table:table-cell office:value="22.83271077572991" office:value-type="float"/>
          <table:table-cell office:value="0.11301845376218105" office:value-type="float"/>
          <table:table-cell office:value="0.2" office:value-type="float"/>
          <table:table-cell office:value="1.68881116570664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eroku__react-refetch</text:p>
          </table:table-cell>
          <table:table-cell office:value="21.943809503586948" office:value-type="float"/>
          <table:table-cell office:value="0.03434011121299152" office:value-type="float"/>
          <table:table-cell office:value="0.05555555555555555" office:value-type="float"/>
          <table:table-cell office:value="1.687395841200645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ppjs__appjs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1.650517978476473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pbox__mapbox-gl-js</text:p>
          </table:table-cell>
          <table:table-cell office:value="21.34720938091127" office:value-type="float"/>
          <table:table-cell office:value="0.025094032421291417" office:value-type="float"/>
          <table:table-cell office:value="0.10060975609756098" office:value-type="float"/>
          <table:table-cell office:value="1.676001626026554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nevcat__Kingfisher</text:p>
          </table:table-cell>
          <table:table-cell office:value="21.174497472077054" office:value-type="float"/>
          <table:table-cell office:value="0.2042965512565604" office:value-type="float"/>
          <table:table-cell office:value="0.46774193548387094" office:value-type="float"/>
          <table:table-cell office:value="0.232415112334124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mcast__FreeFlow</text:p>
          </table:table-cell>
          <table:table-cell office:value="24.145376875421018" office:value-type="float"/>
          <table:table-cell office:value="0.12527418816466138" office:value-type="float"/>
          <table:table-cell office:value="0.25" office:value-type="float"/>
          <table:table-cell office:value="1.719001838266229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phw__byte-buddy</text:p>
          </table:table-cell>
          <table:table-cell office:value="21.469247215804437" office:value-type="float"/>
          <table:table-cell office:value="0.043862596623487494" office:value-type="float"/>
          <table:table-cell office:value="0.2692307692307692" office:value-type="float"/>
          <table:table-cell office:value="1.72679835984741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cumentcloud__visualsearch</text:p>
          </table:table-cell>
          <table:table-cell office:value="23.31939252148221" office:value-type="float"/>
          <table:table-cell office:value="0.05018080609465766" office:value-type="float"/>
          <table:table-cell office:value="0.18181818181818182" office:value-type="float"/>
          <table:table-cell office:value="1.704633898664334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hareX__ShareX</text:p>
          </table:table-cell>
          <table:table-cell office:value="20.705892400776634" office:value-type="float"/>
          <table:table-cell office:value="0.06738234240817338" office:value-type="float"/>
          <table:table-cell office:value="0.22564102564102564" office:value-type="float"/>
          <table:table-cell office:value="1.70834345313175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dex__SwiftyUserDefaults</text:p>
          </table:table-cell>
          <table:table-cell office:value="23.11984117849124" office:value-type="float"/>
          <table:table-cell office:value="0.05259345170134536" office:value-type="float"/>
          <table:table-cell office:value="0.16666666666666666" office:value-type="float"/>
          <table:table-cell office:value="1.71661496983897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imOliver__TOCropViewController</text:p>
          </table:table-cell>
          <table:table-cell office:value="28.604354823491125" office:value-type="float"/>
          <table:table-cell office:value="0.4715619251905802" office:value-type="float"/>
          <table:table-cell office:value="0" office:value-type="float"/>
          <table:table-cell office:value="1.663907362527223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ils__cache_digests</text:p>
          </table:table-cell>
          <table:table-cell office:value="26.30432325839673" office:value-type="float"/>
          <table:table-cell office:value="0.11569227991992277" office:value-type="float"/>
          <table:table-cell office:value="0.2" office:value-type="float"/>
          <table:table-cell office:value="1.65796143857097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pecta__specta</text:p>
          </table:table-cell>
          <table:table-cell office:value="21.035932746621548" office:value-type="float"/>
          <table:table-cell office:value="0.10733217983780759" office:value-type="float"/>
          <table:table-cell office:value="0.1" office:value-type="float"/>
          <table:table-cell office:value="1.690860927998080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xiecode__plupload</text:p>
          </table:table-cell>
          <table:table-cell office:value="20.857024629569327" office:value-type="float"/>
          <table:table-cell office:value="0.16410468271572165" office:value-type="float"/>
          <table:table-cell office:value="0.14705882352941177" office:value-type="float"/>
          <table:table-cell office:value="1.68621194184514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gm__pandoc</text:p>
          </table:table-cell>
          <table:table-cell office:value="21.297732337440117" office:value-type="float"/>
          <table:table-cell office:value="0.03609984781277523" office:value-type="float"/>
          <table:table-cell office:value="0.08624708624708624" office:value-type="float"/>
          <table:table-cell office:value="1.68477770130570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suru__tsuru</text:p>
          </table:table-cell>
          <table:table-cell office:value="21.45746949067949" office:value-type="float"/>
          <table:table-cell office:value="0.01974997140071007" office:value-type="float"/>
          <table:table-cell office:value="0.16666666666666666" office:value-type="float"/>
          <table:table-cell office:value="1.687521196519731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s-iot__samples</text:p>
          </table:table-cell>
          <table:table-cell office:value="22.08407657227836" office:value-type="float"/>
          <table:table-cell office:value="0.18343824439464398" office:value-type="float"/>
          <table:table-cell office:value="0.2" office:value-type="float"/>
          <table:table-cell office:value="1.677573680828825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bt__sbt</text:p>
          </table:table-cell>
          <table:table-cell office:value="21.173073859796656" office:value-type="float"/>
          <table:table-cell office:value="0.06879593468030076" office:value-type="float"/>
          <table:table-cell office:value="0.25177304964539005" office:value-type="float"/>
          <table:table-cell office:value="1.708195298929660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lectron-userland__electron-packager</text:p>
          </table:table-cell>
          <table:table-cell office:value="20.63603973394227" office:value-type="float"/>
          <table:table-cell office:value="0.060026104650948854" office:value-type="float"/>
          <table:table-cell office:value="0.37254901960784315" office:value-type="float"/>
          <table:table-cell office:value="1.722953599272484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eciousforever__sketch-data-populator</text:p>
          </table:table-cell>
          <table:table-cell office:value="24.95975523452734" office:value-type="float"/>
          <table:table-cell office:value="0.22648919934276165" office:value-type="float"/>
          <table:table-cell office:value="0.14285714285714285" office:value-type="float"/>
          <table:table-cell office:value="1.715871181540187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pbox__mapbox-gl-native</text:p>
          </table:table-cell>
          <table:table-cell office:value="20.964426925591198" office:value-type="float"/>
          <table:table-cell office:value="0.07900961741330559" office:value-type="float"/>
          <table:table-cell office:value="0.3629807692307692" office:value-type="float"/>
          <table:table-cell office:value="1.731016069422495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ikgraf__belle</text:p>
          </table:table-cell>
          <table:table-cell office:value="22.808849292093676" office:value-type="float"/>
          <table:table-cell office:value="0.04019397477196118" office:value-type="float"/>
          <table:table-cell office:value="0.3333333333333333" office:value-type="float"/>
          <table:table-cell office:value="1.74387400207583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loston__ungoogled-chromium</text:p>
          </table:table-cell>
          <table:table-cell office:value="20.884916384052822" office:value-type="float"/>
          <table:table-cell office:value="0.04805513167633235" office:value-type="float"/>
          <table:table-cell office:value="0.125" office:value-type="float"/>
          <table:table-cell office:value="1.67426395287317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ikhi__pencil</text:p>
          </table:table-cell>
          <table:table-cell office:value="21.655960046136205" office:value-type="float"/>
          <table:table-cell office:value="0.07325098772222094" office:value-type="float"/>
          <table:table-cell office:value="0.08695652173913043" office:value-type="float"/>
          <table:table-cell office:value="1.665379142037733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qttjs__MQTT.js</text:p>
          </table:table-cell>
          <table:table-cell office:value="21.3546069237587" office:value-type="float"/>
          <table:table-cell office:value="0.09957270637811773" office:value-type="float"/>
          <table:table-cell office:value="0.13953488372093023" office:value-type="float"/>
          <table:table-cell office:value="1.6976348091368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bruyelle__RxPermissions</text:p>
          </table:table-cell>
          <table:table-cell office:value="21.38078069611008" office:value-type="float"/>
          <table:table-cell office:value="0.09668155614700362" office:value-type="float"/>
          <table:table-cell office:value="0.2777777777777778" office:value-type="float"/>
          <table:table-cell office:value="1.728946102994418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ymfony__symfony</text:p>
          </table:table-cell>
          <table:table-cell office:value="21.124269822797988" office:value-type="float"/>
          <table:table-cell office:value="0.0413007284423477" office:value-type="float"/>
          <table:table-cell office:value="0.0625" office:value-type="float"/>
          <table:table-cell office:value="1.676558126077200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emantic-release__semantic-release</text:p>
          </table:table-cell>
          <table:table-cell office:value="20.524388707167372" office:value-type="float"/>
          <table:table-cell office:value="0.0439769947678326" office:value-type="float"/>
          <table:table-cell office:value="0.14782608695652175" office:value-type="float"/>
          <table:table-cell office:value="1.685171931964592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penKinect__libfreenect</text:p>
          </table:table-cell>
          <table:table-cell office:value="20.794682959951235" office:value-type="float"/>
          <table:table-cell office:value="0.07930783291528169" office:value-type="float"/>
          <table:table-cell office:value="0.40625" office:value-type="float"/>
          <table:table-cell office:value="1.733410379496977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rosoft__vscode-react-native</text:p>
          </table:table-cell>
          <table:table-cell office:value="21.006149457698466" office:value-type="float"/>
          <table:table-cell office:value="0.06159442423467698" office:value-type="float"/>
          <table:table-cell office:value="0.1375" office:value-type="float"/>
          <table:table-cell office:value="1.687883266704322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ickyrauch__Balloons.IO</text:p>
          </table:table-cell>
          <table:table-cell office:value="32.49749617246644" office:value-type="float"/>
          <table:table-cell office:value="0.7238749676769646" office:value-type="float"/>
          <table:table-cell office:value="0.6666666666666666" office:value-type="float"/>
          <table:table-cell office:value="0.2431065119170870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url__curl</text:p>
          </table:table-cell>
          <table:table-cell office:value="20.94546327028686" office:value-type="float"/>
          <table:table-cell office:value="0.04751776747169693" office:value-type="float"/>
          <table:table-cell office:value="0.2849462365591398" office:value-type="float"/>
          <table:table-cell office:value="1.719576011167774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azzband__pip-tools</text:p>
          </table:table-cell>
          <table:table-cell office:value="21.23256599075632" office:value-type="float"/>
          <table:table-cell office:value="0.039474083468729604" office:value-type="float"/>
          <table:table-cell office:value="0.18181818181818182" office:value-type="float"/>
          <table:table-cell office:value="1.695911488825224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ubernetes__heapster</text:p>
          </table:table-cell>
          <table:table-cell office:value="20.991244335175303" office:value-type="float"/>
          <table:table-cell office:value="0.020697843260590803" office:value-type="float"/>
          <table:table-cell office:value="0.4046242774566474" office:value-type="float"/>
          <table:table-cell office:value="1.743651727461634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rida__frida</text:p>
          </table:table-cell>
          <table:table-cell office:value="21.28118092083875" office:value-type="float"/>
          <table:table-cell office:value="0.03156613587246082" office:value-type="float"/>
          <table:table-cell office:value="0.43103448275862066" office:value-type="float"/>
          <table:table-cell office:value="1.73047417977330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j__commander.js</text:p>
          </table:table-cell>
          <table:table-cell office:value="21.88740967263674" office:value-type="float"/>
          <table:table-cell office:value="0.02297162623119353" office:value-type="float"/>
          <table:table-cell office:value="0.1111111111111111" office:value-type="float"/>
          <table:table-cell office:value="1.6831591820326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xif-js__exif-js</text:p>
          </table:table-cell>
          <table:table-cell office:value="23.76728279449273" office:value-type="float"/>
          <table:table-cell office:value="0.3721642100755556" office:value-type="float"/>
          <table:table-cell office:value="0" office:value-type="float"/>
          <table:table-cell office:value="1.69890143184258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ixLabors__ImageSharp</text:p>
          </table:table-cell>
          <table:table-cell office:value="20.959336951137928" office:value-type="float"/>
          <table:table-cell office:value="0.07242788804057927" office:value-type="float"/>
          <table:table-cell office:value="0.23255813953488372" office:value-type="float"/>
          <table:table-cell office:value="1.708961753093908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iakki__uncss</text:p>
          </table:table-cell>
          <table:table-cell office:value="21.61265724206604" office:value-type="float"/>
          <table:table-cell office:value="0.09944357112038642" office:value-type="float"/>
          <table:table-cell office:value="0.13636363636363635" office:value-type="float"/>
          <table:table-cell office:value="1.681459881404699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nabbco__snabb</text:p>
          </table:table-cell>
          <table:table-cell office:value="21.58402610094412" office:value-type="float"/>
          <table:table-cell office:value="0.01360599123965874" office:value-type="float"/>
          <table:table-cell office:value="0.22" office:value-type="float"/>
          <table:table-cell office:value="1.695951832476355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arrot__share-button</text:p>
          </table:table-cell>
          <table:table-cell office:value="21.77899559991294" office:value-type="float"/>
          <table:table-cell office:value="0.019416033059705406" office:value-type="float"/>
          <table:table-cell office:value="0.15789473684210525" office:value-type="float"/>
          <table:table-cell office:value="1.687589493426586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unit-team__junit5</text:p>
          </table:table-cell>
          <table:table-cell office:value="20.994326056731595" office:value-type="float"/>
          <table:table-cell office:value="0.029879971314008547" office:value-type="float"/>
          <table:table-cell office:value="0.1588235294117647" office:value-type="float"/>
          <table:table-cell office:value="1.700861345325322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ipis__flag-icon-css</text:p>
          </table:table-cell>
          <table:table-cell office:value="23.67217055602105" office:value-type="float"/>
          <table:table-cell office:value="0.048019973104278045" office:value-type="float"/>
          <table:table-cell office:value="0.18181818181818182" office:value-type="float"/>
          <table:table-cell office:value="1.721493615427398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nowplow__snowplow</text:p>
          </table:table-cell>
          <table:table-cell office:value="21.399161553662537" office:value-type="float"/>
          <table:table-cell office:value="0.04087025989369508" office:value-type="float"/>
          <table:table-cell office:value="0.2898550724637681" office:value-type="float"/>
          <table:table-cell office:value="1.7257831845113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lrumordelaluz__csshake</text:p>
          </table:table-cell>
          <table:table-cell office:value="31.117783609679357" office:value-type="float"/>
          <table:table-cell office:value="0.32715325194306416" office:value-type="float"/>
          <table:table-cell office:value="0.3333333333333333" office:value-type="float"/>
          <table:table-cell office:value="1.739681080944962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ximebf__php-debugbar</text:p>
          </table:table-cell>
          <table:table-cell office:value="22.339702670946956" office:value-type="float"/>
          <table:table-cell office:value="0.05711221538393171" office:value-type="float"/>
          <table:table-cell office:value="0.16666666666666666" office:value-type="float"/>
          <table:table-cell office:value="1.692677529015942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ddyosmani__critical</text:p>
          </table:table-cell>
          <table:table-cell office:value="21.65835274245221" office:value-type="float"/>
          <table:table-cell office:value="0.05446101145269433" office:value-type="float"/>
          <table:table-cell office:value="0.125" office:value-type="float"/>
          <table:table-cell office:value="1.68644143910788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efunkt__dotjs</text:p>
          </table:table-cell>
          <table:table-cell office:value="22.90383050805931" office:value-type="float"/>
          <table:table-cell office:value="0.13996521551168398" office:value-type="float"/>
          <table:table-cell office:value="0" office:value-type="float"/>
          <table:table-cell office:value="1.636619800946721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patie__laravel-medialibrary</text:p>
          </table:table-cell>
          <table:table-cell office:value="21.639068637496422" office:value-type="float"/>
          <table:table-cell office:value="0.10615423059714872" office:value-type="float"/>
          <table:table-cell office:value="0.08235294117647059" office:value-type="float"/>
          <table:table-cell office:value="1.68981916759127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hmln__flatpickr</text:p>
          </table:table-cell>
          <table:table-cell office:value="21.60455289388437" office:value-type="float"/>
          <table:table-cell office:value="0.029350612533598164" office:value-type="float"/>
          <table:table-cell office:value="0.2708333333333333" office:value-type="float"/>
          <table:table-cell office:value="1.717958670456951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lastic__beats</text:p>
          </table:table-cell>
          <table:table-cell office:value="21.17543808891601" office:value-type="float"/>
          <table:table-cell office:value="0.015393214187644796" office:value-type="float"/>
          <table:table-cell office:value="0.2535612535612536" office:value-type="float"/>
          <table:table-cell office:value="1.718242035624329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__rocksdb</text:p>
          </table:table-cell>
          <table:table-cell office:value="21.1842275661625" office:value-type="float"/>
          <table:table-cell office:value="0.03721677076915827" office:value-type="float"/>
          <table:table-cell office:value="0.2825278810408922" office:value-type="float"/>
          <table:table-cell office:value="1.715754693052451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cker__compose</text:p>
          </table:table-cell>
          <table:table-cell office:value="21.15376322530806" office:value-type="float"/>
          <table:table-cell office:value="0.012122950192564819" office:value-type="float"/>
          <table:table-cell office:value="0.22138364779874214" office:value-type="float"/>
          <table:table-cell office:value="1.697002470337974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ickoneill__PermissionScope</text:p>
          </table:table-cell>
          <table:table-cell office:value="22.11590148161034" office:value-type="float"/>
          <table:table-cell office:value="0.19764885257939357" office:value-type="float"/>
          <table:table-cell office:value="0.125" office:value-type="float"/>
          <table:table-cell office:value="1.696324950331825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Farkas__webshim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1.679753701706565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ver__pinpoint</text:p>
          </table:table-cell>
          <table:table-cell office:value="21.134857069052885" office:value-type="float"/>
          <table:table-cell office:value="0.12007890216739321" office:value-type="float"/>
          <table:table-cell office:value="0.6511627906976745" office:value-type="float"/>
          <table:table-cell office:value="0.202450212771495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rosoft__ELL</text:p>
          </table:table-cell>
          <table:table-cell office:value="21.474176279913728" office:value-type="float"/>
          <table:table-cell office:value="0.05158409218685075" office:value-type="float"/>
          <table:table-cell office:value="0.41935483870967744" office:value-type="float"/>
          <table:table-cell office:value="1.74527645998257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layframework__playframework</text:p>
          </table:table-cell>
          <table:table-cell office:value="21.165774939093588" office:value-type="float"/>
          <table:table-cell office:value="0.06949442226282065" office:value-type="float"/>
          <table:table-cell office:value="0.15571776155717762" office:value-type="float"/>
          <table:table-cell office:value="1.685652481922801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upyter__notebook</text:p>
          </table:table-cell>
          <table:table-cell office:value="20.94196811042506" office:value-type="float"/>
          <table:table-cell office:value="0.061061839276472275" office:value-type="float"/>
          <table:table-cell office:value="0.20273972602739726" office:value-type="float"/>
          <table:table-cell office:value="1.693753431833251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Reverser__mpegts</text:p>
          </table:table-cell>
          <table:table-cell office:value="24.684559397606588" office:value-type="float"/>
          <table:table-cell office:value="0.15492021028161862" office:value-type="float"/>
          <table:table-cell office:value="0" office:value-type="float"/>
          <table:table-cell office:value="1.631316745915423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-swagger__go-swagger</text:p>
          </table:table-cell>
          <table:table-cell office:value="21.62472351338098" office:value-type="float"/>
          <table:table-cell office:value="0.013061407729727007" office:value-type="float"/>
          <table:table-cell office:value="0.15671641791044777" office:value-type="float"/>
          <table:table-cell office:value="1.679602750297922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untjs__grunt-contrib-uglify</text:p>
          </table:table-cell>
          <table:table-cell office:value="21.40248073879737" office:value-type="float"/>
          <table:table-cell office:value="0.015968271202145907" office:value-type="float"/>
          <table:table-cell office:value="0.1388888888888889" office:value-type="float"/>
          <table:table-cell office:value="1.688236567565521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t-nlp__MITIE</text:p>
          </table:table-cell>
          <table:table-cell office:value="22.376069542011365" office:value-type="float"/>
          <table:table-cell office:value="0.06805859040637219" office:value-type="float"/>
          <table:table-cell office:value="0.2777777777777778" office:value-type="float"/>
          <table:table-cell office:value="1.704809337831350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hnns__rewire</text:p>
          </table:table-cell>
          <table:table-cell office:value="22.200152781934467" office:value-type="float"/>
          <table:table-cell office:value="0.04530533520636278" office:value-type="float"/>
          <table:table-cell office:value="0.14285714285714285" office:value-type="float"/>
          <table:table-cell office:value="1.699541043186142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obthecow__psysh</text:p>
          </table:table-cell>
          <table:table-cell office:value="20.827959180838977" office:value-type="float"/>
          <table:table-cell office:value="0.09610411203695086" office:value-type="float"/>
          <table:table-cell office:value="0.2978723404255319" office:value-type="float"/>
          <table:table-cell office:value="1.712585828678900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s__SDWebImage</text:p>
          </table:table-cell>
          <table:table-cell office:value="20.658570911288972" office:value-type="float"/>
          <table:table-cell office:value="0.144847236132992" office:value-type="float"/>
          <table:table-cell office:value="0.3879781420765027" office:value-type="float"/>
          <table:table-cell office:value="0.2423805660003272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rtSabintsev__Siren</text:p>
          </table:table-cell>
          <table:table-cell office:value="21.909465072326675" office:value-type="float"/>
          <table:table-cell office:value="0.17797659107989416" office:value-type="float"/>
          <table:table-cell office:value="0.14285714285714285" office:value-type="float"/>
          <table:table-cell office:value="1.69728984637948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riendsOfPHP__PHP-CS-Fixer</text:p>
          </table:table-cell>
          <table:table-cell office:value="20.672619528291523" office:value-type="float"/>
          <table:table-cell office:value="0.03588373916010915" office:value-type="float"/>
          <table:table-cell office:value="0.12790697674418605" office:value-type="float"/>
          <table:table-cell office:value="1.6900138410297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ohannilsson__android-actionbar</text:p>
          </table:table-cell>
          <table:table-cell office:value="22.693092230592566" office:value-type="float"/>
          <table:table-cell office:value="0.15370297135392985" office:value-type="float"/>
          <table:table-cell office:value="0.15384615384615385" office:value-type="float"/>
          <table:table-cell office:value="1.697778620279896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vbn__thefuck</text:p>
          </table:table-cell>
          <table:table-cell office:value="21.49787520480756" office:value-type="float"/>
          <table:table-cell office:value="0.05225742360149469" office:value-type="float"/>
          <table:table-cell office:value="0.29411764705882354" office:value-type="float"/>
          <table:table-cell office:value="1.7222893605379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trada__google-drive-ocamlfuse</text:p>
          </table:table-cell>
          <table:table-cell office:value="21.01022914593791" office:value-type="float"/>
          <table:table-cell office:value="0.17326987837910768" office:value-type="float"/>
          <table:table-cell office:value="0.28846153846153844" office:value-type="float"/>
          <table:table-cell office:value="1.71593952140929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uslanskorb__RSKImageCropper</text:p>
          </table:table-cell>
          <table:table-cell office:value="24.749181449901602" office:value-type="float"/>
          <table:table-cell office:value="0.26702090323258404" office:value-type="float"/>
          <table:table-cell office:value="0.42857142857142855" office:value-type="float"/>
          <table:table-cell office:value="0.2321733403591477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tfeldman__seamless-immutable</text:p>
          </table:table-cell>
          <table:table-cell office:value="21.39922004628426" office:value-type="float"/>
          <table:table-cell office:value="0.000788758370890541" office:value-type="float"/>
          <table:table-cell office:value="0.11627906976744186" office:value-type="float"/>
          <table:table-cell office:value="1.681995123274662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lappr__clappr</text:p>
          </table:table-cell>
          <table:table-cell office:value="20.86057754696362" office:value-type="float"/>
          <table:table-cell office:value="0.14297039253753943" office:value-type="float"/>
          <table:table-cell office:value="0.15789473684210525" office:value-type="float"/>
          <table:table-cell office:value="1.678556211852771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ropwizard__metrics</text:p>
          </table:table-cell>
          <table:table-cell office:value="21.79820449567458" office:value-type="float"/>
          <table:table-cell office:value="0.005731676893866999" office:value-type="float"/>
          <table:table-cell office:value="0.15492957746478872" office:value-type="float"/>
          <table:table-cell office:value="1.69229691882409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etabase__metabase</text:p>
          </table:table-cell>
          <table:table-cell office:value="21.393821881430604" office:value-type="float"/>
          <table:table-cell office:value="0.026202968197732896" office:value-type="float"/>
          <table:table-cell office:value="0.18807339449541285" office:value-type="float"/>
          <table:table-cell office:value="1.694683548429715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kechambers__as3corelib</text:p>
          </table:table-cell>
          <table:table-cell office:value="26.38820458748723" office:value-type="float"/>
          <table:table-cell office:value="0.10442847980774295" office:value-type="float"/>
          <table:table-cell office:value="0.2" office:value-type="float"/>
          <table:table-cell office:value="1.69755485308704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pwwyyxx__tensorpack</text:p>
          </table:table-cell>
          <table:table-cell office:value="21.47426808734194" office:value-type="float"/>
          <table:table-cell office:value="0.022301329829610046" office:value-type="float"/>
          <table:table-cell office:value="0.2828282828282828" office:value-type="float"/>
          <table:table-cell office:value="1.726177554183882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mab__python-social-auth</text:p>
          </table:table-cell>
          <table:table-cell office:value="21.566195129310184" office:value-type="float"/>
          <table:table-cell office:value="0.03281272975109728" office:value-type="float"/>
          <table:table-cell office:value="0.1875" office:value-type="float"/>
          <table:table-cell office:value="1.700092028080972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oomla__joomla-platform</text:p>
          </table:table-cell>
          <table:table-cell office:value="21.569499989375405" office:value-type="float"/>
          <table:table-cell office:value="0.06048582495992231" office:value-type="float"/>
          <table:table-cell office:value="0.06493506493506493" office:value-type="float"/>
          <table:table-cell office:value="1.662314474990408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hollingworth__bootstrap-wysihtml5</text:p>
          </table:table-cell>
          <table:table-cell office:value="23.000941416876756" office:value-type="float"/>
          <table:table-cell office:value="0.08077907794181742" office:value-type="float"/>
          <table:table-cell office:value="0.42857142857142855" office:value-type="float"/>
          <table:table-cell office:value="1.729096345316428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akes__play-clj</text:p>
          </table:table-cell>
          <table:table-cell office:value="22.89138801043634" office:value-type="float"/>
          <table:table-cell office:value="0.05517020966961084" office:value-type="float"/>
          <table:table-cell office:value="0.09090909090909091" office:value-type="float"/>
          <table:table-cell office:value="1.692605037705595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__flatbuffers</text:p>
          </table:table-cell>
          <table:table-cell office:value="21.172062533786395" office:value-type="float"/>
          <table:table-cell office:value="0.04169812515091187" office:value-type="float"/>
          <table:table-cell office:value="0.055248618784530384" office:value-type="float"/>
          <table:table-cell office:value="1.676439095976141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eis__deis</text:p>
          </table:table-cell>
          <table:table-cell office:value="20.859560556151628" office:value-type="float"/>
          <table:table-cell office:value="0.02724444234135111" office:value-type="float"/>
          <table:table-cell office:value="0.3482142857142857" office:value-type="float"/>
          <table:table-cell office:value="1.73031089930956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p2hpoutre__laravel-log-viewer</text:p>
          </table:table-cell>
          <table:table-cell office:value="24.46618551435031" office:value-type="float"/>
          <table:table-cell office:value="0.10657812288032387" office:value-type="float"/>
          <table:table-cell office:value="0.25" office:value-type="float"/>
          <table:table-cell office:value="1.693764038881666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pereo__cas</text:p>
          </table:table-cell>
          <table:table-cell office:value="21.486886656696093" office:value-type="float"/>
          <table:table-cell office:value="0.024174286291358055" office:value-type="float"/>
          <table:table-cell office:value="0.24691358024691357" office:value-type="float"/>
          <table:table-cell office:value="1.712369125335170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__flow</text:p>
          </table:table-cell>
          <table:table-cell office:value="21.36962067572108" office:value-type="float"/>
          <table:table-cell office:value="0.00011443487580771923" office:value-type="float"/>
          <table:table-cell office:value="0.06956521739130435" office:value-type="float"/>
          <table:table-cell office:value="1.678025595216989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trix-org__synapse</text:p>
          </table:table-cell>
          <table:table-cell office:value="21.529003183532744" office:value-type="float"/>
          <table:table-cell office:value="0.013333378840552116" office:value-type="float"/>
          <table:table-cell office:value="0.07692307692307693" office:value-type="float"/>
          <table:table-cell office:value="1.692077494829168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vr__gvr-android-sdk</text:p>
          </table:table-cell>
          <table:table-cell office:value="21.348483776217073" office:value-type="float"/>
          <table:table-cell office:value="0.089979420760628" office:value-type="float"/>
          <table:table-cell office:value="0.27586206896551724" office:value-type="float"/>
          <table:table-cell office:value="1.705350865493031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uejs-templates__webpack</text:p>
          </table:table-cell>
          <table:table-cell office:value="21.31330164654942" office:value-type="float"/>
          <table:table-cell office:value="0.059277811825858305" office:value-type="float"/>
          <table:table-cell office:value="0.21176470588235294" office:value-type="float"/>
          <table:table-cell office:value="1.697163505777539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ustoutsolutions__siesta</text:p>
          </table:table-cell>
          <table:table-cell office:value="22.24234385148168" office:value-type="float"/>
          <table:table-cell office:value="0.10099479666518629" office:value-type="float"/>
          <table:table-cell office:value="0.04" office:value-type="float"/>
          <table:table-cell office:value="1.686940522979448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__chisel</text:p>
          </table:table-cell>
          <table:table-cell office:value="22.890911246952783" office:value-type="float"/>
          <table:table-cell office:value="0.05720464033586492" office:value-type="float"/>
          <table:table-cell office:value="0.3076923076923077" office:value-type="float"/>
          <table:table-cell office:value="1.702117004118474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p-cli__wp-cli</text:p>
          </table:table-cell>
          <table:table-cell office:value="21.383975395917123" office:value-type="float"/>
          <table:table-cell office:value="0.047455531107948055" office:value-type="float"/>
          <table:table-cell office:value="0.02336448598130841" office:value-type="float"/>
          <table:table-cell office:value="1.6350825774460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howdownjs__showdown</text:p>
          </table:table-cell>
          <table:table-cell office:value="22.385554395492587" office:value-type="float"/>
          <table:table-cell office:value="0.15238705045188625" office:value-type="float"/>
          <table:table-cell office:value="0.2" office:value-type="float"/>
          <table:table-cell office:value="1.69428214317054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cketio__engine.io</text:p>
          </table:table-cell>
          <table:table-cell office:value="21.829960067704427" office:value-type="float"/>
          <table:table-cell office:value="0.11528577039164638" office:value-type="float"/>
          <table:table-cell office:value="0.15151515151515152" office:value-type="float"/>
          <table:table-cell office:value="1.705330113107602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j26__mailcatcher</text:p>
          </table:table-cell>
          <table:table-cell office:value="21.581078048694373" office:value-type="float"/>
          <table:table-cell office:value="0.13512685424994153" office:value-type="float"/>
          <table:table-cell office:value="0.45454545454545453" office:value-type="float"/>
          <table:table-cell office:value="1.749408717858832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medev__mame</text:p>
          </table:table-cell>
          <table:table-cell office:value="21.31558718999401" office:value-type="float"/>
          <table:table-cell office:value="0.04366309760771081" office:value-type="float"/>
          <table:table-cell office:value="0.15384615384615385" office:value-type="float"/>
          <table:table-cell office:value="1.688019034736694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dentityServer__IdentityServer2</text:p>
          </table:table-cell>
          <table:table-cell office:value="21.485038426833274" office:value-type="float"/>
          <table:table-cell office:value="0.04854660934136338" office:value-type="float"/>
          <table:table-cell office:value="0.08490566037735849" office:value-type="float"/>
          <table:table-cell office:value="1.67580912214718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angax__fabric.js</text:p>
          </table:table-cell>
          <table:table-cell office:value="21.285980986540174" office:value-type="float"/>
          <table:table-cell office:value="0.06334534360478017" office:value-type="float"/>
          <table:table-cell office:value="0.2230769230769231" office:value-type="float"/>
          <table:table-cell office:value="1.707314963609616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lexBarinov__UIBubbleTableView</text:p>
          </table:table-cell>
          <table:table-cell office:value="26.68295243363387" office:value-type="float"/>
          <table:table-cell office:value="0.2574785680018565" office:value-type="float"/>
          <table:table-cell office:value="0.4" office:value-type="float"/>
          <table:table-cell office:value="0.236201348771858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quare__otto</text:p>
          </table:table-cell>
          <table:table-cell office:value="23.009603327232618" office:value-type="float"/>
          <table:table-cell office:value="0.13491488948571276" office:value-type="float"/>
          <table:table-cell office:value="0.2" office:value-type="float"/>
          <table:table-cell office:value="1.69499418903904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onic-team__ionic-native</text:p>
          </table:table-cell>
          <table:table-cell office:value="21.0750997336207" office:value-type="float"/>
          <table:table-cell office:value="0.09330227129652946" office:value-type="float"/>
          <table:table-cell office:value="0.19078947368421054" office:value-type="float"/>
          <table:table-cell office:value="1.688905455548733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onathanslenders__pyvim</text:p>
          </table:table-cell>
          <table:table-cell office:value="24.11794861871562" office:value-type="float"/>
          <table:table-cell office:value="0.3143828444156164" office:value-type="float"/>
          <table:table-cell office:value="0" office:value-type="float"/>
          <table:table-cell office:value="1.682602949396581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archive__huxley</text:p>
          </table:table-cell>
          <table:table-cell office:value="24.078731737412102" office:value-type="float"/>
          <table:table-cell office:value="0.048260908551325" office:value-type="float"/>
          <table:table-cell office:value="0" office:value-type="float"/>
          <table:table-cell office:value="1.675080816960044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azelbuild__bazel</text:p>
          </table:table-cell>
          <table:table-cell office:value="20.84777874558563" office:value-type="float"/>
          <table:table-cell office:value="0.019169439297405073" office:value-type="float"/>
          <table:table-cell office:value="0.2809611829944547" office:value-type="float"/>
          <table:table-cell office:value="1.70237817038081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nversify__InversifyJS</text:p>
          </table:table-cell>
          <table:table-cell office:value="21.347722119331245" office:value-type="float"/>
          <table:table-cell office:value="0.027875853244027526" office:value-type="float"/>
          <table:table-cell office:value="0.16176470588235295" office:value-type="float"/>
          <table:table-cell office:value="1.703228806698937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immobrunfeldt__concurrently</text:p>
          </table:table-cell>
          <table:table-cell office:value="22.19297620637328" office:value-type="float"/>
          <table:table-cell office:value="0.04044647288876194" office:value-type="float"/>
          <table:table-cell office:value="0.08333333333333333" office:value-type="float"/>
          <table:table-cell office:value="1.70282957476877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utzam__nutz</text:p>
          </table:table-cell>
          <table:table-cell office:value="21.995620003796255" office:value-type="float"/>
          <table:table-cell office:value="0.045555241961288684" office:value-type="float"/>
          <table:table-cell office:value="1" office:value-type="float"/>
          <table:table-cell office:value="0.1766683263671794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hainer__chainer</text:p>
          </table:table-cell>
          <table:table-cell office:value="20.82387290035642" office:value-type="float"/>
          <table:table-cell office:value="0.014565961841943253" office:value-type="float"/>
          <table:table-cell office:value="0.41843971631205673" office:value-type="float"/>
          <table:table-cell office:value="1.744340966044275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utoMapper__AutoMapper</text:p>
          </table:table-cell>
          <table:table-cell office:value="21.15882914494281" office:value-type="float"/>
          <table:table-cell office:value="0.07009413804494213" office:value-type="float"/>
          <table:table-cell office:value="0.28690807799442897" office:value-type="float"/>
          <table:table-cell office:value="1.725913754580667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larkey__320andup</text:p>
          </table:table-cell>
          <table:table-cell office:value="40.69180861468233" office:value-type="float"/>
          <table:table-cell office:value="1" office:value-type="float"/>
          <table:table-cell office:value="0.5" office:value-type="float"/>
          <table:table-cell office:value="1.74258963749668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hysd__NyaoVim</text:p>
          </table:table-cell>
          <table:table-cell office:value="22.09577746978029" office:value-type="float"/>
          <table:table-cell office:value="0.09478835307890503" office:value-type="float"/>
          <table:table-cell office:value="0.3076923076923077" office:value-type="float"/>
          <table:table-cell office:value="1.735528847159588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ubernetes__kops</text:p>
          </table:table-cell>
          <table:table-cell office:value="21.092403730302195" office:value-type="float"/>
          <table:table-cell office:value="0.01761173322910825" office:value-type="float"/>
          <table:table-cell office:value="0.3141592920353982" office:value-type="float"/>
          <table:table-cell office:value="1.725651126843655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POffice__PHPExcel</text:p>
          </table:table-cell>
          <table:table-cell office:value="20.94309364174913" office:value-type="float"/>
          <table:table-cell office:value="0.05752459223792835" office:value-type="float"/>
          <table:table-cell office:value="0.234375" office:value-type="float"/>
          <table:table-cell office:value="1.706012489295891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ws__aws-sdk-php</text:p>
          </table:table-cell>
          <table:table-cell office:value="21.214705902765466" office:value-type="float"/>
          <table:table-cell office:value="0.05066852667585194" office:value-type="float"/>
          <table:table-cell office:value="0.29310344827586204" office:value-type="float"/>
          <table:table-cell office:value="1.721033401794261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desboeufs__connect-mongo</text:p>
          </table:table-cell>
          <table:table-cell office:value="21.708540937930888" office:value-type="float"/>
          <table:table-cell office:value="0.12661582306886546" office:value-type="float"/>
          <table:table-cell office:value="0.375" office:value-type="float"/>
          <table:table-cell office:value="1.73533426283805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pro__grumphp</text:p>
          </table:table-cell>
          <table:table-cell office:value="21.27059528268028" office:value-type="float"/>
          <table:table-cell office:value="0.04184234946728097" office:value-type="float"/>
          <table:table-cell office:value="0.2765957446808511" office:value-type="float"/>
          <table:table-cell office:value="1.714765022230747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zsh-users__antigen</text:p>
          </table:table-cell>
          <table:table-cell office:value="21.62708930790957" office:value-type="float"/>
          <table:table-cell office:value="0.0024675544781413983" office:value-type="float"/>
          <table:table-cell office:value="0.16666666666666666" office:value-type="float"/>
          <table:table-cell office:value="1.691888712025131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ires__android-obd-reader</text:p>
          </table:table-cell>
          <table:table-cell office:value="22.659310229492974" office:value-type="float"/>
          <table:table-cell office:value="0.22255661782366035" office:value-type="float"/>
          <table:table-cell office:value="0.21428571428571427" office:value-type="float"/>
          <table:table-cell office:value="1.703759097352422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ostwait__node-amqp</text:p>
          </table:table-cell>
          <table:table-cell office:value="21.573358463904" office:value-type="float"/>
          <table:table-cell office:value="0.10027828329034667" office:value-type="float"/>
          <table:table-cell office:value="0.15492957746478872" office:value-type="float"/>
          <table:table-cell office:value="1.712286598062141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ttetti__Weasel-Diesel</text:p>
          </table:table-cell>
          <table:table-cell office:value="29.05591290578178" office:value-type="float"/>
          <table:table-cell office:value="0.4991679593866589" office:value-type="float"/>
          <table:table-cell office:value="0" office:value-type="float"/>
          <table:table-cell office:value="1.661034318232250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timatter15__ocrad.js</text:p>
          </table:table-cell>
          <table:table-cell office:value="31.730526356144402" office:value-type="float"/>
          <table:table-cell office:value="0.29901736220944347" office:value-type="float"/>
          <table:table-cell office:value="0.3333333333333333" office:value-type="float"/>
          <table:table-cell office:value="1.716131483904153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uyam__pressure</text:p>
          </table:table-cell>
          <table:table-cell office:value="42.80602337641838" office:value-type="float"/>
          <table:table-cell office:value="1" office:value-type="float"/>
          <table:table-cell office:value="0.5" office:value-type="float"/>
          <table:table-cell office:value="1.745034521865706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ukeredpath__LRResty</text:p>
          </table:table-cell>
          <table:table-cell office:value="42.633683620630265" office:value-type="float"/>
          <table:table-cell office:value="1" office:value-type="float"/>
          <table:table-cell office:value="0.5" office:value-type="float"/>
          <table:table-cell office:value="0.2490169664333869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entilkiwi__mimikatz</text:p>
          </table:table-cell>
          <table:table-cell office:value="24.299817161448136" office:value-type="float"/>
          <table:table-cell office:value="0.3048517821873759" office:value-type="float"/>
          <table:table-cell office:value="0.5" office:value-type="float"/>
          <table:table-cell office:value="0.2058422262350156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ookshelf__bookshelf</text:p>
          </table:table-cell>
          <table:table-cell office:value="21.550691559582265" office:value-type="float"/>
          <table:table-cell office:value="0.03946828816492883" office:value-type="float"/>
          <table:table-cell office:value="0.0797872340425532" office:value-type="float"/>
          <table:table-cell office:value="1.68518036917364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abstack__echo</text:p>
          </table:table-cell>
          <table:table-cell office:value="21.47479879227971" office:value-type="float"/>
          <table:table-cell office:value="0.01664662174617726" office:value-type="float"/>
          <table:table-cell office:value="0.33766233766233766" office:value-type="float"/>
          <table:table-cell office:value="1.721152657173727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acker0x01__react-datepicker</text:p>
          </table:table-cell>
          <table:table-cell office:value="21.344424967052756" office:value-type="float"/>
          <table:table-cell office:value="0.03269070379823269" office:value-type="float"/>
          <table:table-cell office:value="0.25301204819277107" office:value-type="float"/>
          <table:table-cell office:value="1.71675391248948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gechev__codelyzer</text:p>
          </table:table-cell>
          <table:table-cell office:value="21.61885102466666" office:value-type="float"/>
          <table:table-cell office:value="0.032450318126660216" office:value-type="float"/>
          <table:table-cell office:value="0.22580645161290322" office:value-type="float"/>
          <table:table-cell office:value="1.698620647825233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ispy__vispy</text:p>
          </table:table-cell>
          <table:table-cell office:value="21.33456300457982" office:value-type="float"/>
          <table:table-cell office:value="0.023499971711924455" office:value-type="float"/>
          <table:table-cell office:value="0.20689655172413793" office:value-type="float"/>
          <table:table-cell office:value="1.700986516434494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rosoft__CNTK</text:p>
          </table:table-cell>
          <table:table-cell office:value="21.090676779011403" office:value-type="float"/>
          <table:table-cell office:value="0.04811091944572765" office:value-type="float"/>
          <table:table-cell office:value="0.3170028818443804" office:value-type="float"/>
          <table:table-cell office:value="1.731929239202798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rauseFx__TSMessages</text:p>
          </table:table-cell>
          <table:table-cell office:value="21.654450715251997" office:value-type="float"/>
          <table:table-cell office:value="0.1622267721566846" office:value-type="float"/>
          <table:table-cell office:value="0.2857142857142857" office:value-type="float"/>
          <table:table-cell office:value="1.730645391304591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enssegers__agent</text:p>
          </table:table-cell>
          <table:table-cell office:value="42.1955145684485" office:value-type="float"/>
          <table:table-cell office:value="1" office:value-type="float"/>
          <table:table-cell office:value="0.5" office:value-type="float"/>
          <table:table-cell office:value="1.703746450133157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llectd__collectd</text:p>
          </table:table-cell>
          <table:table-cell office:value="21.26410652248246" office:value-type="float"/>
          <table:table-cell office:value="0.03395599140668056" office:value-type="float"/>
          <table:table-cell office:value="0.24789915966386555" office:value-type="float"/>
          <table:table-cell office:value="1.71571000684357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ameronmcefee__plax</text:p>
          </table:table-cell>
          <table:table-cell office:value="28.214872573786703" office:value-type="float"/>
          <table:table-cell office:value="0.3238871586474046" office:value-type="float"/>
          <table:table-cell office:value="0" office:value-type="float"/>
          <table:table-cell office:value="1.6847093814738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ebpack__react-starter</text:p>
          </table:table-cell>
          <table:table-cell office:value="28.07099289904942" office:value-type="float"/>
          <table:table-cell office:value="0.22160540872256473" office:value-type="float"/>
          <table:table-cell office:value="0.25" office:value-type="float"/>
          <table:table-cell office:value="1.67749998965543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nfobyte__faraday</text:p>
          </table:table-cell>
          <table:table-cell office:value="21.377710247792777" office:value-type="float"/>
          <table:table-cell office:value="0.09699068866739606" office:value-type="float"/>
          <table:table-cell office:value="0.2692307692307692" office:value-type="float"/>
          <table:table-cell office:value="1.71446908647709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railblazer__cells</text:p>
          </table:table-cell>
          <table:table-cell office:value="21.471811120794406" office:value-type="float"/>
          <table:table-cell office:value="0.03784564631513413" office:value-type="float"/>
          <table:table-cell office:value="0.06578947368421052" office:value-type="float"/>
          <table:table-cell office:value="1.683104359056156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UKnightLab__TimelineJS</text:p>
          </table:table-cell>
          <table:table-cell office:value="26.692227801362275" office:value-type="float"/>
          <table:table-cell office:value="0.12188307665347871" office:value-type="float"/>
          <table:table-cell office:value="0.4" office:value-type="float"/>
          <table:table-cell office:value="1.712192460026046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mber-cli__ember-cli</text:p>
          </table:table-cell>
          <table:table-cell office:value="20.645394631223205" office:value-type="float"/>
          <table:table-cell office:value="0.061299028400083576" office:value-type="float"/>
          <table:table-cell office:value="0.15311909262759923" office:value-type="float"/>
          <table:table-cell office:value="1.6987971579460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ixijs__pixi.js</text:p>
          </table:table-cell>
          <table:table-cell office:value="20.83570170679641" office:value-type="float"/>
          <table:table-cell office:value="0.0446909024678005" office:value-type="float"/>
          <table:table-cell office:value="0.10057471264367816" office:value-type="float"/>
          <table:table-cell office:value="1.687296280340770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awnpdf__prawn</text:p>
          </table:table-cell>
          <table:table-cell office:value="21.381295193421263" office:value-type="float"/>
          <table:table-cell office:value="0.046038574000471955" office:value-type="float"/>
          <table:table-cell office:value="0.1736111111111111" office:value-type="float"/>
          <table:table-cell office:value="1.698205615882651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stbhuangyi__better-scroll</text:p>
          </table:table-cell>
          <table:table-cell office:value="26.841110929808227" office:value-type="float"/>
          <table:table-cell office:value="0.03407324913053045" office:value-type="float"/>
          <table:table-cell office:value="0.6" office:value-type="float"/>
          <table:table-cell office:value="0.221444279600385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ex-team__fis3</text:p>
          </table:table-cell>
          <table:table-cell office:value="22.344537716531942" office:value-type="float"/>
          <table:table-cell office:value="0.04036860249826365" office:value-type="float"/>
          <table:table-cell office:value="1" office:value-type="float"/>
          <table:table-cell office:value="0.1741120104059702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teract__hydrogen</text:p>
          </table:table-cell>
          <table:table-cell office:value="21.108849669355862" office:value-type="float"/>
          <table:table-cell office:value="0.08876967451049585" office:value-type="float"/>
          <table:table-cell office:value="0.19811320754716982" office:value-type="float"/>
          <table:table-cell office:value="1.68042956635665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__PathPicker</text:p>
          </table:table-cell>
          <table:table-cell office:value="21.810871197600374" office:value-type="float"/>
          <table:table-cell office:value="0.023335666904735358" office:value-type="float"/>
          <table:table-cell office:value="0.3055555555555556" office:value-type="float"/>
          <table:table-cell office:value="1.718258867762750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runoda__meteor-up</text:p>
          </table:table-cell>
          <table:table-cell office:value="21.013651072549106" office:value-type="float"/>
          <table:table-cell office:value="0.05460936254594765" office:value-type="float"/>
          <table:table-cell office:value="0.1509433962264151" office:value-type="float"/>
          <table:table-cell office:value="1.689755275886606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shoo__UglifyJS2</text:p>
          </table:table-cell>
          <table:table-cell office:value="21.809909371637342" office:value-type="float"/>
          <table:table-cell office:value="0.07241570815166683" office:value-type="float"/>
          <table:table-cell office:value="0.047619047619047616" office:value-type="float"/>
          <table:table-cell office:value="1.674070502922684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yl20bnr__spacemacs</text:p>
          </table:table-cell>
          <table:table-cell office:value="20.83523567855327" office:value-type="float"/>
          <table:table-cell office:value="0.023397775097414364" office:value-type="float"/>
          <table:table-cell office:value="0.16396396396396395" office:value-type="float"/>
          <table:table-cell office:value="1.703352895691175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heckstyle__checkstyle</text:p>
          </table:table-cell>
          <table:table-cell office:value="21.43414747474188" office:value-type="float"/>
          <table:table-cell office:value="0.03195113018341589" office:value-type="float"/>
          <table:table-cell office:value="0.16981132075471697" office:value-type="float"/>
          <table:table-cell office:value="1.69898084956251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lectron-userland__electron-builder</text:p>
          </table:table-cell>
          <table:table-cell office:value="20.29362760654412" office:value-type="float"/>
          <table:table-cell office:value="0.15329901853303315" office:value-type="float"/>
          <table:table-cell office:value="0.35058823529411764" office:value-type="float"/>
          <table:table-cell office:value="1.727793362932898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igspaceship__shine.js</text:p>
          </table:table-cell>
          <table:table-cell office:value="42.90538800249935" office:value-type="float"/>
          <table:table-cell office:value="1" office:value-type="float"/>
          <table:table-cell office:value="0" office:value-type="float"/>
          <table:table-cell office:value="1.663292930657746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shidkpc__kibana2</text:p>
          </table:table-cell>
          <table:table-cell office:value="22.782513754329603" office:value-type="float"/>
          <table:table-cell office:value="0.11810612558185947" office:value-type="float"/>
          <table:table-cell office:value="0.16666666666666666" office:value-type="float"/>
          <table:table-cell office:value="1.69781014688527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cketstream__socketstream</text:p>
          </table:table-cell>
          <table:table-cell office:value="21.271334223566015" office:value-type="float"/>
          <table:table-cell office:value="0.11025913600122055" office:value-type="float"/>
          <table:table-cell office:value="0.12857142857142856" office:value-type="float"/>
          <table:table-cell office:value="1.689408516567170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tnet__corefx</text:p>
          </table:table-cell>
          <table:table-cell office:value="21.050545731563552" office:value-type="float"/>
          <table:table-cell office:value="0.02736497151376549" office:value-type="float"/>
          <table:table-cell office:value="0.07772795216741404" office:value-type="float"/>
          <table:table-cell office:value="1.683149952891174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521dimensions__amplitudejs</text:p>
          </table:table-cell>
          <table:table-cell office:value="23.067324198054077" office:value-type="float"/>
          <table:table-cell office:value="0.13942122463204878" office:value-type="float"/>
          <table:table-cell office:value="0.2" office:value-type="float"/>
          <table:table-cell office:value="1.71604450547636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engyuanchen__viewerjs</text:p>
          </table:table-cell>
          <table:table-cell office:value="28.609428678311527" office:value-type="float"/>
          <table:table-cell office:value="0.2592872018263168" office:value-type="float"/>
          <table:table-cell office:value="0.75" office:value-type="float"/>
          <table:table-cell office:value="0.2243102950001953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outhy__language-ext</text:p>
          </table:table-cell>
          <table:table-cell office:value="21.515318810258886" office:value-type="float"/>
          <table:table-cell office:value="0.11968717420694915" office:value-type="float"/>
          <table:table-cell office:value="0.10714285714285714" office:value-type="float"/>
          <table:table-cell office:value="1.702318690309828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witter__finagle</text:p>
          </table:table-cell>
          <table:table-cell office:value="21.646169762889688" office:value-type="float"/>
          <table:table-cell office:value="0.03337120815935516" office:value-type="float"/>
          <table:table-cell office:value="0.24742268041237114" office:value-type="float"/>
          <table:table-cell office:value="1.724274642381966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hugoio__hugo</text:p>
          </table:table-cell>
          <table:table-cell office:value="21.242819892429274" office:value-type="float"/>
          <table:table-cell office:value="0.010871758849449464" office:value-type="float"/>
          <table:table-cell office:value="0.11815561959654179" office:value-type="float"/>
          <table:table-cell office:value="1.69104431002081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okaltog__vim-powerline</text:p>
          </table:table-cell>
          <table:table-cell office:value="42.6349985104855" office:value-type="float"/>
          <table:table-cell office:value="1" office:value-type="float"/>
          <table:table-cell office:value="0" office:value-type="float"/>
          <table:table-cell office:value="1.694303200003772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isaacks__GitGutter</text:p>
          </table:table-cell>
          <table:table-cell office:value="21.773967476157885" office:value-type="float"/>
          <table:table-cell office:value="0.0027233986611106356" office:value-type="float"/>
          <table:table-cell office:value="0.0784313725490196" office:value-type="float"/>
          <table:table-cell office:value="1.67286622946397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2ray__v2ray-core</text:p>
          </table:table-cell>
          <table:table-cell office:value="21.30731085266975" office:value-type="float"/>
          <table:table-cell office:value="0.11639439751973524" office:value-type="float"/>
          <table:table-cell office:value="0.8403361344537815" office:value-type="float"/>
          <table:table-cell office:value="0.1737126180907076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ciimoo__searx</text:p>
          </table:table-cell>
          <table:table-cell office:value="21.49954453548129" office:value-type="float"/>
          <table:table-cell office:value="0.07919100193651425" office:value-type="float"/>
          <table:table-cell office:value="0.1038961038961039" office:value-type="float"/>
          <table:table-cell office:value="1.687403696362598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ingcap__tidb</text:p>
          </table:table-cell>
          <table:table-cell office:value="21.024212813669752" office:value-type="float"/>
          <table:table-cell office:value="0.03164682490482688" office:value-type="float"/>
          <table:table-cell office:value="0.4411764705882353" office:value-type="float"/>
          <table:table-cell office:value="1.741615816779972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selmh__object-fit</text:p>
          </table:table-cell>
          <table:table-cell office:value="27.4348766357889" office:value-type="float"/>
          <table:table-cell office:value="0.40174680603878193" office:value-type="float"/>
          <table:table-cell office:value="0" office:value-type="float"/>
          <table:table-cell office:value="1.67768989877233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urbolinks__turbolinks-classic</text:p>
          </table:table-cell>
          <table:table-cell office:value="21.861681020458175" office:value-type="float"/>
          <table:table-cell office:value="0.03841694578190891" office:value-type="float"/>
          <table:table-cell office:value="0.13114754098360656" office:value-type="float"/>
          <table:table-cell office:value="1.679214765418064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pc__grpc</text:p>
          </table:table-cell>
          <table:table-cell office:value="20.909475460127403" office:value-type="float"/>
          <table:table-cell office:value="0.037929259723506026" office:value-type="float"/>
          <table:table-cell office:value="0.25925925925925924" office:value-type="float"/>
          <table:table-cell office:value="1.710532230256124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tnet__core</text:p>
          </table:table-cell>
          <table:table-cell office:value="20.795587119293803" office:value-type="float"/>
          <table:table-cell office:value="0.08255652290938031" office:value-type="float"/>
          <table:table-cell office:value="0.21074380165289255" office:value-type="float"/>
          <table:table-cell office:value="1.68998071264898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penshift__origin</text:p>
          </table:table-cell>
          <table:table-cell office:value="21.13487588682678" office:value-type="float"/>
          <table:table-cell office:value="0.03129382147413151" office:value-type="float"/>
          <table:table-cell office:value="0.16129032258064516" office:value-type="float"/>
          <table:table-cell office:value="1.693565007243733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quaremo__rabbit.js</text:p>
          </table:table-cell>
          <table:table-cell office:value="22.185292469020784" office:value-type="float"/>
          <table:table-cell office:value="0.024745447159752947" office:value-type="float"/>
          <table:table-cell office:value="0.24" office:value-type="float"/>
          <table:table-cell office:value="1.72013804077868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etflix__eureka</text:p>
          </table:table-cell>
          <table:table-cell office:value="21.929003852642804" office:value-type="float"/>
          <table:table-cell office:value="0.12210551975213275" office:value-type="float"/>
          <table:table-cell office:value="0.36585365853658536" office:value-type="float"/>
          <table:table-cell office:value="1.735886528564528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crapy__dirbot</text:p>
          </table:table-cell>
          <table:table-cell office:value="42.340731167376205" office:value-type="float"/>
          <table:table-cell office:value="1" office:value-type="float"/>
          <table:table-cell office:value="0.5" office:value-type="float"/>
          <table:table-cell office:value="1.71382317324762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brctr__fabricator</text:p>
          </table:table-cell>
          <table:table-cell office:value="22.322297338854575" office:value-type="float"/>
          <table:table-cell office:value="0.04266342058542912" office:value-type="float"/>
          <table:table-cell office:value="0.13333333333333333" office:value-type="float"/>
          <table:table-cell office:value="1.689846048972846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vernote__android-job</text:p>
          </table:table-cell>
          <table:table-cell office:value="20.952950501287223" office:value-type="float"/>
          <table:table-cell office:value="0.1252769061333244" office:value-type="float"/>
          <table:table-cell office:value="0.4" office:value-type="float"/>
          <table:table-cell office:value="1.738051603648458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ebAssembly__binaryen</text:p>
          </table:table-cell>
          <table:table-cell office:value="21.077370633388863" office:value-type="float"/>
          <table:table-cell office:value="0.07523300664047483" office:value-type="float"/>
          <table:table-cell office:value="0.20238095238095238" office:value-type="float"/>
          <table:table-cell office:value="1.70171882580450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rmelroy__PhoneNumberKit</text:p>
          </table:table-cell>
          <table:table-cell office:value="26.33341223704758" office:value-type="float"/>
          <table:table-cell office:value="0.47256915433497954" office:value-type="float"/>
          <table:table-cell office:value="0.8" office:value-type="float"/>
          <table:table-cell office:value="0.213807479123565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mojione__emojify.js</text:p>
          </table:table-cell>
          <table:table-cell office:value="23.06960902777503" office:value-type="float"/>
          <table:table-cell office:value="0.07654064037712975" office:value-type="float"/>
          <table:table-cell office:value="0.38461538461538464" office:value-type="float"/>
          <table:table-cell office:value="1.70847898520716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penlayers__openlayers</text:p>
          </table:table-cell>
          <table:table-cell office:value="21.237286053324215" office:value-type="float"/>
          <table:table-cell office:value="0.0680535124700568" office:value-type="float"/>
          <table:table-cell office:value="0.11589403973509933" office:value-type="float"/>
          <table:table-cell office:value="1.690031217687191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abel__babel</text:p>
          </table:table-cell>
          <table:table-cell office:value="20.83613730429" office:value-type="float"/>
          <table:table-cell office:value="0.03010278608949542" office:value-type="float"/>
          <table:table-cell office:value="0.14637904468412943" office:value-type="float"/>
          <table:table-cell office:value="1.69203906482598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orkiva__go-datastructures</text:p>
          </table:table-cell>
          <table:table-cell office:value="23.408483238990506" office:value-type="float"/>
          <table:table-cell office:value="0.007758033077269744" office:value-type="float"/>
          <table:table-cell office:value="0.5555555555555556" office:value-type="float"/>
          <table:table-cell office:value="0.2353690544393226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ballabio__quantlib-old</text:p>
          </table:table-cell>
          <table:table-cell office:value="22.428754945531836" office:value-type="float"/>
          <table:table-cell office:value="0.10116054137629475" office:value-type="float"/>
          <table:table-cell office:value="0.2222222222222222" office:value-type="float"/>
          <table:table-cell office:value="1.710752410570858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arlsednaoui__ouibounce</text:p>
          </table:table-cell>
          <table:table-cell office:value="22.823320068251505" office:value-type="float"/>
          <table:table-cell office:value="0.282969009483793" office:value-type="float"/>
          <table:table-cell office:value="0.15384615384615385" office:value-type="float"/>
          <table:table-cell office:value="1.687292852590569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pumuk__meta-tags</text:p>
          </table:table-cell>
          <table:table-cell office:value="28.7403374791599" office:value-type="float"/>
          <table:table-cell office:value="0.37173276812444406" office:value-type="float"/>
          <table:table-cell office:value="0" office:value-type="float"/>
          <table:table-cell office:value="1.677802535716355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-yaml__yaml</text:p>
          </table:table-cell>
          <table:table-cell office:value="21.817133474758116" office:value-type="float"/>
          <table:table-cell office:value="0.05400281320468925" office:value-type="float"/>
          <table:table-cell office:value="0.13793103448275862" office:value-type="float"/>
          <table:table-cell office:value="1.700519347785666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arantool__tarantool</text:p>
          </table:table-cell>
          <table:table-cell office:value="21.34585965230367" office:value-type="float"/>
          <table:table-cell office:value="0.0337421390873572" office:value-type="float"/>
          <table:table-cell office:value="0.39705882352941174" office:value-type="float"/>
          <table:table-cell office:value="1.745247790617155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__buck</text:p>
          </table:table-cell>
          <table:table-cell office:value="21.286588305449264" office:value-type="float"/>
          <table:table-cell office:value="0.04421108129819784" office:value-type="float"/>
          <table:table-cell office:value="0.11180124223602485" office:value-type="float"/>
          <table:table-cell office:value="1.67911150226806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reamlink__streamlink</text:p>
          </table:table-cell>
          <table:table-cell office:value="20.322043594434813" office:value-type="float"/>
          <table:table-cell office:value="0.053890292121666926" office:value-type="float"/>
          <table:table-cell office:value="0.21637426900584794" office:value-type="float"/>
          <table:table-cell office:value="1.70107880601605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uban__code</text:p>
          </table:table-cell>
          <table:table-cell office:value="23.57377805853678" office:value-type="float"/>
          <table:table-cell office:value="0.21586422916510553" office:value-type="float"/>
          <table:table-cell office:value="0.9" office:value-type="float"/>
          <table:table-cell office:value="0.2189786146968334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llermedeiros__js-signals</text:p>
          </table:table-cell>
          <table:table-cell office:value="25.446615320537596" office:value-type="float"/>
          <table:table-cell office:value="0.4132499659942093" office:value-type="float"/>
          <table:table-cell office:value="0" office:value-type="float"/>
          <table:table-cell office:value="1.654160855140372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etify__LABjs</text:p>
          </table:table-cell>
          <table:table-cell office:value="21.645265580494545" office:value-type="float"/>
          <table:table-cell office:value="0.076868196914801" office:value-type="float"/>
          <table:table-cell office:value="0.0625" office:value-type="float"/>
          <table:table-cell office:value="1.665055437328393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snotify__fsnotify</text:p>
          </table:table-cell>
          <table:table-cell office:value="21.22272127796346" office:value-type="float"/>
          <table:table-cell office:value="0.05694634952493153" office:value-type="float"/>
          <table:table-cell office:value="0.3170731707317073" office:value-type="float"/>
          <table:table-cell office:value="1.706084261509568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hagger__git-imerge</text:p>
          </table:table-cell>
          <table:table-cell office:value="21.709853007015994" office:value-type="float"/>
          <table:table-cell office:value="0.015978474629545453" office:value-type="float"/>
          <table:table-cell office:value="0.13043478260869565" office:value-type="float"/>
          <table:table-cell office:value="1.70758760739203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echazawa__FuckFuckAdblock</text:p>
          </table:table-cell>
          <table:table-cell office:value="32.21618085277787" office:value-type="float"/>
          <table:table-cell office:value="0.4347991481665468" office:value-type="float"/>
          <table:table-cell office:value="0.6666666666666666" office:value-type="float"/>
          <table:table-cell office:value="1.725194505655759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smusbergpalm__DeepLearnToolbox</text:p>
          </table:table-cell>
          <table:table-cell office:value="22.987954203616738" office:value-type="float"/>
          <table:table-cell office:value="0.14423713164325172" office:value-type="float"/>
          <table:table-cell office:value="0.26666666666666666" office:value-type="float"/>
          <table:table-cell office:value="1.730437291810716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rikdoe__ocmock</text:p>
          </table:table-cell>
          <table:table-cell office:value="21.57155777867138" office:value-type="float"/>
          <table:table-cell office:value="0.02274848621967322" office:value-type="float"/>
          <table:table-cell office:value="0.23809523809523808" office:value-type="float"/>
          <table:table-cell office:value="1.728490379597374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moledina__GMGridView</text:p>
          </table:table-cell>
          <table:table-cell office:value="21.560429348353548" office:value-type="float"/>
          <table:table-cell office:value="0.07859680564585392" office:value-type="float"/>
          <table:table-cell office:value="0.25" office:value-type="float"/>
          <table:table-cell office:value="1.710058787623434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armi__retire</text:p>
          </table:table-cell>
          <table:table-cell office:value="21.68291230941897" office:value-type="float"/>
          <table:table-cell office:value="0.010633097480163353" office:value-type="float"/>
          <table:table-cell office:value="0.10655737704918032" office:value-type="float"/>
          <table:table-cell office:value="1.68593907734044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ankcs__HanLP</text:p>
          </table:table-cell>
          <table:table-cell office:value="22.843333471938358" office:value-type="float"/>
          <table:table-cell office:value="0.05498820939628687" office:value-type="float"/>
          <table:table-cell office:value="1" office:value-type="float"/>
          <table:table-cell office:value="0.1598165506525347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penaphid__android-flip</text:p>
          </table:table-cell>
          <table:table-cell office:value="22.9066095785268" office:value-type="float"/>
          <table:table-cell office:value="0.26530606522205674" office:value-type="float"/>
          <table:table-cell office:value="0.4166666666666667" office:value-type="float"/>
          <table:table-cell office:value="1.721439902611541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cxiaoke__android-volley</text:p>
          </table:table-cell>
          <table:table-cell office:value="25.788784142774553" office:value-type="float"/>
          <table:table-cell office:value="0.48733593542301223" office:value-type="float"/>
          <table:table-cell office:value="0.3333333333333333" office:value-type="float"/>
          <table:table-cell office:value="0.2498403908897886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iferay__alloy-ui</text:p>
          </table:table-cell>
          <table:table-cell office:value="25.791677267429254" office:value-type="float"/>
          <table:table-cell office:value="0.08591677899735684" office:value-type="float"/>
          <table:table-cell office:value="0.5" office:value-type="float"/>
          <table:table-cell office:value="0.231382326276033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artik-v__bootstrap-fileinput</text:p>
          </table:table-cell>
          <table:table-cell office:value="21.35468600932495" office:value-type="float"/>
          <table:table-cell office:value="0.19207559614661043" office:value-type="float"/>
          <table:table-cell office:value="0.32" office:value-type="float"/>
          <table:table-cell office:value="1.72879431256888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eleniumHQ__docker-selenium</text:p>
          </table:table-cell>
          <table:table-cell office:value="21.190072214835176" office:value-type="float"/>
          <table:table-cell office:value="0.09439638079281638" office:value-type="float"/>
          <table:table-cell office:value="0.3185840707964602" office:value-type="float"/>
          <table:table-cell office:value="1.71434283653890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neyphp__money</text:p>
          </table:table-cell>
          <table:table-cell office:value="21.903668208143326" office:value-type="float"/>
          <table:table-cell office:value="0.1439845358303673" office:value-type="float"/>
          <table:table-cell office:value="0.027777777777777776" office:value-type="float"/>
          <table:table-cell office:value="1.667775923345124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escalan__roots</text:p>
          </table:table-cell>
          <table:table-cell office:value="21.397567660418463" office:value-type="float"/>
          <table:table-cell office:value="0.09739361814421636" office:value-type="float"/>
          <table:table-cell office:value="0.2571428571428571" office:value-type="float"/>
          <table:table-cell office:value="1.708391729795394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ryptomator__cryptomator</text:p>
          </table:table-cell>
          <table:table-cell office:value="20.796906208135393" office:value-type="float"/>
          <table:table-cell office:value="0.1608745882162047" office:value-type="float"/>
          <table:table-cell office:value="0.275" office:value-type="float"/>
          <table:table-cell office:value="1.711238012915758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t-design__ant-design</text:p>
          </table:table-cell>
          <table:table-cell office:value="21.238809620490866" office:value-type="float"/>
          <table:table-cell office:value="0.07106193834675027" office:value-type="float"/>
          <table:table-cell office:value="0.4" office:value-type="float"/>
          <table:table-cell office:value="1.739791162475637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5bp__mobile-boilerplate</text:p>
          </table:table-cell>
          <table:table-cell office:value="24.002351585743078" office:value-type="float"/>
          <table:table-cell office:value="0.23514622187337966" office:value-type="float"/>
          <table:table-cell office:value="0.2222222222222222" office:value-type="float"/>
          <table:table-cell office:value="1.69813953663229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rhill__uBlock</text:p>
          </table:table-cell>
          <table:table-cell office:value="21.133052213339763" office:value-type="float"/>
          <table:table-cell office:value="0.06471725752776754" office:value-type="float"/>
          <table:table-cell office:value="0.06666666666666667" office:value-type="float"/>
          <table:table-cell office:value="1.66565440498229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ortainer__portainer</text:p>
          </table:table-cell>
          <table:table-cell office:value="21.29952345003204" office:value-type="float"/>
          <table:table-cell office:value="0.055195784773331126" office:value-type="float"/>
          <table:table-cell office:value="0.24456521739130435" office:value-type="float"/>
          <table:table-cell office:value="1.706957480922992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1N3__Sn1per</text:p>
          </table:table-cell>
          <table:table-cell office:value="22.588489018422" office:value-type="float"/>
          <table:table-cell office:value="0.006979564503844997" office:value-type="float"/>
          <table:table-cell office:value="0.375" office:value-type="float"/>
          <table:table-cell office:value="1.718183823547735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esandro__classie</text:p>
          </table:table-cell>
          <table:table-cell office:value="41.51090648301361" office:value-type="float"/>
          <table:table-cell office:value="1" office:value-type="float"/>
          <table:table-cell office:value="1" office:value-type="float"/>
          <table:table-cell office:value="0.221035485885301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mberjs__list-view</text:p>
          </table:table-cell>
          <table:table-cell office:value="22.215042723366956" office:value-type="float"/>
          <table:table-cell office:value="0.0648495361507369" office:value-type="float"/>
          <table:table-cell office:value="0.1111111111111111" office:value-type="float"/>
          <table:table-cell office:value="1.70340383828164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riskowal__q</text:p>
          </table:table-cell>
          <table:table-cell office:value="20.73936680569655" office:value-type="float"/>
          <table:table-cell office:value="0.015363364250741807" office:value-type="float"/>
          <table:table-cell office:value="0.1885245901639344" office:value-type="float"/>
          <table:table-cell office:value="1.70211279461165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pnet__Identity</text:p>
          </table:table-cell>
          <table:table-cell office:value="21.39965852544351" office:value-type="float"/>
          <table:table-cell office:value="0.09123931005594044" office:value-type="float"/>
          <table:table-cell office:value="0.2422360248447205" office:value-type="float"/>
          <table:table-cell office:value="1.712277101249722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owerShell__Win32-OpenSSH</text:p>
          </table:table-cell>
          <table:table-cell office:value="21.10625200563244" office:value-type="float"/>
          <table:table-cell office:value="0.27550498624966185" office:value-type="float"/>
          <table:table-cell office:value="0.37566137566137564" office:value-type="float"/>
          <table:table-cell office:value="0.2432905230699170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ediaelement__mediaelement</text:p>
          </table:table-cell>
          <table:table-cell office:value="20.982633974978743" office:value-type="float"/>
          <table:table-cell office:value="0.12731195379855934" office:value-type="float"/>
          <table:table-cell office:value="0.05673758865248227" office:value-type="float"/>
          <table:table-cell office:value="1.651866238209699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dentityServer__IdentityServer4</text:p>
          </table:table-cell>
          <table:table-cell office:value="21.754321097867575" office:value-type="float"/>
          <table:table-cell office:value="0.17635349344834725" office:value-type="float"/>
          <table:table-cell office:value="0.2571428571428571" office:value-type="float"/>
          <table:table-cell office:value="1.724507011078848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ccman__juggernaut</text:p>
          </table:table-cell>
          <table:table-cell office:value="23.25246573636827" office:value-type="float"/>
          <table:table-cell office:value="0.0209236286382621" office:value-type="float"/>
          <table:table-cell office:value="0.09090909090909091" office:value-type="float"/>
          <table:table-cell office:value="1.695153413849732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js__react-rails</text:p>
          </table:table-cell>
          <table:table-cell office:value="21.468196367175256" office:value-type="float"/>
          <table:table-cell office:value="0.06068419451255458" office:value-type="float"/>
          <table:table-cell office:value="0.10714285714285714" office:value-type="float"/>
          <table:table-cell office:value="1.67705669888031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ostcss__postcss-loader</text:p>
          </table:table-cell>
          <table:table-cell office:value="21.13187255325076" office:value-type="float"/>
          <table:table-cell office:value="0.03300910182760597" office:value-type="float"/>
          <table:table-cell office:value="0.21621621621621623" office:value-type="float"/>
          <table:table-cell office:value="1.713677300159860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etsentry__raven-js</text:p>
          </table:table-cell>
          <table:table-cell office:value="21.132935539148463" office:value-type="float"/>
          <table:table-cell office:value="0.06422763018843199" office:value-type="float"/>
          <table:table-cell office:value="0.1875" office:value-type="float"/>
          <table:table-cell office:value="1.6994315711071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pnet__dnx</text:p>
          </table:table-cell>
          <table:table-cell office:value="20.544345374994883" office:value-type="float"/>
          <table:table-cell office:value="0.06392453252819534" office:value-type="float"/>
          <table:table-cell office:value="0.1631578947368421" office:value-type="float"/>
          <table:table-cell office:value="1.683656525944195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ron__iron</text:p>
          </table:table-cell>
          <table:table-cell office:value="21.550780039916354" office:value-type="float"/>
          <table:table-cell office:value="0.057283476854709546" office:value-type="float"/>
          <table:table-cell office:value="0.1875" office:value-type="float"/>
          <table:table-cell office:value="1.702113900392895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vel__revel</text:p>
          </table:table-cell>
          <table:table-cell office:value="21.576228635322806" office:value-type="float"/>
          <table:table-cell office:value="0.007435535359483343" office:value-type="float"/>
          <table:table-cell office:value="0.16346153846153846" office:value-type="float"/>
          <table:table-cell office:value="1.687589321653873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ilamentgroup__loadCSS</text:p>
          </table:table-cell>
          <table:table-cell office:value="21.850211414496695" office:value-type="float"/>
          <table:table-cell office:value="0.02822154901454192" office:value-type="float"/>
          <table:table-cell office:value="0.037037037037037035" office:value-type="float"/>
          <table:table-cell office:value="1.645038278569266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indresorhus__screenfull.js</text:p>
          </table:table-cell>
          <table:table-cell office:value="26.59517645844262" office:value-type="float"/>
          <table:table-cell office:value="0.4233192332431334" office:value-type="float"/>
          <table:table-cell office:value="0" office:value-type="float"/>
          <table:table-cell office:value="1.657916694162863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qlectron__sqlectron-gui</text:p>
          </table:table-cell>
          <table:table-cell office:value="22.375222667456846" office:value-type="float"/>
          <table:table-cell office:value="0.04926987508672798" office:value-type="float"/>
          <table:table-cell office:value="0.13333333333333333" office:value-type="float"/>
          <table:table-cell office:value="1.687609267830519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rDH__jQuery.dotdotdot</text:p>
          </table:table-cell>
          <table:table-cell office:value="23.946268341371347" office:value-type="float"/>
          <table:table-cell office:value="0.2507321254028336" office:value-type="float"/>
          <table:table-cell office:value="0.375" office:value-type="float"/>
          <table:table-cell office:value="1.71426794440549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unegunn__redis-stat</text:p>
          </table:table-cell>
          <table:table-cell office:value="24.371368960469216" office:value-type="float"/>
          <table:table-cell office:value="0.059928799620444284" office:value-type="float"/>
          <table:table-cell office:value="0.25" office:value-type="float"/>
          <table:table-cell office:value="1.698385001497981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chelimsky__rspec</text:p>
          </table:table-cell>
          <table:table-cell office:value="31.291652054567077" office:value-type="float"/>
          <table:table-cell office:value="0.7804069795968425" office:value-type="float"/>
          <table:table-cell office:value="0.3333333333333333" office:value-type="float"/>
          <table:table-cell office:value="1.73319263636487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cottyab__AESCrypt-Android</text:p>
          </table:table-cell>
          <table:table-cell office:value="41.77261577468096" office:value-type="float"/>
          <table:table-cell office:value="1" office:value-type="float"/>
          <table:table-cell office:value="0.5" office:value-type="float"/>
          <table:table-cell office:value="0.2065036703624038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haelficarra__CoffeeScriptRedux</text:p>
          </table:table-cell>
          <table:table-cell office:value="21.343654832130287" office:value-type="float"/>
          <table:table-cell office:value="0.008244332403871568" office:value-type="float"/>
          <table:table-cell office:value="0.06779661016949153" office:value-type="float"/>
          <table:table-cell office:value="1.690398032604225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ashcat__oclHashcat</text:p>
          </table:table-cell>
          <table:table-cell office:value="20.87283265749833" office:value-type="float"/>
          <table:table-cell office:value="0.03641499929514428" office:value-type="float"/>
          <table:table-cell office:value="0.3469387755102041" office:value-type="float"/>
          <table:table-cell office:value="1.723001876997714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ome-assistant__home-assistant</text:p>
          </table:table-cell>
          <table:table-cell office:value="21.247485342787662" office:value-type="float"/>
          <table:table-cell office:value="0.05565056245712615" office:value-type="float"/>
          <table:table-cell office:value="0.14299802761341224" office:value-type="float"/>
          <table:table-cell office:value="1.691399063729852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aphite-project__graphite-web</text:p>
          </table:table-cell>
          <table:table-cell office:value="21.365516107602655" office:value-type="float"/>
          <table:table-cell office:value="0.06845818983023884" office:value-type="float"/>
          <table:table-cell office:value="0.14492753623188406" office:value-type="float"/>
          <table:table-cell office:value="1.6904166164867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ilamentgroup__fixed-sticky</text:p>
          </table:table-cell>
          <table:table-cell office:value="26.801324110442575" office:value-type="float"/>
          <table:table-cell office:value="0.20437854847768278" office:value-type="float"/>
          <table:table-cell office:value="0.2" office:value-type="float"/>
          <table:table-cell office:value="1.63728811696235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penresty__openresty</text:p>
          </table:table-cell>
          <table:table-cell office:value="21.487009968087953" office:value-type="float"/>
          <table:table-cell office:value="0.07088848836015409" office:value-type="float"/>
          <table:table-cell office:value="0.4666666666666667" office:value-type="float"/>
          <table:table-cell office:value="0.240364298776307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kovkastar__FloatingActionButton</text:p>
          </table:table-cell>
          <table:table-cell office:value="21.867333593136046" office:value-type="float"/>
          <table:table-cell office:value="0.10947529352789191" office:value-type="float"/>
          <table:table-cell office:value="0.4444444444444444" office:value-type="float"/>
          <table:table-cell office:value="0.2498319540535298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lackapi__node-slack-sdk</text:p>
          </table:table-cell>
          <table:table-cell office:value="21.628572353073462" office:value-type="float"/>
          <table:table-cell office:value="0.03676262294541233" office:value-type="float"/>
          <table:table-cell office:value="0.25" office:value-type="float"/>
          <table:table-cell office:value="1.723701243063362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rdoob__three.js</text:p>
          </table:table-cell>
          <table:table-cell office:value="20.894086967169635" office:value-type="float"/>
          <table:table-cell office:value="0.05433190335988717" office:value-type="float"/>
          <table:table-cell office:value="0.09618104667609619" office:value-type="float"/>
          <table:table-cell office:value="1.68061929388618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parkfun__phant</text:p>
          </table:table-cell>
          <table:table-cell office:value="22.44454027523374" office:value-type="float"/>
          <table:table-cell office:value="0.06793540608748598" office:value-type="float"/>
          <table:table-cell office:value="0.14285714285714285" office:value-type="float"/>
          <table:table-cell office:value="1.703566387757571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irectus__directus</text:p>
          </table:table-cell>
          <table:table-cell office:value="21.5490940034277" office:value-type="float"/>
          <table:table-cell office:value="0.05000945638877371" office:value-type="float"/>
          <table:table-cell office:value="0.08888888888888889" office:value-type="float"/>
          <table:table-cell office:value="1.66264130593082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pampuch__pdfmake</text:p>
          </table:table-cell>
          <table:table-cell office:value="21.273234097104936" office:value-type="float"/>
          <table:table-cell office:value="0.13216338835792799" office:value-type="float"/>
          <table:table-cell office:value="0.33519553072625696" office:value-type="float"/>
          <table:table-cell office:value="1.741331835891989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abel__babylon</text:p>
          </table:table-cell>
          <table:table-cell office:value="21.43212563663941" office:value-type="float"/>
          <table:table-cell office:value="0.083050821464502" office:value-type="float"/>
          <table:table-cell office:value="0.12244897959183673" office:value-type="float"/>
          <table:table-cell office:value="1.704169710957104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6T11:29:15.190718</meta:creation-date>
    <dc:date>2019-05-26T11:29:16.034186</dc:date>
    <meta:generator>http://pypi.python.org/pypi/ezodf/0.1.0$Python3.6.7 (default, Oct 22 2018, 11:32:17) 
[GCC 8.2.0]</meta:generator>
    <meta:document-statistic/>
    <meta:editing-cycles>1</meta:editing-cycles>
  </office:meta>
</office:document-meta>
</file>